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5.83mm"/>
    </style:style>
    <style:style style:name="co8" style:family="table-column">
      <style:table-column-properties fo:break-before="auto" style:column-width="104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s_name</text:p>
          </table:table-cell>
          <table:table-cell office:value-type="string" calcext:value-type="string">
            <text:p>ids_familyhead</text:p>
          </table:table-cell>
          <table:table-cell office:value-type="string" calcext:value-type="string">
            <text:p>ids_shopcode</text:p>
          </table:table-cell>
          <table:table-cell office:value-type="string" calcext:value-type="string">
            <text:p>ids_familyrelation_relation</text:p>
          </table:table-cell>
          <table:table-cell office:value-type="string" calcext:value-type="string">
            <text:p>ids_familyrelation_age</text:p>
          </table:table-cell>
          <table:table-cell office:value-type="string" calcext:value-type="string">
            <text:p>ids_familyrelation_gender</text:p>
          </table:table-cell>
          <table:table-cell office:value-type="string" calcext:value-type="string">
            <text:p>ids_familyrelation_name</text:p>
          </table:table-cell>
          <table:table-cell office:value-type="string" calcext:value-type="string">
            <text:p>ids_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RAT SURESH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RAT SURESH GAONKAR</text:p>
          </table:table-cell>
          <table:table-cell office:value-type="string" calcext:value-type="string">
            <text:p>10913,DABAMOL,SANGUEM (M CL),SANGUEM,SOUTH GOA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RAT SURESH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RESH GANESH GAONKAR</text:p>
          </table:table-cell>
          <table:table-cell office:value-type="string" calcext:value-type="string">
            <text:p>10913,DABAMOL,SANGUEM (M CL),SANGUEM,SOUTH GOA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MILA U. SHIRD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RMILA U. SHIRDIKAR</text:p>
          </table:table-cell>
          <table:table-cell office:value-type="string" calcext:value-type="string">
            <text:p>45,UGUEM,SANGUEM (M CL),SANGUEM,SOUTH GOA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MILA U. SHIRD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DAY RAGHOBA SHIRDIKAR</text:p>
          </table:table-cell>
          <table:table-cell office:value-type="string" calcext:value-type="string">
            <text:p>45,UGUEM,SANGUEM (M CL),SANGUEM,SOUTH GOA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MILA U. SHIRD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RVI U SHIRDIKAR</text:p>
          </table:table-cell>
          <table:table-cell office:value-type="string" calcext:value-type="string">
            <text:p>45,UGUEM,SANGUEM (M CL),SANGUEM,SOUTH GOA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HADRA S.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BHADRA S. GOANKAR</text:p>
          </table:table-cell>
          <table:table-cell office:value-type="string" calcext:value-type="string">
            <text:p>88,ZORIWADA,SANGUEM (M CL),SANGUEM,SOUTH GOA-403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HADRA S.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BHASH.L.GOANKAR</text:p>
          </table:table-cell>
          <table:table-cell office:value-type="string" calcext:value-type="string">
            <text:p>88,ZORIWADA,SANGUEM (M CL),SANGUEM,SOUTH GOA-403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HADRA S.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HAVESH.S.GOANKAR</text:p>
          </table:table-cell>
          <table:table-cell office:value-type="string" calcext:value-type="string">
            <text:p>88,ZORIWADA,SANGUEM (M CL),SANGUEM,SOUTH GOA-403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HADRA S.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JAL.S.GOANKAR</text:p>
          </table:table-cell>
          <table:table-cell office:value-type="string" calcext:value-type="string">
            <text:p>88,ZORIWADA,SANGUEM (M CL),SANGUEM,SOUTH GOA-403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HADRA S.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ALI.S.GOANKAR</text:p>
          </table:table-cell>
          <table:table-cell office:value-type="string" calcext:value-type="string">
            <text:p>88,ZORIWADA,SANGUEM (M CL),SANGUEM,SOUTH GOA-403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BINA OLIVEIRA</text:p>
          </table:table-cell>
          <table:table-cell office:value-type="string" calcext:value-type="string">
            <text:p>23,DANDO,SANGUEM (M CL),SANGUEM,SOUTH GOA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LAGRES VAZ</text:p>
          </table:table-cell>
          <table:table-cell office:value-type="string" calcext:value-type="string">
            <text:p>23,DANDO,SANGUEM (M CL),SANGUEM,SOUTH GOA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YGAN JAY VAZ</text:p>
          </table:table-cell>
          <table:table-cell office:value-type="string" calcext:value-type="string">
            <text:p>23,DANDO,SANGUEM (M CL),SANGUEM,SOUTH GOA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AGAN JENNA VAZ</text:p>
          </table:table-cell>
          <table:table-cell office:value-type="string" calcext:value-type="string">
            <text:p>23,DANDO,SANGUEM (M CL),SANGUEM,SOUTH GOA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VE DOMNA SIL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VE DOMNA SILVEIRA</text:p>
          </table:table-cell>
          <table:table-cell office:value-type="string" calcext:value-type="string">
            <text:p>135,ORCOTTO,SANGUEM (M CL),SANGUEM,SOUTH GOA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VE DOMNA SIL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ZLY DA COSTA</text:p>
          </table:table-cell>
          <table:table-cell office:value-type="string" calcext:value-type="string">
            <text:p>135,ORCOTTO,SANGUEM (M CL),SANGUEM,SOUTH GOA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VE DOMNA SIL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OASH SAM DA COSTA</text:p>
          </table:table-cell>
          <table:table-cell office:value-type="string" calcext:value-type="string">
            <text:p>135,ORCOTTO,SANGUEM (M CL),SANGUEM,SOUTH GOA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RINA MIRAN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TARINA MIRANDA</text:p>
          </table:table-cell>
          <table:table-cell office:value-type="string" calcext:value-type="string">
            <text:p>72,TARIMOLL,SANGUEM (M CL),SANGUEM,SOUTH GOA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RINA MIRAN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MINGO CARVALHO</text:p>
          </table:table-cell>
          <table:table-cell office:value-type="string" calcext:value-type="string">
            <text:p>72,TARIMOLL,SANGUEM (M CL),SANGUEM,SOUTH GOA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RINA MIRAN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ANO CARVALHO</text:p>
          </table:table-cell>
          <table:table-cell office:value-type="string" calcext:value-type="string">
            <text:p>72,TARIMOLL,SANGUEM (M CL),SANGUEM,SOUTH GOA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RINA MIRAN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CORRO CARVALHO</text:p>
          </table:table-cell>
          <table:table-cell office:value-type="string" calcext:value-type="string">
            <text:p>72,TARIMOLL,SANGUEM (M CL),SANGUEM,SOUTH GOA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RINA MIRAN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EDADE CARVALHO</text:p>
          </table:table-cell>
          <table:table-cell office:value-type="string" calcext:value-type="string">
            <text:p>72,TARIMOLL,SANGUEM (M CL),SANGUEM,SOUTH GOA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HANI P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SHANI P NAIK</text:p>
          </table:table-cell>
          <table:table-cell office:value-type="string" calcext:value-type="string">
            <text:p>-,DABAMOLL,SANGUEM (M CL),SANGUEM,SOUTH GOA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HANI P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DEEP B NAIK</text:p>
          </table:table-cell>
          <table:table-cell office:value-type="string" calcext:value-type="string">
            <text:p>-,DABAMOLL,SANGUEM (M CL),SANGUEM,SOUTH GOA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HANI P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KASH P NAIK</text:p>
          </table:table-cell>
          <table:table-cell office:value-type="string" calcext:value-type="string">
            <text:p>-,DABAMOLL,SANGUEM (M CL),SANGUEM,SOUTH GOA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HANI P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KANSHA P NAIK</text:p>
          </table:table-cell>
          <table:table-cell office:value-type="string" calcext:value-type="string">
            <text:p>-,DABAMOLL,SANGUEM (M CL),SANGUEM,SOUTH GOA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IA GOPI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IA GOPI NAIK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IA GOPI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PI LAXIMAN NAIK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IA GOPI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KIT GOPI NAIK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SHILA K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SHILA K VELIP</text:p>
          </table:table-cell>
          <table:table-cell office:value-type="string" calcext:value-type="string">
            <text:p>24,DABAMOLL,SANGUEM (M CL),SANGUEM,SOUTH GOA-403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SHILA K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HUSHALI.H.VELIP</text:p>
          </table:table-cell>
          <table:table-cell office:value-type="string" calcext:value-type="string">
            <text:p>24,DABAMOLL,SANGUEM (M CL),SANGUEM,SOUTH GOA-403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SHILA K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URESH VELIP</text:p>
          </table:table-cell>
          <table:table-cell office:value-type="string" calcext:value-type="string">
            <text:p>24,DABAMOLL,SANGUEM (M CL),SANGUEM,SOUTH GOA-403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A LINETE GRAC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LINETE GRACIAS</text:p>
          </table:table-cell>
          <table:table-cell office:value-type="string" calcext:value-type="string">
            <text:p>20(A),DANDO,SANGUEM (M CL),SANGUEM,SOUTH GOA-403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A LINETE GRAC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NECIO ALBERTO FERNANDES</text:p>
          </table:table-cell>
          <table:table-cell office:value-type="string" calcext:value-type="string">
            <text:p>20(A),DANDO,SANGUEM (M CL),SANGUEM,SOUTH GOA-403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A LINETE GRAC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ONEL FRANCISCO FERNANDES</text:p>
          </table:table-cell>
          <table:table-cell office:value-type="string" calcext:value-type="string">
            <text:p>20(A),DANDO,SANGUEM (M CL),SANGUEM,SOUTH GOA-403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A LINETE GRAC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ITHIA ILONA FERNANDES</text:p>
          </table:table-cell>
          <table:table-cell office:value-type="string" calcext:value-type="string">
            <text:p>20(A),DANDO,SANGUEM (M CL),SANGUEM,SOUTH GOA-403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ECICAO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ECICAO CARVALHO</text:p>
          </table:table-cell>
          <table:table-cell office:value-type="string" calcext:value-type="string">
            <text:p>2,DANDO SANGUEM,SANVORDEM (CT),SANGUEM,SOUTH GOA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ECICAO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COLACE CARVALHO</text:p>
          </table:table-cell>
          <table:table-cell office:value-type="string" calcext:value-type="string">
            <text:p>2,DANDO SANGUEM,SANVORDEM (CT),SANGUEM,SOUTH GOA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LAGRINA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LAGRINA D'COSTA</text:p>
          </table:table-cell>
          <table:table-cell office:value-type="string" calcext:value-type="string">
            <text:p>136,4 ORCOLTO,SANGUEM (M CL),SANGUEM,SOUTH GOA-403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LAGRINA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MAO D'COSTA</text:p>
          </table:table-cell>
          <table:table-cell office:value-type="string" calcext:value-type="string">
            <text:p>136,4 ORCOLTO,SANGUEM (M CL),SANGUEM,SOUTH GOA-40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AKKA ARUN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YAKKA ARUN CHAVAN</text:p>
          </table:table-cell>
          <table:table-cell office:value-type="string" calcext:value-type="string">
            <text:p>4/10,SANGUEM,SANGUEM (M CL),SANGUEM,SOUTH GOA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AKKA ARUN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UN LAXMAN CHAVAN</text:p>
          </table:table-cell>
          <table:table-cell office:value-type="string" calcext:value-type="string">
            <text:p>4/10,SANGUEM,SANGUEM (M CL),SANGUEM,SOUTH GOA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AKKA ARUN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UBHAM ARUN CHAVAN</text:p>
          </table:table-cell>
          <table:table-cell office:value-type="string" calcext:value-type="string">
            <text:p>4/10,SANGUEM,SANGUEM (M CL),SANGUEM,SOUTH GOA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AKKA ARUN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ITAM ARUN CHAVAN</text:p>
          </table:table-cell>
          <table:table-cell office:value-type="string" calcext:value-type="string">
            <text:p>4/10,SANGUEM,SANGUEM (M CL),SANGUEM,SOUTH GOA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I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RIA NAIK</text:p>
          </table:table-cell>
          <table:table-cell office:value-type="string" calcext:value-type="string">
            <text:p>62,ORCOTTO,SANGUEM (M CL),SANGUEM,SOUTH GOA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I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THEW FERNANDES</text:p>
          </table:table-cell>
          <table:table-cell office:value-type="string" calcext:value-type="string">
            <text:p>62,ORCOTTO,SANGUEM (M CL),SANGUEM,SOUTH GOA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I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CEO FERNANDES</text:p>
          </table:table-cell>
          <table:table-cell office:value-type="string" calcext:value-type="string">
            <text:p>62,ORCOTTO,SANGUEM (M CL),SANGUEM,SOUTH GOA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ONIT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RONITA PEREIRA</text:p>
          </table:table-cell>
          <table:table-cell office:value-type="string" calcext:value-type="string">
            <text:p>55/B,ORCOTTO,SANGUEM (M CL),SANGUEM,SOUTH GOA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ONIT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FERNANDES</text:p>
          </table:table-cell>
          <table:table-cell office:value-type="string" calcext:value-type="string">
            <text:p>55/B,ORCOTTO,SANGUEM (M CL),SANGUEM,SOUTH GOA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ONIT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WN FERNANDES</text:p>
          </table:table-cell>
          <table:table-cell office:value-type="string" calcext:value-type="string">
            <text:p>55/B,ORCOTTO,SANGUEM (M CL),SANGUEM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DRIN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DRIN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DRIN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EL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DRIN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LINDA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TIM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MASCARENHAS</text:p>
          </table:table-cell>
          <table:table-cell office:value-type="string" calcext:value-type="string">
            <text:p>100,CHICOLMOLEM,SANGUEM (M CL),SANGUEM,SOUTH GOA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RIN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RIN SHAIKH</text:p>
          </table:table-cell>
          <table:table-cell office:value-type="string" calcext:value-type="string">
            <text:p>159,KHOLLOMAD,SANGUEM (M CL),SANGUEM,SOUTH GOA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RIN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AHID SHAIKH</text:p>
          </table:table-cell>
          <table:table-cell office:value-type="string" calcext:value-type="string">
            <text:p>159,KHOLLOMAD,SANGUEM (M CL),SANGUEM,SOUTH GOA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RIN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OUHID VAHID SHAIKH</text:p>
          </table:table-cell>
          <table:table-cell office:value-type="string" calcext:value-type="string">
            <text:p>159,KHOLLOMAD,SANGUEM (M CL),SANGUEM,SOUTH GOA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RIN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OOFIQ VAHID SHAIKH</text:p>
          </table:table-cell>
          <table:table-cell office:value-type="string" calcext:value-type="string">
            <text:p>159,KHOLLOMAD,SANGUEM (M CL),SANGUEM,SOUTH GOA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XMIBAI R. KELUS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XMIBAI R. KELUSKAR</text:p>
          </table:table-cell>
          <table:table-cell office:value-type="string" calcext:value-type="string">
            <text:p>116,,SANGUEM (M CL),SANGUEM,SOUTH GOA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XMIBAI R. KELUS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SHINATH R. KELUSKAR</text:p>
          </table:table-cell>
          <table:table-cell office:value-type="string" calcext:value-type="string">
            <text:p>116,,SANGUEM (M CL),SANGUEM,SOUTH GOA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XMIBAI R. KELUS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LOCHANA R. KELUSKAR</text:p>
          </table:table-cell>
          <table:table-cell office:value-type="string" calcext:value-type="string">
            <text:p>116,,SANGUEM (M CL),SANGUEM,SOUTH GOA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XMIBAI R. KELUS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MITA KELUSKAR</text:p>
          </table:table-cell>
          <table:table-cell office:value-type="string" calcext:value-type="string">
            <text:p>116,,SANGUEM (M CL),SANGUEM,SOUTH GOA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XMIBAI R. KELUS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VAIT KASHINATH KELUSKAR</text:p>
          </table:table-cell>
          <table:table-cell office:value-type="string" calcext:value-type="string">
            <text:p>116,,SANGUEM (M CL),SANGUEM,SOUTH GOA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JE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JELINA FERNANDES</text:p>
          </table:table-cell>
          <table:table-cell office:value-type="string" calcext:value-type="string">
            <text:p>54,ONCOTTO,SANGUEM (M CL),SANGUEM,SOUTH GOA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JE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QUIM FERNANDES</text:p>
          </table:table-cell>
          <table:table-cell office:value-type="string" calcext:value-type="string">
            <text:p>54,ONCOTTO,SANGUEM (M CL),SANGUEM,SOUTH GOA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JE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LSON FERNANDES</text:p>
          </table:table-cell>
          <table:table-cell office:value-type="string" calcext:value-type="string">
            <text:p>54,ONCOTTO,SANGUEM (M CL),SANGUEM,SOUTH GOA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SAL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SALINA LIMA</text:p>
          </table:table-cell>
          <table:table-cell office:value-type="string" calcext:value-type="string">
            <text:p>44,DANDO,SANGUEM (M CL),SANGUEM,SOUTH GOA-403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SAL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OSTINO LIMA</text:p>
          </table:table-cell>
          <table:table-cell office:value-type="string" calcext:value-type="string">
            <text:p>44,DANDO,SANGUEM (M CL),SANGUEM,SOUTH GOA-403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SAL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YSTON LIMA</text:p>
          </table:table-cell>
          <table:table-cell office:value-type="string" calcext:value-type="string">
            <text:p>44,DANDO,SANGUEM (M CL),SANGUEM,SOUTH GOA-403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SAL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NY LIMA</text:p>
          </table:table-cell>
          <table:table-cell office:value-type="string" calcext:value-type="string">
            <text:p>44,DANDO,SANGUEM (M CL),SANGUEM,SOUTH GOA-403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SAL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IFA LIMA</text:p>
          </table:table-cell>
          <table:table-cell office:value-type="string" calcext:value-type="string">
            <text:p>44,DANDO,SANGUEM (M CL),SANGUEM,SOUTH GOA-4037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TH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THA FERNANDES</text:p>
          </table:table-cell>
          <table:table-cell office:value-type="string" calcext:value-type="string">
            <text:p>-,DANDO,SANVORDEM (CT),SANGUEM,SOUTH GOA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SU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ILSU VAZ</text:p>
          </table:table-cell>
          <table:table-cell office:value-type="string" calcext:value-type="string">
            <text:p>14/A,DANDO,SANGUEM (M CL),SANGUEM,SOUTH GOA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SU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DRO VAZ</text:p>
          </table:table-cell>
          <table:table-cell office:value-type="string" calcext:value-type="string">
            <text:p>14/A,DANDO,SANGUEM (M CL),SANGUEM,SOUTH GOA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SU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 P. VAZ</text:p>
          </table:table-cell>
          <table:table-cell office:value-type="string" calcext:value-type="string">
            <text:p>14/A,DANDO,SANGUEM (M CL),SANGUEM,SOUTH GOA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SU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SLINA VAZ</text:p>
          </table:table-cell>
          <table:table-cell office:value-type="string" calcext:value-type="string">
            <text:p>14/A,DANDO,SANGUEM (M CL),SANGUEM,SOUTH GOA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LAMESHWAR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LAMESHWAR S GAONKAR</text:p>
          </table:table-cell>
          <table:table-cell office:value-type="string" calcext:value-type="string">
            <text:p>37,ZARIWADO,SANGUEM (M CL),SANGUEM,SOUTH GOA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LAMESHWAR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NISHIK KALAMESHWAR GAONKAR</text:p>
          </table:table-cell>
          <table:table-cell office:value-type="string" calcext:value-type="string">
            <text:p>37,ZARIWADO,SANGUEM (M CL),SANGUEM,SOUTH GOA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ENTINA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MENTINA VAZ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ENTINA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AGO FURTADO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ENTINA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VESTER FURTADO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ENTINA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AYVIN FURTADO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ENTINA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A FURTADO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 ESTER CRAST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ESTER CRASTO</text:p>
          </table:table-cell>
          <table:table-cell office:value-type="string" calcext:value-type="string">
            <text:p>61,OREOTTO,SANGUEM (M CL),SANGUEM,SOUTH GOA-403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 ESTER CRAST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BARRETTO</text:p>
          </table:table-cell>
          <table:table-cell office:value-type="string" calcext:value-type="string">
            <text:p>61,OREOTTO,SANGUEM (M CL),SANGUEM,SOUTH GOA-403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 ESTER CRAST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YRIL BARRETTO</text:p>
          </table:table-cell>
          <table:table-cell office:value-type="string" calcext:value-type="string">
            <text:p>61,OREOTTO,SANGUEM (M CL),SANGUEM,SOUTH GOA-403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 ESTER CRAST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YANGEL BARRETO</text:p>
          </table:table-cell>
          <table:table-cell office:value-type="string" calcext:value-type="string">
            <text:p>61,OREOTTO,SANGUEM (M CL),SANGUEM,SOUTH GOA-403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 ESTER CRAST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ACINA PEREIRA</text:p>
          </table:table-cell>
          <table:table-cell office:value-type="string" calcext:value-type="string">
            <text:p>61,OREOTTO,SANGUEM (M CL),SANGUEM,SOUTH GOA-4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LITA MAHESH KAG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LITA MAHESH KAGE</text:p>
          </table:table-cell>
          <table:table-cell office:value-type="string" calcext:value-type="string">
            <text:p>146/1,BAGWADO,SANGUEM (M CL),SANGUEM,SOUTH GOA-4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LITA MAHESH KAG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TESH MAHESH KAGE</text:p>
          </table:table-cell>
          <table:table-cell office:value-type="string" calcext:value-type="string">
            <text:p>146/1,BAGWADO,SANGUEM (M CL),SANGUEM,SOUTH GOA-4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LITA MAHESH KAG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WARYA MAHESH KAGE</text:p>
          </table:table-cell>
          <table:table-cell office:value-type="string" calcext:value-type="string">
            <text:p>146/1,BAGWADO,SANGUEM (M CL),SANGUEM,SOUTH GOA-4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YSHREE C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YSHREE C. GAONKAR</text:p>
          </table:table-cell>
          <table:table-cell office:value-type="string" calcext:value-type="string">
            <text:p>89,ZORIWADDO,SANGUEM (M CL),SANGUEM,SOUTH GOA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YSHREE C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ANDRAKANT GAONKAR</text:p>
          </table:table-cell>
          <table:table-cell office:value-type="string" calcext:value-type="string">
            <text:p>89,ZORIWADDO,SANGUEM (M CL),SANGUEM,SOUTH GOA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AMIL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AMILA S. NAIK</text:p>
          </table:table-cell>
          <table:table-cell office:value-type="string" calcext:value-type="string">
            <text:p>134,DANDO,SANGUEM (M CL),SANGUEM,SOUTH GOA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AMIL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NAND K. NAIK</text:p>
          </table:table-cell>
          <table:table-cell office:value-type="string" calcext:value-type="string">
            <text:p>134,DANDO,SANGUEM (M CL),SANGUEM,SOUTH GOA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AMIL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PALI S. NAIK</text:p>
          </table:table-cell>
          <table:table-cell office:value-type="string" calcext:value-type="string">
            <text:p>134,DANDO,SANGUEM (M CL),SANGUEM,SOUTH GOA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AMIL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ITHILI S. NAIK</text:p>
          </table:table-cell>
          <table:table-cell office:value-type="string" calcext:value-type="string">
            <text:p>134,DANDO,SANGUEM (M CL),SANGUEM,SOUTH GOA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ONICA PEREIRA E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ONICA PEREIRA E D'COSTA</text:p>
          </table:table-cell>
          <table:table-cell office:value-type="string" calcext:value-type="string">
            <text:p>38,SANGUEM,SANGUEM (M CL),SANGUEM,SOUTH GOA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ONICA PEREIRA E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EL D'COSTA</text:p>
          </table:table-cell>
          <table:table-cell office:value-type="string" calcext:value-type="string">
            <text:p>38,SANGUEM,SANGUEM (M CL),SANGUEM,SOUTH GOA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ONICA PEREIRA E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MIAO D'COSTA</text:p>
          </table:table-cell>
          <table:table-cell office:value-type="string" calcext:value-type="string">
            <text:p>38,SANGUEM,SANGUEM (M CL),SANGUEM,SOUTH GOA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ONICA PEREIRA E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IAN .D.DCOSTA</text:p>
          </table:table-cell>
          <table:table-cell office:value-type="string" calcext:value-type="string">
            <text:p>38,SANGUEM,SANGUEM (M CL),SANGUEM,SOUTH GOA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ONICA PEREIRA E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UDE.D.D'COSTA</text:p>
          </table:table-cell>
          <table:table-cell office:value-type="string" calcext:value-type="string">
            <text:p>38,SANGUEM,SANGUEM (M CL),SANGUEM,SOUTH GOA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RJAN BI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URJAN BI SHAIKH</text:p>
          </table:table-cell>
          <table:table-cell office:value-type="string" calcext:value-type="string">
            <text:p>117,VORCOTTO,SANGUEM (M CL),SANGUEM,SOUTH GOA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RJAN BI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IKH ABDUL RAZAK</text:p>
          </table:table-cell>
          <table:table-cell office:value-type="string" calcext:value-type="string">
            <text:p>117,VORCOTTO,SANGUEM (M CL),SANGUEM,SOUTH GOA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RJAN BI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HIDA BI SHAIKH</text:p>
          </table:table-cell>
          <table:table-cell office:value-type="string" calcext:value-type="string">
            <text:p>117,VORCOTTO,SANGUEM (M CL),SANGUEM,SOUTH GOA-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NCY ROMO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NCY ROMONA DIAS</text:p>
          </table:table-cell>
          <table:table-cell office:value-type="string" calcext:value-type="string">
            <text:p>-,VORCOTTO,SANGUEM (M CL),SANGUEM,SOUTH GOA-4037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NCY ROMO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SLIE MINEZES</text:p>
          </table:table-cell>
          <table:table-cell office:value-type="string" calcext:value-type="string">
            <text:p>-,VORCOTTO,SANGUEM (M CL),SANGUEM,SOUTH GOA-4037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NCY ROMO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YWIN MINEZES</text:p>
          </table:table-cell>
          <table:table-cell office:value-type="string" calcext:value-type="string">
            <text:p>-,VORCOTTO,SANGUEM (M CL),SANGUEM,SOUTH GOA-4037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MLAWATI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AMLAWATI S. GAONKAR</text:p>
          </table:table-cell>
          <table:table-cell office:value-type="string" calcext:value-type="string">
            <text:p>58,VELIP WADA,SANGUEM (M CL),SANGUEM,SOUTH GOA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MLAWATI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NTARAM S. GAONKAR</text:p>
          </table:table-cell>
          <table:table-cell office:value-type="string" calcext:value-type="string">
            <text:p>58,VELIP WADA,SANGUEM (M CL),SANGUEM,SOUTH GOA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MLAWATI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BHAKAR S. GAONKAR</text:p>
          </table:table-cell>
          <table:table-cell office:value-type="string" calcext:value-type="string">
            <text:p>58,VELIP WADA,SANGUEM (M CL),SANGUEM,SOUTH GOA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MLAWATI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RAJ S. GAONKAR</text:p>
          </table:table-cell>
          <table:table-cell office:value-type="string" calcext:value-type="string">
            <text:p>58,VELIP WADA,SANGUEM (M CL),SANGUEM,SOUTH GOA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MLAWATI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UDHA SURAJ GAONKAR</text:p>
          </table:table-cell>
          <table:table-cell office:value-type="string" calcext:value-type="string">
            <text:p>58,VELIP WADA,SANGUEM (M CL),SANGUEM,SOUTH GOA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PANA P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PANA P GAONKAR</text:p>
          </table:table-cell>
          <table:table-cell office:value-type="string" calcext:value-type="string">
            <text:p>135,MADHLAWADA,SANGUEM (M CL),SANGUEM,SOUTH GOA-403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PANA P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KASH S GAONKAR</text:p>
          </table:table-cell>
          <table:table-cell office:value-type="string" calcext:value-type="string">
            <text:p>135,MADHLAWADA,SANGUEM (M CL),SANGUEM,SOUTH GOA-403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PANA P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LAK P GAONKAR</text:p>
          </table:table-cell>
          <table:table-cell office:value-type="string" calcext:value-type="string">
            <text:p>135,MADHLAWADA,SANGUEM (M CL),SANGUEM,SOUTH GOA-403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PANA P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REYA PRAKASH GAONKAR</text:p>
          </table:table-cell>
          <table:table-cell office:value-type="string" calcext:value-type="string">
            <text:p>135,MADHLAWADA,SANGUEM (M CL),SANGUEM,SOUTH GOA-4037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U L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LU L. GAONKAR</text:p>
          </table:table-cell>
          <table:table-cell office:value-type="string" calcext:value-type="string">
            <text:p>56,MODLO WADDA,SANGUEM (M CL),SANGUEM,SOUTH GOA-4037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U L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DRESH V. GAONKAR</text:p>
          </table:table-cell>
          <table:table-cell office:value-type="string" calcext:value-type="string">
            <text:p>56,MODLO WADDA,SANGUEM (M CL),SANGUEM,SOUTH GOA-4037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U L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HAL L. GAONKAR</text:p>
          </table:table-cell>
          <table:table-cell office:value-type="string" calcext:value-type="string">
            <text:p>56,MODLO WADDA,SANGUEM (M CL),SANGUEM,SOUTH GOA-4037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U L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YUSHI VITHAL GAONKAR</text:p>
          </table:table-cell>
          <table:table-cell office:value-type="string" calcext:value-type="string">
            <text:p>56,MODLO WADDA,SANGUEM (M CL),SANGUEM,SOUTH GOA-4037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U L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DHYA V. GAONKAR</text:p>
          </table:table-cell>
          <table:table-cell office:value-type="string" calcext:value-type="string">
            <text:p>56,MODLO WADDA,SANGUEM (M CL),SANGUEM,SOUTH GOA-4037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AN.R.NAIK BOR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UTAN.R.NAIK BORKAR</text:p>
          </table:table-cell>
          <table:table-cell office:value-type="string" calcext:value-type="string">
            <text:p>02,DANDO,SANGUEM (M CL),SANGUEM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AN.R.NAIK BOR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VINDRA.S.NAIK BORKAR</text:p>
          </table:table-cell>
          <table:table-cell office:value-type="string" calcext:value-type="string">
            <text:p>02,DANDO,SANGUEM (M CL),SANGUEM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AN.R.NAIK BOR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DDHANI.R.NAIK BORKAR</text:p>
          </table:table-cell>
          <table:table-cell office:value-type="string" calcext:value-type="string">
            <text:p>02,DANDO,SANGUEM (M CL),SANGUEM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AN.R.NAIK BOR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EER.R.NAIK BORKAR</text:p>
          </table:table-cell>
          <table:table-cell office:value-type="string" calcext:value-type="string">
            <text:p>02,DANDO,SANGUEM (M CL),SANGUEM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AN.R.NAIK BOR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OJA.R.NAIK BORKAR</text:p>
          </table:table-cell>
          <table:table-cell office:value-type="string" calcext:value-type="string">
            <text:p>02,DANDO,SANGUEM (M CL),SANGUEM,SOUTH GOA-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USHPA E KANT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SHPA E KANTI</text:p>
          </table:table-cell>
          <table:table-cell office:value-type="string" calcext:value-type="string">
            <text:p>006,PANGAL,SANGUEM (M CL),SANGUEM,SOUTH GOA-4037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USHPA E KANT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RAPPA D KANTI</text:p>
          </table:table-cell>
          <table:table-cell office:value-type="string" calcext:value-type="string">
            <text:p>006,PANGAL,SANGUEM (M CL),SANGUEM,SOUTH GOA-4037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USHPA E KANT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VIN E KANTI</text:p>
          </table:table-cell>
          <table:table-cell office:value-type="string" calcext:value-type="string">
            <text:p>006,PANGAL,SANGUEM (M CL),SANGUEM,SOUTH GOA-4037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USHPA E KANT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SHANT E KANTI</text:p>
          </table:table-cell>
          <table:table-cell office:value-type="string" calcext:value-type="string">
            <text:p>006,PANGAL,SANGUEM (M CL),SANGUEM,SOUTH GOA-4037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MEERA VAL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MEERA VALES</text:p>
          </table:table-cell>
          <table:table-cell office:value-type="string" calcext:value-type="string">
            <text:p>26/A,DANDO,SANGUEM (M CL),SANGUEM,SOUTH GOA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MEERA VAL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EDIO CRUZ</text:p>
          </table:table-cell>
          <table:table-cell office:value-type="string" calcext:value-type="string">
            <text:p>26/A,DANDO,SANGUEM (M CL),SANGUEM,SOUTH GOA-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WARKA G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WARKA G. GAONKAR</text:p>
          </table:table-cell>
          <table:table-cell office:value-type="string" calcext:value-type="string">
            <text:p>31,MODLO WADO,SANGUEM (M CL),SANGUEM,SOUTH GOA-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MATI RAMA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RIMATI RAMA GAONKAR</text:p>
          </table:table-cell>
          <table:table-cell office:value-type="string" calcext:value-type="string">
            <text:p>145,MODLO WADO COTARLIM,SANGUEM (M CL),SANGUEM,SOUTH GOA-403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MATI RAMA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IL RAMA GAONKAR</text:p>
          </table:table-cell>
          <table:table-cell office:value-type="string" calcext:value-type="string">
            <text:p>145,MODLO WADO COTARLIM,SANGUEM (M CL),SANGUEM,SOUTH GOA-403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MATI RAMA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INASH R. GAONKAR</text:p>
          </table:table-cell>
          <table:table-cell office:value-type="string" calcext:value-type="string">
            <text:p>145,MODLO WADO COTARLIM,SANGUEM (M CL),SANGUEM,SOUTH GOA-403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MATI RAMA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MITA RAMA GAONKAR</text:p>
          </table:table-cell>
          <table:table-cell office:value-type="string" calcext:value-type="string">
            <text:p>145,MODLO WADO COTARLIM,SANGUEM (M CL),SANGUEM,SOUTH GOA-4037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DHA MAHESH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DHA MAHESH GAONKAR</text:p>
          </table:table-cell>
          <table:table-cell office:value-type="string" calcext:value-type="string">
            <text:p>230,ZARIWADO,SANGUEM (M CL),SANGUEM,SOUTH GOA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DHA MAHESH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HESH ANANT GAONKAR</text:p>
          </table:table-cell>
          <table:table-cell office:value-type="string" calcext:value-type="string">
            <text:p>230,ZARIWADO,SANGUEM (M CL),SANGUEM,SOUTH GOA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DHA MAHESH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AHAT MAHESH GAONKAR</text:p>
          </table:table-cell>
          <table:table-cell office:value-type="string" calcext:value-type="string">
            <text:p>230,ZARIWADO,SANGUEM (M CL),SANGUEM,SOUTH GOA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DHA MAHESH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ITIKA MAHESH GAONKAR</text:p>
          </table:table-cell>
          <table:table-cell office:value-type="string" calcext:value-type="string">
            <text:p>230,ZARIWADO,SANGUEM (M CL),SANGUEM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LINDA PEREI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LINDA PEREIR</text:p>
          </table:table-cell>
          <table:table-cell office:value-type="string" calcext:value-type="string">
            <text:p>50,DANDO,SANGUEM (M CL),SANGUEM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LINDA PEREI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URENCE PEREIRA</text:p>
          </table:table-cell>
          <table:table-cell office:value-type="string" calcext:value-type="string">
            <text:p>50,DANDO,SANGUEM (M CL),SANGUEM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LINDA PEREI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K PEREIRA</text:p>
          </table:table-cell>
          <table:table-cell office:value-type="string" calcext:value-type="string">
            <text:p>50,DANDO,SANGUEM (M CL),SANGUEM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LINDA PEREI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ROY JERON PEREIRA</text:p>
          </table:table-cell>
          <table:table-cell office:value-type="string" calcext:value-type="string">
            <text:p>50,DANDO,SANGUEM (M CL),SANGUEM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LINDA PEREI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YSON CARL PEREIRA</text:p>
          </table:table-cell>
          <table:table-cell office:value-type="string" calcext:value-type="string">
            <text:p>50,DANDO,SANGUEM (M CL),SANGUEM,SOUTH GOA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IA REG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REGINA CARVALHO</text:p>
          </table:table-cell>
          <table:table-cell office:value-type="string" calcext:value-type="string">
            <text:p>127,TARIMOL,SANGUEM (M CL),SANGUEM,SOUTH GOA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IA REG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NELO CARVALHO</text:p>
          </table:table-cell>
          <table:table-cell office:value-type="string" calcext:value-type="string">
            <text:p>127,TARIMOL,SANGUEM (M CL),SANGUEM,SOUTH GOA-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PAN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PANA S GAONKAR</text:p>
          </table:table-cell>
          <table:table-cell office:value-type="string" calcext:value-type="string">
            <text:p>39,MADHLAWADA,SANGUEM (M CL),SANGUEM,SOUTH GOA-4037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PAN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MNATH S GAONKAR</text:p>
          </table:table-cell>
          <table:table-cell office:value-type="string" calcext:value-type="string">
            <text:p>39,MADHLAWADA,SANGUEM (M CL),SANGUEM,SOUTH GOA-4037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PAN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JAY S GAONKAR</text:p>
          </table:table-cell>
          <table:table-cell office:value-type="string" calcext:value-type="string">
            <text:p>39,MADHLAWADA,SANGUEM (M CL),SANGUEM,SOUTH GOA-4037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GELINA COUIT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GELINA COUITNHO</text:p>
          </table:table-cell>
          <table:table-cell office:value-type="string" calcext:value-type="string">
            <text:p>105,DABOMOL,SANGUEM (M CL),SANGUEM,SOUTH GOA-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GELINA COUIT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LCY R. COUTINHO</text:p>
          </table:table-cell>
          <table:table-cell office:value-type="string" calcext:value-type="string">
            <text:p>105,DABOMOL,SANGUEM (M CL),SANGUEM,SOUTH GOA-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TYAWATI S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TYAWATI S. VELIP</text:p>
          </table:table-cell>
          <table:table-cell office:value-type="string" calcext:value-type="string">
            <text:p>73,VELIP WADDO,SANGUEM (M CL),SANGUEM,SOUTH GOA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IA FLAVIA R.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FLAVIA R. D'COSTA</text:p>
          </table:table-cell>
          <table:table-cell office:value-type="string" calcext:value-type="string">
            <text:p>134,KENNEDY NAGAR,SANGUEM (M CL),SANGUEM,SOUTH GOA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IA FLAVIA R.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ISTOTLE JOHN KENNEDY D'COSTA</text:p>
          </table:table-cell>
          <table:table-cell office:value-type="string" calcext:value-type="string">
            <text:p>134,KENNEDY NAGAR,SANGUEM (M CL),SANGUEM,SOUTH GOA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IA FLAVIA R.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GRET E.P D'COSTA</text:p>
          </table:table-cell>
          <table:table-cell office:value-type="string" calcext:value-type="string">
            <text:p>134,KENNEDY NAGAR,SANGUEM (M CL),SANGUEM,SOUTH GOA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IA FLAVIA R. D'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ECY E.PRITAM D'COSTA</text:p>
          </table:table-cell>
          <table:table-cell office:value-type="string" calcext:value-type="string">
            <text:p>134,KENNEDY NAGAR,SANGUEM (M CL),SANGUEM,SOUTH GOA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GUST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GUSTA MASCARENHAS</text:p>
          </table:table-cell>
          <table:table-cell office:value-type="string" calcext:value-type="string">
            <text:p>59,TARIMAL,SANGUEM (M CL),SANGUEM,SOUTH GOA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ABINA BI KH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BINA BI KHAN</text:p>
          </table:table-cell>
          <table:table-cell office:value-type="string" calcext:value-type="string">
            <text:p>10,DANDO,SANGUEM (M CL),SANGUEM,SOUTH GOA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ABINA BI KH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ZIZ KHAN</text:p>
          </table:table-cell>
          <table:table-cell office:value-type="string" calcext:value-type="string">
            <text:p>10,DANDO,SANGUEM (M CL),SANGUEM,SOUTH GOA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ABINA BI KH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HIDIN KHAN PATTAN</text:p>
          </table:table-cell>
          <table:table-cell office:value-type="string" calcext:value-type="string">
            <text:p>10,DANDO,SANGUEM (M CL),SANGUEM,SOUTH GOA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ABINA BI KH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HIL KHAN PATTAN</text:p>
          </table:table-cell>
          <table:table-cell office:value-type="string" calcext:value-type="string">
            <text:p>10,DANDO,SANGUEM (M CL),SANGUEM,SOUTH GOA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RASWATI G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ASWATI G. GAOUNKER</text:p>
          </table:table-cell>
          <table:table-cell office:value-type="string" calcext:value-type="string">
            <text:p>146,MODLOWADO,SANGUEM (M CL),SANGUEM,SOUTH GOA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RASWATI G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LIP G. GAOUNKER</text:p>
          </table:table-cell>
          <table:table-cell office:value-type="string" calcext:value-type="string">
            <text:p>146,MODLOWADO,SANGUEM (M CL),SANGUEM,SOUTH GOA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RASWATI G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ETALI D GAONKAR</text:p>
          </table:table-cell>
          <table:table-cell office:value-type="string" calcext:value-type="string">
            <text:p>146,MODLOWADO,SANGUEM (M CL),SANGUEM,SOUTH GOA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RASWATI G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IDEEP D. GAONKER</text:p>
          </table:table-cell>
          <table:table-cell office:value-type="string" calcext:value-type="string">
            <text:p>146,MODLOWADO,SANGUEM (M CL),SANGUEM,SOUTH GOA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RASWATI G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PALI D. GAONKER</text:p>
          </table:table-cell>
          <table:table-cell office:value-type="string" calcext:value-type="string">
            <text:p>146,MODLOWADO,SANGUEM (M CL),SANGUEM,SOUTH GOA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ETA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ETA S. GAONKAR</text:p>
          </table:table-cell>
          <table:table-cell office:value-type="string" calcext:value-type="string">
            <text:p>6,MODLOWADDO,SANGUEM (M CL),SANGUEM,SOUTH GOA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ETA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 D. GAONKAR</text:p>
          </table:table-cell>
          <table:table-cell office:value-type="string" calcext:value-type="string">
            <text:p>6,MODLOWADDO,SANGUEM (M CL),SANGUEM,SOUTH GOA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ETA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VU S. GAONKAR</text:p>
          </table:table-cell>
          <table:table-cell office:value-type="string" calcext:value-type="string">
            <text:p>6,MODLOWADDO,SANGUEM (M CL),SANGUEM,SOUTH GOA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ETA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DHA S. GAONKAR</text:p>
          </table:table-cell>
          <table:table-cell office:value-type="string" calcext:value-type="string">
            <text:p>6,MODLOWADDO,SANGUEM (M CL),SANGUEM,SOUTH GOA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ETA S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KANTI S. GAONKAR</text:p>
          </table:table-cell>
          <table:table-cell office:value-type="string" calcext:value-type="string">
            <text:p>6,MODLOWADDO,SANGUEM (M CL),SANGUEM,SOUTH GOA-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AZIA BI SHIKAD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ZIA BI SHIKADAR</text:p>
          </table:table-cell>
          <table:table-cell office:value-type="string" calcext:value-type="string">
            <text:p>16,PIRARAJ,SANGUEM (M CL),SANGUEM,SOUTH GOA-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AZIA BI SHIKAD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YED A SHIKADAR</text:p>
          </table:table-cell>
          <table:table-cell office:value-type="string" calcext:value-type="string">
            <text:p>16,PIRARAJ,SANGUEM (M CL),SANGUEM,SOUTH GOA-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AZIA BI SHIKAD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HANA BI SHIKADAR</text:p>
          </table:table-cell>
          <table:table-cell office:value-type="string" calcext:value-type="string">
            <text:p>16,PIRARAJ,SANGUEM (M CL),SANGUEM,SOUTH GOA-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ITANI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ITANI VAZ</text:p>
          </table:table-cell>
          <table:table-cell office:value-type="string" calcext:value-type="string">
            <text:p>23,DANDO,SANGUEM (M CL),SANGUEM,SOUTH GOA-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ITANI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OSTINA VAZ</text:p>
          </table:table-cell>
          <table:table-cell office:value-type="string" calcext:value-type="string">
            <text:p>23,DANDO,SANGUEM (M CL),SANGUEM,SOUTH GOA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I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FERNANDES</text:p>
          </table:table-cell>
          <table:table-cell office:value-type="string" calcext:value-type="string">
            <text:p>38,WARD NO-7 SANGUEM,SANGUEM (M CL),SANGUEM,SOUTH GOA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I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NALDI FERNANDES</text:p>
          </table:table-cell>
          <table:table-cell office:value-type="string" calcext:value-type="string">
            <text:p>38,WARD NO-7 SANGUEM,SANGUEM (M CL),SANGUEM,SOUTH GOA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I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LDA FERNANDES</text:p>
          </table:table-cell>
          <table:table-cell office:value-type="string" calcext:value-type="string">
            <text:p>38,WARD NO-7 SANGUEM,SANGUEM (M CL),SANGUEM,SOUTH GOA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I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ZEL FERNANDES</text:p>
          </table:table-cell>
          <table:table-cell office:value-type="string" calcext:value-type="string">
            <text:p>38,WARD NO-7 SANGUEM,SANGUEM (M CL),SANGUEM,SOUTH GOA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HIL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HILA BI SAYED</text:p>
          </table:table-cell>
          <table:table-cell office:value-type="string" calcext:value-type="string">
            <text:p>107,KHOLLAMAD,SANGUEM (M CL),SANGUEM,SOUTH GOA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HIL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FIC SAIAD</text:p>
          </table:table-cell>
          <table:table-cell office:value-type="string" calcext:value-type="string">
            <text:p>107,KHOLLAMAD,SANGUEM (M CL),SANGUEM,SOUTH GOA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HIL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FEEZA SAIAD</text:p>
          </table:table-cell>
          <table:table-cell office:value-type="string" calcext:value-type="string">
            <text:p>107,KHOLLAMAD,SANGUEM (M CL),SANGUEM,SOUTH GOA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JATA V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JATA V VELIP</text:p>
          </table:table-cell>
          <table:table-cell office:value-type="string" calcext:value-type="string">
            <text:p>11,VELIPWADO,SANGUEM (M CL),SANGUEM,SOUTH GOA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JATA V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ASUDEV N VELIP</text:p>
          </table:table-cell>
          <table:table-cell office:value-type="string" calcext:value-type="string">
            <text:p>11,VELIPWADO,SANGUEM (M CL),SANGUEM,SOUTH GOA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JATA V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RAJ V VELIP</text:p>
          </table:table-cell>
          <table:table-cell office:value-type="string" calcext:value-type="string">
            <text:p>11,VELIPWADO,SANGUEM (M CL),SANGUEM,SOUTH GOA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JATA V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DAN V VELIP</text:p>
          </table:table-cell>
          <table:table-cell office:value-type="string" calcext:value-type="string">
            <text:p>11,VELIPWADO,SANGUEM (M CL),SANGUEM,SOUTH GOA-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BIN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BINA BI SAYED</text:p>
          </table:table-cell>
          <table:table-cell office:value-type="string" calcext:value-type="string">
            <text:p>139,KHOLLAMOL,SANGUEM (M CL),SANGUEM,SOUTH GOA-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BIN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RFAN SAYED</text:p>
          </table:table-cell>
          <table:table-cell office:value-type="string" calcext:value-type="string">
            <text:p>139,KHOLLAMOL,SANGUEM (M CL),SANGUEM,SOUTH GOA-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BIN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FFER SAYAM SAYED</text:p>
          </table:table-cell>
          <table:table-cell office:value-type="string" calcext:value-type="string">
            <text:p>139,KHOLLAMOL,SANGUEM (M CL),SANGUEM,SOUTH GOA-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BIN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UMYHA SAYED</text:p>
          </table:table-cell>
          <table:table-cell office:value-type="string" calcext:value-type="string">
            <text:p>139,KHOLLAMOL,SANGUEM (M CL),SANGUEM,SOUTH GOA-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SHAWATI DAMU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AWATI DAMU GAONKAR</text:p>
          </table:table-cell>
          <table:table-cell office:value-type="string" calcext:value-type="string">
            <text:p>126,MADHLAWADA,SANGUEM (M CL),SANGUEM,SOUTH GOA-4037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SHAWATI DAMU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HARAT DAMU GAONKAR</text:p>
          </table:table-cell>
          <table:table-cell office:value-type="string" calcext:value-type="string">
            <text:p>126,MADHLAWADA,SANGUEM (M CL),SANGUEM,SOUTH GOA-4037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SHAWATI DAMU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NKAJ DAMU GAONKAR</text:p>
          </table:table-cell>
          <table:table-cell office:value-type="string" calcext:value-type="string">
            <text:p>126,MADHLAWADA,SANGUEM (M CL),SANGUEM,SOUTH GOA-4037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SHAWATI DAMU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AMILA D. GAONKAR</text:p>
          </table:table-cell>
          <table:table-cell office:value-type="string" calcext:value-type="string">
            <text:p>126,MADHLAWADA,SANGUEM (M CL),SANGUEM,SOUTH GOA-4037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ASDA REBEL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ASDA REBELO</text:p>
          </table:table-cell>
          <table:table-cell office:value-type="string" calcext:value-type="string">
            <text:p>24,DANDO,SANGUEM (M CL),SANGUEM,SOUTH GOA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ASDA REBEL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IPA FERNANDES</text:p>
          </table:table-cell>
          <table:table-cell office:value-type="string" calcext:value-type="string">
            <text:p>24,DANDO,SANGUEM (M CL),SANGUEM,SOUTH GOA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ASDA REBEL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IFERN FERNANDES</text:p>
          </table:table-cell>
          <table:table-cell office:value-type="string" calcext:value-type="string">
            <text:p>24,DANDO,SANGUEM (M CL),SANGUEM,SOUTH GOA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ASDA REBEL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IRAN FERNANDES</text:p>
          </table:table-cell>
          <table:table-cell office:value-type="string" calcext:value-type="string">
            <text:p>24,DANDO,SANGUEM (M CL),SANGUEM,SOUTH GOA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ASDA REBEL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OCY FERNANDES</text:p>
          </table:table-cell>
          <table:table-cell office:value-type="string" calcext:value-type="string">
            <text:p>24,DANDO,SANGUEM (M CL),SANGUEM,SOUTH GOA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NIE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NIE FERNANDES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NIE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NARDO FERNANDES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NIE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ZAL S FERNANDES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SESAO ANTA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SAO ANTAO</text:p>
          </table:table-cell>
          <table:table-cell office:value-type="string" calcext:value-type="string">
            <text:p>41,DANDO,SANVORDEM (CT),SANGUEM,SOUTH GOA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SESAO ANTA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LVESTER ANTAO</text:p>
          </table:table-cell>
          <table:table-cell office:value-type="string" calcext:value-type="string">
            <text:p>41,DANDO,SANVORDEM (CT),SANGUEM,SOUTH GOA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SESAO ANTA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TER ANTAO</text:p>
          </table:table-cell>
          <table:table-cell office:value-type="string" calcext:value-type="string">
            <text:p>41,DANDO,SANVORDEM (CT),SANGUEM,SOUTH GOA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SESAO ANTA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LENTINA ANTAO</text:p>
          </table:table-cell>
          <table:table-cell office:value-type="string" calcext:value-type="string">
            <text:p>41,DANDO,SANVORDEM (CT),SANGUEM,SOUTH GOA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SESAO ANTA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ANGA ANTAO</text:p>
          </table:table-cell>
          <table:table-cell office:value-type="string" calcext:value-type="string">
            <text:p>41,DANDO,SANVORDEM (CT),SANGUEM,SOUTH GOA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RMILA S VAD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RMILA S VADIL</text:p>
          </table:table-cell>
          <table:table-cell office:value-type="string" calcext:value-type="string">
            <text:p>26,SANGUEM,SANGUEM (M CL),SANGUEM,SOUTH GOA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RMILA S VAD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RESH D VADIL</text:p>
          </table:table-cell>
          <table:table-cell office:value-type="string" calcext:value-type="string">
            <text:p>26,SANGUEM,SANGUEM (M CL),SANGUEM,SOUTH GOA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RMILA S VAD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SHARATH ALIAS KISHAN S VADIL</text:p>
          </table:table-cell>
          <table:table-cell office:value-type="string" calcext:value-type="string">
            <text:p>26,SANGUEM,SANGUEM (M CL),SANGUEM,SOUTH GOA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RMILA S VAD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UARI S VADIL</text:p>
          </table:table-cell>
          <table:table-cell office:value-type="string" calcext:value-type="string">
            <text:p>26,SANGUEM,SANGUEM (M CL),SANGUEM,SOUTH GOA-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AGRATANA K SOUDAG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GRATANA K SOUDAGAR</text:p>
          </table:table-cell>
          <table:table-cell office:value-type="string" calcext:value-type="string">
            <text:p>05,PONGAL,SANGUEM (M CL),SANGUEM,SOUTH GOA-4037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AGRATANA K SOUDAG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GESH K SOUDAGAR</text:p>
          </table:table-cell>
          <table:table-cell office:value-type="string" calcext:value-type="string">
            <text:p>05,PONGAL,SANGUEM (M CL),SANGUEM,SOUTH GOA-4037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DAWATI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DAWATI S GAONKAR</text:p>
          </table:table-cell>
          <table:table-cell office:value-type="string" calcext:value-type="string">
            <text:p>5,COHORLIM,SANGUEM (M CL),SANGUEM,SOUTH GOA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DAWATI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DANAND S GAONKAR</text:p>
          </table:table-cell>
          <table:table-cell office:value-type="string" calcext:value-type="string">
            <text:p>5,COHORLIM,SANGUEM (M CL),SANGUEM,SOUTH GOA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DAWATI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JAY S GAONKAR</text:p>
          </table:table-cell>
          <table:table-cell office:value-type="string" calcext:value-type="string">
            <text:p>5,COHORLIM,SANGUEM (M CL),SANGUEM,SOUTH GOA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DAWATI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JAY S GAONKAR</text:p>
          </table:table-cell>
          <table:table-cell office:value-type="string" calcext:value-type="string">
            <text:p>5,COHORLIM,SANGUEM (M CL),SANGUEM,SOUTH GOA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DAWATI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YOTI S GAONKAR</text:p>
          </table:table-cell>
          <table:table-cell office:value-type="string" calcext:value-type="string">
            <text:p>5,COHORLIM,SANGUEM (M CL),SANGUEM,SOUTH GOA-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IXINH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EIXINHA FERNANDES</text:p>
          </table:table-cell>
          <table:table-cell office:value-type="string" calcext:value-type="string">
            <text:p>108,DANDO,SANGUEM (M CL),SANGUEM,SOUTH GOA-4037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IXINH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ENALY VIELZA FERNANDES</text:p>
          </table:table-cell>
          <table:table-cell office:value-type="string" calcext:value-type="string">
            <text:p>108,DANDO,SANGUEM (M CL),SANGUEM,SOUTH GOA-4037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IXINH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ARL JOSLIN DECRUZ</text:p>
          </table:table-cell>
          <table:table-cell office:value-type="string" calcext:value-type="string">
            <text:p>108,DANDO,SANGUEM (M CL),SANGUEM,SOUTH GOA-4037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IXINH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ESTON CEDRIC DECRUZ</text:p>
          </table:table-cell>
          <table:table-cell office:value-type="string" calcext:value-type="string">
            <text:p>108,DANDO,SANGUEM (M CL),SANGUEM,SOUTH GOA-4037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IXINH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ENA REBELLO</text:p>
          </table:table-cell>
          <table:table-cell office:value-type="string" calcext:value-type="string">
            <text:p>108,DANDO,SANGUEM (M CL),SANGUEM,SOUTH GOA-4037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IJAY S SUT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JAY S SUTAR</text:p>
          </table:table-cell>
          <table:table-cell office:value-type="string" calcext:value-type="string">
            <text:p>160,OSCOLTO,SANGUEM (M CL),SANGUEM,SOUTH GOA-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INDIYA B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NDIYA B GAONKAR</text:p>
          </table:table-cell>
          <table:table-cell office:value-type="string" calcext:value-type="string">
            <text:p>47,COTARLIM,SANGUEM (M CL),SANGUEM,SOUTH GOA-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INDIYA B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HIKI GOVIND GAONKAR</text:p>
          </table:table-cell>
          <table:table-cell office:value-type="string" calcext:value-type="string">
            <text:p>47,COTARLIM,SANGUEM (M CL),SANGUEM,SOUTH GOA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A.P.CRU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.P.CRUZ</text:p>
          </table:table-cell>
          <table:table-cell office:value-type="string" calcext:value-type="string">
            <text:p>18,DANDO,SANGUEM (M CL),SANGUEM,SOUTH GOA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A.P.CRU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DRO CRUZ</text:p>
          </table:table-cell>
          <table:table-cell office:value-type="string" calcext:value-type="string">
            <text:p>18,DANDO,SANGUEM (M CL),SANGUEM,SOUTH GOA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A.P.CRU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EPHEN CRUZ</text:p>
          </table:table-cell>
          <table:table-cell office:value-type="string" calcext:value-type="string">
            <text:p>18,DANDO,SANGUEM (M CL),SANGUEM,SOUTH GOA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A.P.CRU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IZELLE CRUZ</text:p>
          </table:table-cell>
          <table:table-cell office:value-type="string" calcext:value-type="string">
            <text:p>18,DANDO,SANGUEM (M CL),SANGUEM,SOUTH GOA-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SANTI P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SANTI P. VELIP</text:p>
          </table:table-cell>
          <table:table-cell office:value-type="string" calcext:value-type="string">
            <text:p>78,COTARLI,SANGUEM (M CL),SANGUEM,SOUTH GOA-403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SANTI P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KASH LADU VELIP</text:p>
          </table:table-cell>
          <table:table-cell office:value-type="string" calcext:value-type="string">
            <text:p>78,COTARLI,SANGUEM (M CL),SANGUEM,SOUTH GOA-403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SANTI P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HAL P VELIP</text:p>
          </table:table-cell>
          <table:table-cell office:value-type="string" calcext:value-type="string">
            <text:p>78,COTARLI,SANGUEM (M CL),SANGUEM,SOUTH GOA-403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SANTI P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NIT P VELIP</text:p>
          </table:table-cell>
          <table:table-cell office:value-type="string" calcext:value-type="string">
            <text:p>78,COTARLI,SANGUEM (M CL),SANGUEM,SOUTH GOA-4037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TONETA CARDO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ETA CARDOZ</text:p>
          </table:table-cell>
          <table:table-cell office:value-type="string" calcext:value-type="string">
            <text:p>18,COTARLIM,SANGUEM (M CL),SANGUEM,SOUTH GOA-4037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TONETA CARDO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KSON POLLY CARVALHO</text:p>
          </table:table-cell>
          <table:table-cell office:value-type="string" calcext:value-type="string">
            <text:p>18,COTARLIM,SANGUEM (M CL),SANGUEM,SOUTH GOA-4037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TONETA MASCAREN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ETA MASCARENAS</text:p>
          </table:table-cell>
          <table:table-cell office:value-type="string" calcext:value-type="string">
            <text:p>43,TARIMOL,SANGUEM (M CL),SANGUEM,SOUTH GOA-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TONETA MASCAREN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LIX FURTADO</text:p>
          </table:table-cell>
          <table:table-cell office:value-type="string" calcext:value-type="string">
            <text:p>43,TARIMOL,SANGUEM (M CL),SANGUEM,SOUTH GOA-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TONETA MASCAREN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AH SALONI FURTADO</text:p>
          </table:table-cell>
          <table:table-cell office:value-type="string" calcext:value-type="string">
            <text:p>43,TARIMOL,SANGUEM (M CL),SANGUEM,SOUTH GOA-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TONETA MASCAREN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RIAH SANA FURTADO</text:p>
          </table:table-cell>
          <table:table-cell office:value-type="string" calcext:value-type="string">
            <text:p>43,TARIMOL,SANGUEM (M CL),SANGUEM,SOUTH GOA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MELINA CARDOZO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RMELINA CARDOZO E COSTA</text:p>
          </table:table-cell>
          <table:table-cell office:value-type="string" calcext:value-type="string">
            <text:p>10,CHINCHA COTARLIM,SANGUEM (M CL),SANGUEM,SOUTH GOA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MELINA CARDOZO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COSTA</text:p>
          </table:table-cell>
          <table:table-cell office:value-type="string" calcext:value-type="string">
            <text:p>10,CHINCHA COTARLIM,SANGUEM (M CL),SANGUEM,SOUTH GOA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MELINA CARDOZO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LARIFA D'COSTA</text:p>
          </table:table-cell>
          <table:table-cell office:value-type="string" calcext:value-type="string">
            <text:p>10,CHINCHA COTARLIM,SANGUEM (M CL),SANGUEM,SOUTH GOA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MELINA CARDOZO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ARON D'COSTA</text:p>
          </table:table-cell>
          <table:table-cell office:value-type="string" calcext:value-type="string">
            <text:p>10,CHINCHA COTARLIM,SANGUEM (M CL),SANGUEM,SOUTH GOA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MELINA CARDOZO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METINA D'COSTA E COSTA</text:p>
          </table:table-cell>
          <table:table-cell office:value-type="string" calcext:value-type="string">
            <text:p>10,CHINCHA COTARLIM,SANGUEM (M CL),SANGUEM,SOUTH GOA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NICA P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NICA P RODRIGUES</text:p>
          </table:table-cell>
          <table:table-cell office:value-type="string" calcext:value-type="string">
            <text:p>31,DANDO,SANGUEM (M CL),SANGUEM,SOUTH GOA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NICA P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QUE M FERNANDES</text:p>
          </table:table-cell>
          <table:table-cell office:value-type="string" calcext:value-type="string">
            <text:p>31,DANDO,SANGUEM (M CL),SANGUEM,SOUTH GOA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NICA P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 CEDRIC FERNANDES</text:p>
          </table:table-cell>
          <table:table-cell office:value-type="string" calcext:value-type="string">
            <text:p>31,DANDO,SANGUEM (M CL),SANGUEM,SOUTH GOA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NICA P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HEA F.T FERNANDES</text:p>
          </table:table-cell>
          <table:table-cell office:value-type="string" calcext:value-type="string">
            <text:p>31,DANDO,SANGUEM (M CL),SANGUEM,SOUTH GOA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NICA P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MONA FERNANDES</text:p>
          </table:table-cell>
          <table:table-cell office:value-type="string" calcext:value-type="string">
            <text:p>31,DANDO,SANGUEM (M CL),SANGUEM,SOUTH GOA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IA SEBASTIAN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SEBASTIANA PEREIRA</text:p>
          </table:table-cell>
          <table:table-cell office:value-type="string" calcext:value-type="string">
            <text:p>45,TARIMOL,SANGUEM (M CL),SANGUEM,SOUTH GOA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IA SEBASTIAN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ZRA CARVALHO</text:p>
          </table:table-cell>
          <table:table-cell office:value-type="string" calcext:value-type="string">
            <text:p>45,TARIMOL,SANGUEM (M CL),SANGUEM,SOUTH GOA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IA SEBASTIAN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.D. CARVALHO</text:p>
          </table:table-cell>
          <table:table-cell office:value-type="string" calcext:value-type="string">
            <text:p>45,TARIMOL,SANGUEM (M CL),SANGUEM,SOUTH GOA-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JAY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JAY GAONKAR</text:p>
          </table:table-cell>
          <table:table-cell office:value-type="string" calcext:value-type="string">
            <text:p>99,COTARLI,UGUEM,SANGUEM,SOUTH GOA-4037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JAY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HNU J GAONKAR</text:p>
          </table:table-cell>
          <table:table-cell office:value-type="string" calcext:value-type="string">
            <text:p>99,COTARLI,UGUEM,SANGUEM,SOUTH GOA-4037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JAY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VANAND V GAONKAR</text:p>
          </table:table-cell>
          <table:table-cell office:value-type="string" calcext:value-type="string">
            <text:p>99,COTARLI,UGUEM,SANGUEM,SOUTH GOA-4037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JAY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TAN V GAONKAR</text:p>
          </table:table-cell>
          <table:table-cell office:value-type="string" calcext:value-type="string">
            <text:p>99,COTARLI,UGUEM,SANGUEM,SOUTH GOA-403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ETA N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ETA N. NAIK</text:p>
          </table:table-cell>
          <table:table-cell office:value-type="string" calcext:value-type="string">
            <text:p>111,DONDO,SANGUEM (M CL),SANGUEM,SOUTH GOA-403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ETA N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RCIVA V. NAIK</text:p>
          </table:table-cell>
          <table:table-cell office:value-type="string" calcext:value-type="string">
            <text:p>111,DONDO,SANGUEM (M CL),SANGUEM,SOUTH GOA-403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ETA N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JAY N. NAIK</text:p>
          </table:table-cell>
          <table:table-cell office:value-type="string" calcext:value-type="string">
            <text:p>111,DONDO,SANGUEM (M CL),SANGUEM,SOUTH GOA-403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ETA N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AIBHAV N. NAIK</text:p>
          </table:table-cell>
          <table:table-cell office:value-type="string" calcext:value-type="string">
            <text:p>111,DONDO,SANGUEM (M CL),SANGUEM,SOUTH GOA-403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ETA N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OGITA N. NAIK</text:p>
          </table:table-cell>
          <table:table-cell office:value-type="string" calcext:value-type="string">
            <text:p>111,DONDO,SANGUEM (M CL),SANGUEM,SOUTH GOA-403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NUELINHA FRANCISCA COUTI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NUELINHA FRANCISCA COUTINHO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NUELINHA FRANCISCA COUTI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SIMAO RODRIGUES</text:p>
          </table:table-cell>
          <table:table-cell office:value-type="string" calcext:value-type="string">
            <text:p>13,DANDO,SANGUEM (M CL),SANGUEM,SOUTH GOA-4037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C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CINA FERNANDES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GELIC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GELICA MASCARENHAS</text:p>
          </table:table-cell>
          <table:table-cell office:value-type="string" calcext:value-type="string">
            <text:p>46,DANDO,SANGUEM (M CL),SANGUEM,SOUTH GOA-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GELIC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ISOLOGO AGNELO FERNANDES</text:p>
          </table:table-cell>
          <table:table-cell office:value-type="string" calcext:value-type="string">
            <text:p>46,DANDO,SANGUEM (M CL),SANGUEM,SOUTH GOA-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GELIC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ZLAN FERNANDES</text:p>
          </table:table-cell>
          <table:table-cell office:value-type="string" calcext:value-type="string">
            <text:p>46,DANDO,SANGUEM (M CL),SANGUEM,SOUTH GOA-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GELIC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IDA FERNANDES</text:p>
          </table:table-cell>
          <table:table-cell office:value-type="string" calcext:value-type="string">
            <text:p>46,DANDO,SANGUEM (M CL),SANGUEM,SOUTH GOA-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ODITA VINCENTIN D'SOUZ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ODITA VINCENTIN D'SOUZA</text:p>
          </table:table-cell>
          <table:table-cell office:value-type="string" calcext:value-type="string">
            <text:p>52,ORCOTTO,SANGUEM (M CL),SANGUEM,SOUTH GOA-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ODITA VINCENTIN D'SOUZ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STON RODRICKS</text:p>
          </table:table-cell>
          <table:table-cell office:value-type="string" calcext:value-type="string">
            <text:p>52,ORCOTTO,SANGUEM (M CL),SANGUEM,SOUTH GOA-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ODITA VINCENTIN D'SOUZ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YRON RODRICKS</text:p>
          </table:table-cell>
          <table:table-cell office:value-type="string" calcext:value-type="string">
            <text:p>52,ORCOTTO,SANGUEM (M CL),SANGUEM,SOUTH GOA-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RSHA C PAT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RSHA C PATIL</text:p>
          </table:table-cell>
          <table:table-cell office:value-type="string" calcext:value-type="string">
            <text:p>51,MADLAWADDO,SANGUEM (M CL),SANGUEM,SOUTH GOA-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RSHA C PAT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ANDRAHAS V PATIL</text:p>
          </table:table-cell>
          <table:table-cell office:value-type="string" calcext:value-type="string">
            <text:p>51,MADLAWADDO,SANGUEM (M CL),SANGUEM,SOUTH GOA-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RSHA C PAT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JOL C. PATIL</text:p>
          </table:table-cell>
          <table:table-cell office:value-type="string" calcext:value-type="string">
            <text:p>51,MADLAWADDO,SANGUEM (M CL),SANGUEM,SOUTH GOA-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RSHA C PATIL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DHI C. PATIL</text:p>
          </table:table-cell>
          <table:table-cell office:value-type="string" calcext:value-type="string">
            <text:p>51,MADLAWADDO,SANGUEM (M CL),SANGUEM,SOUTH GOA-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SIMA D AGAD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SIMA D AGADI</text:p>
          </table:table-cell>
          <table:table-cell office:value-type="string" calcext:value-type="string">
            <text:p>165,04,SANGUEM (M CL),SANGUEM,SOUTH GOA-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SIMA D AGAD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DAPIR HUSAINSAB AGADI</text:p>
          </table:table-cell>
          <table:table-cell office:value-type="string" calcext:value-type="string">
            <text:p>165,04,SANGUEM (M CL),SANGUEM,SOUTH GOA-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SIMA D AGAD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KREHAN AGADI</text:p>
          </table:table-cell>
          <table:table-cell office:value-type="string" calcext:value-type="string">
            <text:p>165,04,SANGUEM (M CL),SANGUEM,SOUTH GOA-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SIMA D AGAD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HA D AGADI</text:p>
          </table:table-cell>
          <table:table-cell office:value-type="string" calcext:value-type="string">
            <text:p>165,04,SANGUEM (M CL),SANGUEM,SOUTH GOA-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SIMA D AGAD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DHABANU D AGADI</text:p>
          </table:table-cell>
          <table:table-cell office:value-type="string" calcext:value-type="string">
            <text:p>165,04,SANGUEM (M CL),SANGUEM,SOUTH GOA-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ABAMBEGAM ALLAUDDIN SUNKA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BAMBEGAM ALLAUDDIN SUNKAD</text:p>
          </table:table-cell>
          <table:table-cell office:value-type="string" calcext:value-type="string">
            <text:p>166,UORCOTO,SANGUEM (M CL),SANGUEM,SOUTH GOA-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ABAMBEGAM ALLAUDDIN SUNKA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AUDDINSAB .D. SUNKAD</text:p>
          </table:table-cell>
          <table:table-cell office:value-type="string" calcext:value-type="string">
            <text:p>166,UORCOTO,SANGUEM (M CL),SANGUEM,SOUTH GOA-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ABAMBEGAM ALLAUDDIN SUNKA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FEEYAN SUNKAD</text:p>
          </table:table-cell>
          <table:table-cell office:value-type="string" calcext:value-type="string">
            <text:p>166,UORCOTO,SANGUEM (M CL),SANGUEM,SOUTH GOA-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ABAMBEGAM ALLAUDDIN SUNKA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A SUNKAD</text:p>
          </table:table-cell>
          <table:table-cell office:value-type="string" calcext:value-type="string">
            <text:p>166,UORCOTO,SANGUEM (M CL),SANGUEM,SOUTH GOA-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UPTI M BAKR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PTI M BAKRE</text:p>
          </table:table-cell>
          <table:table-cell office:value-type="string" calcext:value-type="string">
            <text:p>2/12,PANGAL,SANGUEM (M CL),SANGUEM,SOUTH GOA-4037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UPTI M BAKR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HESHWAR V BAKRE</text:p>
          </table:table-cell>
          <table:table-cell office:value-type="string" calcext:value-type="string">
            <text:p>2/12,PANGAL,SANGUEM (M CL),SANGUEM,SOUTH GOA-4037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UPTI M BAKR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VEE M. BAKRE</text:p>
          </table:table-cell>
          <table:table-cell office:value-type="string" calcext:value-type="string">
            <text:p>2/12,PANGAL,SANGUEM (M CL),SANGUEM,SOUTH GOA-403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VINA.A.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INA.A.MAPARI</text:p>
          </table:table-cell>
          <table:table-cell office:value-type="string" calcext:value-type="string">
            <text:p>78,PIRARAJ,SANGUEM (M CL),SANGUEM,SOUTH GOA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VINA.A.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VITA AVINASH MAPARI</text:p>
          </table:table-cell>
          <table:table-cell office:value-type="string" calcext:value-type="string">
            <text:p>78,PIRARAJ,SANGUEM (M CL),SANGUEM,SOUTH GOA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VINA.A.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VITA .A. MAPARI</text:p>
          </table:table-cell>
          <table:table-cell office:value-type="string" calcext:value-type="string">
            <text:p>78,PIRARAJ,SANGUEM (M CL),SANGUEM,SOUTH GOA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VINA.A.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USHI MAPARI</text:p>
          </table:table-cell>
          <table:table-cell office:value-type="string" calcext:value-type="string">
            <text:p>78,PIRARAJ,SANGUEM (M CL),SANGUEM,SOUTH GOA-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NUJA T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UJA T. GAONKAR</text:p>
          </table:table-cell>
          <table:table-cell office:value-type="string" calcext:value-type="string">
            <text:p>630,MODLO WADO CORTALIM,SANGUEM (M CL),SANGUEM,SOUTH GOA-4037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NUJA T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ULSHIDAS N. GAONKAR</text:p>
          </table:table-cell>
          <table:table-cell office:value-type="string" calcext:value-type="string">
            <text:p>630,MODLO WADO CORTALIM,SANGUEM (M CL),SANGUEM,SOUTH GOA-4037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ASSMA RAMESH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SSMA RAMESH GOANKAR</text:p>
          </table:table-cell>
          <table:table-cell office:value-type="string" calcext:value-type="string">
            <text:p>109/8,DABAMOL,SANGUEM (M CL),SANGUEM,SOUTH GOA-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ASSMA RAMESH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THVIKA RAMESH GOANKAR</text:p>
          </table:table-cell>
          <table:table-cell office:value-type="string" calcext:value-type="string">
            <text:p>109/8,DABAMOL,SANGUEM (M CL),SANGUEM,SOUTH GOA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NJANA V. PAI VAIDY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NJANA V. PAI VAIDYA</text:p>
          </table:table-cell>
          <table:table-cell office:value-type="string" calcext:value-type="string">
            <text:p>125,DANDO,SANGUEM (M CL),SANGUEM,SOUTH GOA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NJANA V. PAI VAIDY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. VISHNU R. PAI VAIDYA</text:p>
          </table:table-cell>
          <table:table-cell office:value-type="string" calcext:value-type="string">
            <text:p>125,DANDO,SANGUEM (M CL),SANGUEM,SOUTH GOA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NJANA V. PAI VAIDY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PIL V. PAI VAIDYA</text:p>
          </table:table-cell>
          <table:table-cell office:value-type="string" calcext:value-type="string">
            <text:p>125,DANDO,SANGUEM (M CL),SANGUEM,SOUTH GOA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NJANA V. PAI VAIDY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DHI K. PAI VAIDYA</text:p>
          </table:table-cell>
          <table:table-cell office:value-type="string" calcext:value-type="string">
            <text:p>125,DANDO,SANGUEM (M CL),SANGUEM,SOUTH GOA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NJANA V. PAI VAIDY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NNIE KAPIL P. VAIDYA</text:p>
          </table:table-cell>
          <table:table-cell office:value-type="string" calcext:value-type="string">
            <text:p>125,DANDO,SANGUEM (M CL),SANGUEM,SOUTH GOA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NDINI RAJENDR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NDINI RAJENDRA NAIK</text:p>
          </table:table-cell>
          <table:table-cell office:value-type="string" calcext:value-type="string">
            <text:p>60,ORCOTTA,SANGUEM (M CL),SANGUEM,SOUTH GOA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NDINI RAJENDR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JENDRA LOLU NAIK</text:p>
          </table:table-cell>
          <table:table-cell office:value-type="string" calcext:value-type="string">
            <text:p>60,ORCOTTA,SANGUEM (M CL),SANGUEM,SOUTH GOA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NDINI RAJENDR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ATA RAJENDRA NAIK</text:p>
          </table:table-cell>
          <table:table-cell office:value-type="string" calcext:value-type="string">
            <text:p>60,ORCOTTA,SANGUEM (M CL),SANGUEM,SOUTH GOA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NDINI RAJENDRA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KTA RAJENDRA NAIK</text:p>
          </table:table-cell>
          <table:table-cell office:value-type="string" calcext:value-type="string">
            <text:p>60,ORCOTTA,SANGUEM (M CL),SANGUEM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HID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HIDA BI SAYED</text:p>
          </table:table-cell>
          <table:table-cell office:value-type="string" calcext:value-type="string">
            <text:p>139/D,KHOLLAMAD,SANGUEM (M CL),SANGUEM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HID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IKBAL</text:p>
          </table:table-cell>
          <table:table-cell office:value-type="string" calcext:value-type="string">
            <text:p>139/D,KHOLLAMAD,SANGUEM (M CL),SANGUEM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HIDA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MOHAMMED SAJJAD</text:p>
          </table:table-cell>
          <table:table-cell office:value-type="string" calcext:value-type="string">
            <text:p>139/D,KHOLLAMAD,SANGUEM (M CL),SANGUEM,SOUTH GOA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AZEL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ZEL FERNANDES</text:p>
          </table:table-cell>
          <table:table-cell office:value-type="string" calcext:value-type="string">
            <text:p>104,DANDO,SANGUEM (M CL),SANGUEM,SOUTH GOA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AZEL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YVON D'SILVA</text:p>
          </table:table-cell>
          <table:table-cell office:value-type="string" calcext:value-type="string">
            <text:p>104,DANDO,SANGUEM (M CL),SANGUEM,SOUTH GOA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AZEL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IM VANIA D'SILVA</text:p>
          </table:table-cell>
          <table:table-cell office:value-type="string" calcext:value-type="string">
            <text:p>104,DANDO,SANGUEM (M CL),SANGUEM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YED SAHE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YED SAHEDA</text:p>
          </table:table-cell>
          <table:table-cell office:value-type="string" calcext:value-type="string">
            <text:p>105,KHOLLAMAD,SANGUEM (M CL),SANGUEM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YED SAHE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KADIR</text:p>
          </table:table-cell>
          <table:table-cell office:value-type="string" calcext:value-type="string">
            <text:p>105,KHOLLAMAD,SANGUEM (M CL),SANGUEM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YED SAHE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ALTAF</text:p>
          </table:table-cell>
          <table:table-cell office:value-type="string" calcext:value-type="string">
            <text:p>105,KHOLLAMAD,SANGUEM (M CL),SANGUEM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YED SAHED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AFTAF</text:p>
          </table:table-cell>
          <table:table-cell office:value-type="string" calcext:value-type="string">
            <text:p>105,KHOLLAMAD,SANGUEM (M CL),SANGUEM,SOUTH GOA-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IEDADE CARDOZ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EDADE CARDOZO</text:p>
          </table:table-cell>
          <table:table-cell office:value-type="string" calcext:value-type="string">
            <text:p>2,CORTALIM,SANGUEM (M CL),SANGUEM,SOUTH GOA-4037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IEDADE CARDOZ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LIX CARDOZ</text:p>
          </table:table-cell>
          <table:table-cell office:value-type="string" calcext:value-type="string">
            <text:p>2,CORTALIM,SANGUEM (M CL),SANGUEM,SOUTH GOA-4037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IEDADE CARDOZ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VIS CARDOZ</text:p>
          </table:table-cell>
          <table:table-cell office:value-type="string" calcext:value-type="string">
            <text:p>2,CORTALIM,SANGUEM (M CL),SANGUEM,SOUTH GOA-4037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MILA BI SAYED USM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MILA BI SAYED USMAN</text:p>
          </table:table-cell>
          <table:table-cell office:value-type="string" calcext:value-type="string">
            <text:p>101,KHOLLAMOD,SANGUEM (M CL),SANGUEM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MILA BI SAYED USM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ABDUL KADAR</text:p>
          </table:table-cell>
          <table:table-cell office:value-type="string" calcext:value-type="string">
            <text:p>101,KHOLLAMOD,SANGUEM (M CL),SANGUEM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MILA BI SAYED USM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SAMAAN</text:p>
          </table:table-cell>
          <table:table-cell office:value-type="string" calcext:value-type="string">
            <text:p>101,KHOLLAMOD,SANGUEM (M CL),SANGUEM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MILA BI SAYED USM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SIFA BI SAYED</text:p>
          </table:table-cell>
          <table:table-cell office:value-type="string" calcext:value-type="string">
            <text:p>101,KHOLLAMOD,SANGUEM (M CL),SANGUEM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INI R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NI R. GAONKAR</text:p>
          </table:table-cell>
          <table:table-cell office:value-type="string" calcext:value-type="string">
            <text:p>147/1,COTARLI,SANGUEM (M CL),SANGUEM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INI R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JENDRA L GAONKAR</text:p>
          </table:table-cell>
          <table:table-cell office:value-type="string" calcext:value-type="string">
            <text:p>147/1,COTARLI,SANGUEM (M CL),SANGUEM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INI R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HANSH RAJENDRA GAONKAR</text:p>
          </table:table-cell>
          <table:table-cell office:value-type="string" calcext:value-type="string">
            <text:p>147/1,COTARLI,SANGUEM (M CL),SANGUEM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INI R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YA R GAONKAR</text:p>
          </table:table-cell>
          <table:table-cell office:value-type="string" calcext:value-type="string">
            <text:p>147/1,COTARLI,SANGUEM (M CL),SANGUEM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TA S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TA S GOANKAR</text:p>
          </table:table-cell>
          <table:table-cell office:value-type="string" calcext:value-type="string">
            <text:p>19,COTARLI,SANGUEM (M CL),SANGUEM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TA S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U P GAONKAR</text:p>
          </table:table-cell>
          <table:table-cell office:value-type="string" calcext:value-type="string">
            <text:p>19,COTARLI,SANGUEM (M CL),SANGUEM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TA S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WAPNESH S GOANKAR</text:p>
          </table:table-cell>
          <table:table-cell office:value-type="string" calcext:value-type="string">
            <text:p>19,COTARLI,SANGUEM (M CL),SANGUEM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TA S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URESH S GOANKAR</text:p>
          </table:table-cell>
          <table:table-cell office:value-type="string" calcext:value-type="string">
            <text:p>19,COTARLI,SANGUEM (M CL),SANGUEM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TA S GOA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SHA S GOANKAR</text:p>
          </table:table-cell>
          <table:table-cell office:value-type="string" calcext:value-type="string">
            <text:p>19,COTARLI,SANGUEM (M CL),SANGUEM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TIMA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BI SAYYED</text:p>
          </table:table-cell>
          <table:table-cell office:value-type="string" calcext:value-type="string">
            <text:p>141,KHOLLAMAD,SANGUEM (M CL),SANGUEM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TIMA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OR MOHAMMAD SAYYED</text:p>
          </table:table-cell>
          <table:table-cell office:value-type="string" calcext:value-type="string">
            <text:p>141,KHOLLAMAD,SANGUEM (M CL),SANGUEM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TIMA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HID SAYYED</text:p>
          </table:table-cell>
          <table:table-cell office:value-type="string" calcext:value-type="string">
            <text:p>141,KHOLLAMAD,SANGUEM (M CL),SANGUEM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TIMA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DUL REHMAN SAYYED</text:p>
          </table:table-cell>
          <table:table-cell office:value-type="string" calcext:value-type="string">
            <text:p>141,KHOLLAMAD,SANGUEM (M CL),SANGUEM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TIMA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HJABIN BI SAYYED</text:p>
          </table:table-cell>
          <table:table-cell office:value-type="string" calcext:value-type="string">
            <text:p>141,KHOLLAMAD,SANGUEM (M CL),SANGUEM,SOUTH GOA-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ITHAL .P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HAL .P. GAONKER</text:p>
          </table:table-cell>
          <table:table-cell office:value-type="string" calcext:value-type="string">
            <text:p>2/7,PANGALL,SANGUEM (M CL),SANGUEM,SOUTH GOA-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ASMEEN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ASMEEN BI SAYYED</text:p>
          </table:table-cell>
          <table:table-cell office:value-type="string" calcext:value-type="string">
            <text:p>105,KHOLLAMOD,SANGUEM (M CL),SANGUEM,SOUTH GOA-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ASMEEN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YED HANIF</text:p>
          </table:table-cell>
          <table:table-cell office:value-type="string" calcext:value-type="string">
            <text:p>105,KHOLLAMOD,SANGUEM (M CL),SANGUEM,SOUTH GOA-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ASMEEN BI SAY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IFAN SAYYED</text:p>
          </table:table-cell>
          <table:table-cell office:value-type="string" calcext:value-type="string">
            <text:p>105,KHOLLAMOD,SANGUEM (M CL),SANGUEM,SOUTH GOA-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VITRI S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VITRI S CHARI</text:p>
          </table:table-cell>
          <table:table-cell office:value-type="string" calcext:value-type="string">
            <text:p>109/6,DABAMOL,SANGUEM (M CL),SANGUEM,SOUTH GOA-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VITRI S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TYAWAN A CHARI</text:p>
          </table:table-cell>
          <table:table-cell office:value-type="string" calcext:value-type="string">
            <text:p>109/6,DABAMOL,SANGUEM (M CL),SANGUEM,SOUTH GOA-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VITRI S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TYAM S CHARI</text:p>
          </table:table-cell>
          <table:table-cell office:value-type="string" calcext:value-type="string">
            <text:p>109/6,DABAMOL,SANGUEM (M CL),SANGUEM,SOUTH GOA-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VITRI S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YAMI S CHARI</text:p>
          </table:table-cell>
          <table:table-cell office:value-type="string" calcext:value-type="string">
            <text:p>109/6,DABAMOL,SANGUEM (M CL),SANGUEM,SOUTH GOA-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HEVTHU S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EVTHU S. GAOUNKER</text:p>
          </table:table-cell>
          <table:table-cell office:value-type="string" calcext:value-type="string">
            <text:p>39,UODHLAWADA,SALAULI,SANGUEM,SOUTH GOA-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HEVTHU S. GAO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KUNTALA S. GAOUNKER</text:p>
          </table:table-cell>
          <table:table-cell office:value-type="string" calcext:value-type="string">
            <text:p>39,UODHLAWADA,SALAULI,SANGUEM,SOUTH GOA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USHA .S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USHA .S. GAUNKAR</text:p>
          </table:table-cell>
          <table:table-cell office:value-type="string" calcext:value-type="string">
            <text:p>22,CORTALIM,SANGUEM (M CL),SANGUEM,SOUTH GOA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USHA .S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DHAKAR .T. GAUNKAR</text:p>
          </table:table-cell>
          <table:table-cell office:value-type="string" calcext:value-type="string">
            <text:p>22,CORTALIM,SANGUEM (M CL),SANGUEM,SOUTH GOA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USHA .S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ACHITA SUDHAKAR GAONKAR</text:p>
          </table:table-cell>
          <table:table-cell office:value-type="string" calcext:value-type="string">
            <text:p>22,CORTALIM,SANGUEM (M CL),SANGUEM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YA .D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YA .D CHARI</text:p>
          </table:table-cell>
          <table:table-cell office:value-type="string" calcext:value-type="string">
            <text:p>39,DANDO,SANGUEM (M CL),SANGUEM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YA .D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MKRISHNA.N.CHARI</text:p>
          </table:table-cell>
          <table:table-cell office:value-type="string" calcext:value-type="string">
            <text:p>39,DANDO,SANGUEM (M CL),SANGUEM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YA .D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NA .N. CHARI</text:p>
          </table:table-cell>
          <table:table-cell office:value-type="string" calcext:value-type="string">
            <text:p>39,DANDO,SANGUEM (M CL),SANGUEM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YA .D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KSH D CHARI</text:p>
          </table:table-cell>
          <table:table-cell office:value-type="string" calcext:value-type="string">
            <text:p>39,DANDO,SANGUEM (M CL),SANGUEM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YA .D CH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'S WIF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YA.R.CHARI</text:p>
          </table:table-cell>
          <table:table-cell office:value-type="string" calcext:value-type="string">
            <text:p>39,DANDO,SANGUEM (M CL),SANGUEM,SOUTH GOA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ERNADINA OLIVIER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NADINA OLIVIERO</text:p>
          </table:table-cell>
          <table:table-cell office:value-type="string" calcext:value-type="string">
            <text:p>11,DANDO,SANGUEM (M CL),SANGUEM,SOUTH GOA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ERNADINA OLIVIER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LVESTER OLIVEIRO</text:p>
          </table:table-cell>
          <table:table-cell office:value-type="string" calcext:value-type="string">
            <text:p>11,DANDO,SANGUEM (M CL),SANGUEM,SOUTH GOA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SEF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SEFINA CARVALHO</text:p>
          </table:table-cell>
          <table:table-cell office:value-type="string" calcext:value-type="string">
            <text:p>49,TARIMOL,SANGUEM (M CL),SANGUEM,SOUTH GOA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SEF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UIS CARVALHO</text:p>
          </table:table-cell>
          <table:table-cell office:value-type="string" calcext:value-type="string">
            <text:p>49,TARIMOL,SANGUEM (M CL),SANGUEM,SOUTH GOA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SEF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KSON CARVALHO</text:p>
          </table:table-cell>
          <table:table-cell office:value-type="string" calcext:value-type="string">
            <text:p>49,TARIMOL,SANGUEM (M CL),SANGUEM,SOUTH GOA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SEF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CHARD CARVALHO</text:p>
          </table:table-cell>
          <table:table-cell office:value-type="string" calcext:value-type="string">
            <text:p>49,TARIMOL,SANGUEM (M CL),SANGUEM,SOUTH GOA-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IDIDADE I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IDIDADE I. FERNANDES</text:p>
          </table:table-cell>
          <table:table-cell office:value-type="string" calcext:value-type="string">
            <text:p>4/4,CHINCHA COTARLI,SANGUEM (M CL),SANGUEM,SOUTH GOA-403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IDIDADE I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MON I FERNANDES</text:p>
          </table:table-cell>
          <table:table-cell office:value-type="string" calcext:value-type="string">
            <text:p>4/4,CHINCHA COTARLI,SANGUEM (M CL),SANGUEM,SOUTH GOA-403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IDIDADE I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BINA I FERNANDES</text:p>
          </table:table-cell>
          <table:table-cell office:value-type="string" calcext:value-type="string">
            <text:p>4/4,CHINCHA COTARLI,SANGUEM (M CL),SANGUEM,SOUTH GOA-403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IDIDADE I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RINA FERNANDES</text:p>
          </table:table-cell>
          <table:table-cell office:value-type="string" calcext:value-type="string">
            <text:p>4/4,CHINCHA COTARLI,SANGUEM (M CL),SANGUEM,SOUTH GOA-403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IDIDADE I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KYLA SIMON FERNANDES</text:p>
          </table:table-cell>
          <table:table-cell office:value-type="string" calcext:value-type="string">
            <text:p>4/4,CHINCHA COTARLI,SANGUEM (M CL),SANGUEM,SOUTH GOA-4037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TA SITARAM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TA SITARAM GAONKAR</text:p>
          </table:table-cell>
          <table:table-cell office:value-type="string" calcext:value-type="string">
            <text:p>10,ZARIWADO,SANGUEM (M CL),SANGUEM,SOUTH GOA-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TA SITARAM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VIND S. GAONKAR</text:p>
          </table:table-cell>
          <table:table-cell office:value-type="string" calcext:value-type="string">
            <text:p>10,ZARIWADO,SANGUEM (M CL),SANGUEM,SOUTH GOA-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TA SITARAM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WAPNIL S. GAONKAR</text:p>
          </table:table-cell>
          <table:table-cell office:value-type="string" calcext:value-type="string">
            <text:p>10,ZARIWADO,SANGUEM (M CL),SANGUEM,SOUTH GOA-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ITA SITARAM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AVITA S. GAONKAR</text:p>
          </table:table-cell>
          <table:table-cell office:value-type="string" calcext:value-type="string">
            <text:p>10,ZARIWADO,SANGUEM (M CL),SANGUEM,SOUTH GOA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PRIY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RIYA S GAONKAR</text:p>
          </table:table-cell>
          <table:table-cell office:value-type="string" calcext:value-type="string">
            <text:p>5,MODLOWADO,SANGUEM (M CL),SANGUEM,SOUTH GOA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PRIY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RYA S GAONKAR</text:p>
          </table:table-cell>
          <table:table-cell office:value-type="string" calcext:value-type="string">
            <text:p>5,MODLOWADO,SANGUEM (M CL),SANGUEM,SOUTH GOA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PRIY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KTESH S GAONKAR</text:p>
          </table:table-cell>
          <table:table-cell office:value-type="string" calcext:value-type="string">
            <text:p>5,MODLOWADO,SANGUEM (M CL),SANGUEM,SOUTH GOA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PRIYA S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DDHI S GAONKAR</text:p>
          </table:table-cell>
          <table:table-cell office:value-type="string" calcext:value-type="string">
            <text:p>5,MODLOWADO,SANGUEM (M CL),SANGUEM,SOUTH GOA-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OSI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SINA CARVALHO</text:p>
          </table:table-cell>
          <table:table-cell office:value-type="string" calcext:value-type="string">
            <text:p>64,ORCATTO,SANGUEM (M CL),SANGUEM,SOUTH GOA-4037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CENTIN J. COLAC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CENTIN J. COLACO</text:p>
          </table:table-cell>
          <table:table-cell office:value-type="string" calcext:value-type="string">
            <text:p>60,TARIMOLL,SANGUEM (M CL),SANGUEM,SOUTH GOA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CENTIN J. COLAC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DRON COLACO</text:p>
          </table:table-cell>
          <table:table-cell office:value-type="string" calcext:value-type="string">
            <text:p>60,TARIMOLL,SANGUEM (M CL),SANGUEM,SOUTH GOA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CENTIN J. COLAC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LANCY COLACO</text:p>
          </table:table-cell>
          <table:table-cell office:value-type="string" calcext:value-type="string">
            <text:p>60,TARIMOLL,SANGUEM (M CL),SANGUEM,SOUTH GOA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CENTIN J. COLAC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VITA COLACO</text:p>
          </table:table-cell>
          <table:table-cell office:value-type="string" calcext:value-type="string">
            <text:p>60,TARIMOLL,SANGUEM (M CL),SANGUEM,SOUTH GOA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CENTIN J. COLAC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LVIDA COLACO</text:p>
          </table:table-cell>
          <table:table-cell office:value-type="string" calcext:value-type="string">
            <text:p>60,TARIMOLL,SANGUEM (M CL),SANGUEM,SOUTH GOA-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RISHNA N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RISHNA N VELIP</text:p>
          </table:table-cell>
          <table:table-cell office:value-type="string" calcext:value-type="string">
            <text:p>10/117,XELPEM,SANGUEM (M CL),SANGUEM,SOUTH GOA-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RISHNA N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KASH K VELIP</text:p>
          </table:table-cell>
          <table:table-cell office:value-type="string" calcext:value-type="string">
            <text:p>10/117,XELPEM,SANGUEM (M CL),SANGUEM,SOUTH GOA-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NTONETTE B. VAZ</text:p>
          </table:table-cell>
          <table:table-cell office:value-type="float" office:value="110100600002" calcext:value-type="float">
            <text:p>110100600002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ETTE B. VAZ</text:p>
          </table:table-cell>
          <table:table-cell office:value-type="string" calcext:value-type="string">
            <text:p>46,TARIMOLL,SANGUEM (M CL),SANGUEM,SOUTH GOA-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ULSHI G. AYANG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ULSHI G. AYANGER</text:p>
          </table:table-cell>
          <table:table-cell office:value-type="string" calcext:value-type="string">
            <text:p>109/16,DABAMOL,SANGUEM (M CL),SANGUEM,SOUTH GOA-4037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ULSHI G. AYANG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PINATH AYANGER</text:p>
          </table:table-cell>
          <table:table-cell office:value-type="string" calcext:value-type="string">
            <text:p>109/16,DABAMOL,SANGUEM (M CL),SANGUEM,SOUTH GOA-4037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ULSHI G. AYANG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CHITA AYANGER</text:p>
          </table:table-cell>
          <table:table-cell office:value-type="string" calcext:value-type="string">
            <text:p>109/16,DABAMOL,SANGUEM (M CL),SANGUEM,SOUTH GOA-4037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PECIOSA J COUTI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PECIOSA J COUTINHO</text:p>
          </table:table-cell>
          <table:table-cell office:value-type="string" calcext:value-type="string">
            <text:p>178,ORCOTTO,SANGUEM (M CL),SANGUEM,SOUTH GOA-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PECIOSA J COUTI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HN XAVIER COUTINHO</text:p>
          </table:table-cell>
          <table:table-cell office:value-type="string" calcext:value-type="string">
            <text:p>178,ORCOTTO,SANGUEM (M CL),SANGUEM,SOUTH GOA-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PECIOSA J COUTI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ANGEL J COUTINHO</text:p>
          </table:table-cell>
          <table:table-cell office:value-type="string" calcext:value-type="string">
            <text:p>178,ORCOTTO,SANGUEM (M CL),SANGUEM,SOUTH GOA-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PECIOSA J COUTIN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SVA J COUTINHO</text:p>
          </table:table-cell>
          <table:table-cell office:value-type="string" calcext:value-type="string">
            <text:p>178,ORCOTTO,SANGUEM (M CL),SANGUEM,SOUTH GOA-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ABEL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SABELA OLIVEIRA</text:p>
          </table:table-cell>
          <table:table-cell office:value-type="string" calcext:value-type="string">
            <text:p>27,DANDO,SANGUEM (M CL),SANGUEM,SOUTH GOA-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ABEL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BARRETO</text:p>
          </table:table-cell>
          <table:table-cell office:value-type="string" calcext:value-type="string">
            <text:p>27,DANDO,SANGUEM (M CL),SANGUEM,SOUTH GOA-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ABEL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CINTO BARRETO</text:p>
          </table:table-cell>
          <table:table-cell office:value-type="string" calcext:value-type="string">
            <text:p>27,DANDO,SANGUEM (M CL),SANGUEM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MATI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ATI GAWAS</text:p>
          </table:table-cell>
          <table:table-cell office:value-type="string" calcext:value-type="string">
            <text:p>142,COTARLI,SANVORDEM (CT),SANGUEM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MATI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ANDRHAS MAHADAV GAWAS</text:p>
          </table:table-cell>
          <table:table-cell office:value-type="string" calcext:value-type="string">
            <text:p>142,COTARLI,SANVORDEM (CT),SANGUEM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MATI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GIR GAWAS</text:p>
          </table:table-cell>
          <table:table-cell office:value-type="string" calcext:value-type="string">
            <text:p>142,COTARLI,SANVORDEM (CT),SANGUEM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MATI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JANANA GAWAS</text:p>
          </table:table-cell>
          <table:table-cell office:value-type="string" calcext:value-type="string">
            <text:p>142,COTARLI,SANVORDEM (CT),SANGUEM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MATI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IKSHA GAWASW</text:p>
          </table:table-cell>
          <table:table-cell office:value-type="string" calcext:value-type="string">
            <text:p>142,COTARLI,SANVORDEM (CT),SANGUEM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ARATHI A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ARATHI A. NAIK</text:p>
          </table:table-cell>
          <table:table-cell office:value-type="string" calcext:value-type="string">
            <text:p>137,VORCATTO,SANGUEM (M CL),SANGUEM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ARATHI A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HIJIT A. NAIK</text:p>
          </table:table-cell>
          <table:table-cell office:value-type="string" calcext:value-type="string">
            <text:p>137,VORCATTO,SANGUEM (M CL),SANGUEM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ARATHI A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UL A. NAIK</text:p>
          </table:table-cell>
          <table:table-cell office:value-type="string" calcext:value-type="string">
            <text:p>137,VORCATTO,SANGUEM (M CL),SANGUEM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ARATHI A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ITYA A. NAIK</text:p>
          </table:table-cell>
          <table:table-cell office:value-type="string" calcext:value-type="string">
            <text:p>137,VORCATTO,SANGUEM (M CL),SANGUEM,SOUTH GOA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ASTASIA PINTO E GONSALV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ASTASIA PINTO E GONSALVES</text:p>
          </table:table-cell>
          <table:table-cell office:value-type="string" calcext:value-type="string">
            <text:p>160,VORCATTO,SANGUEM (M CL),SANGUEM,SOUTH GOA-4037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ASTASIA PINTO E GONSALV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NACIO J. D. GONSALVES</text:p>
          </table:table-cell>
          <table:table-cell office:value-type="string" calcext:value-type="string">
            <text:p>160,VORCATTO,SANGUEM (M CL),SANGUEM,SOUTH GOA-4037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ASTASIA PINTO E GONSALV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LESIA GONSALVES</text:p>
          </table:table-cell>
          <table:table-cell office:value-type="string" calcext:value-type="string">
            <text:p>160,VORCATTO,SANGUEM (M CL),SANGUEM,SOUTH GOA-4037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ASTASIA PINTO E GONSALV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ANCIA GONSALVES</text:p>
          </table:table-cell>
          <table:table-cell office:value-type="string" calcext:value-type="string">
            <text:p>160,VORCATTO,SANGUEM (M CL),SANGUEM,SOUTH GOA-4037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NTI LAXMAN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ANTI LAXMAN GAONKAR</text:p>
          </table:table-cell>
          <table:table-cell office:value-type="string" calcext:value-type="string">
            <text:p>5,KOTHARLE,SANGUEM (M CL),SANGUEM,SOUTH GOA-4037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NTI LAXMAN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RENDRA L. GAONKAR</text:p>
          </table:table-cell>
          <table:table-cell office:value-type="string" calcext:value-type="string">
            <text:p>5,KOTHARLE,SANGUEM (M CL),SANGUEM,SOUTH GOA-4037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NTI LAXMAN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M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AUPADI L. GAONKAR</text:p>
          </table:table-cell>
          <table:table-cell office:value-type="string" calcext:value-type="string">
            <text:p>5,KOTHARLE,SANGUEM (M CL),SANGUEM,SOUTH GOA-4037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NTI LAXMAN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FA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XMAN S. GAONKAR</text:p>
          </table:table-cell>
          <table:table-cell office:value-type="string" calcext:value-type="string">
            <text:p>5,KOTHARLE,SANGUEM (M CL),SANGUEM,SOUTH GOA-4037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NIK S. GA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NIK S. GAUNKER</text:p>
          </table:table-cell>
          <table:table-cell office:value-type="string" calcext:value-type="string">
            <text:p>22,VELIP WADO COTARLIM,SANGUEM (M CL),SANGUEM,SOUTH GOA-4037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NIK S. GA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DASHIV T. GAONKER</text:p>
          </table:table-cell>
          <table:table-cell office:value-type="string" calcext:value-type="string">
            <text:p>22,VELIP WADO COTARLIM,SANGUEM (M CL),SANGUEM,SOUTH GOA-4037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NIK S. GA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TISH .S. GAUNKER</text:p>
          </table:table-cell>
          <table:table-cell office:value-type="string" calcext:value-type="string">
            <text:p>22,VELIP WADO COTARLIM,SANGUEM (M CL),SANGUEM,SOUTH GOA-4037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NIK S. GAU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VYA .S. GAUNKER</text:p>
          </table:table-cell>
          <table:table-cell office:value-type="string" calcext:value-type="string">
            <text:p>22,VELIP WADO COTARLIM,SANGUEM (M CL),SANGUEM,SOUTH GOA-4037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USHILA P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SHILA P. GAONKAR</text:p>
          </table:table-cell>
          <table:table-cell office:value-type="string" calcext:value-type="string">
            <text:p>19,COTARLI,SANGUEM (M CL),SANGUEM,SOUTH GOA-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IKSHA D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KSHA D. GAONKAR</text:p>
          </table:table-cell>
          <table:table-cell office:value-type="string" calcext:value-type="string">
            <text:p>38/1,ZARIWADO,SANGUEM (M CL),SANGUEM,SOUTH GOA-4037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IKSHA D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LIP B. GAONKAR</text:p>
          </table:table-cell>
          <table:table-cell office:value-type="string" calcext:value-type="string">
            <text:p>38/1,ZARIWADO,SANGUEM (M CL),SANGUEM,SOUTH GOA-4037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IKSHA D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SHA D GAONKAR</text:p>
          </table:table-cell>
          <table:table-cell office:value-type="string" calcext:value-type="string">
            <text:p>38/1,ZARIWADO,SANGUEM (M CL),SANGUEM,SOUTH GOA-403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AN N. 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UTAN N. MAPARI</text:p>
          </table:table-cell>
          <table:table-cell office:value-type="string" calcext:value-type="string">
            <text:p>94,KELKER BAG,SANGUEM (M CL),SANGUEM,SOUTH GOA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AN N. 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RCINVA P. MAPARI</text:p>
          </table:table-cell>
          <table:table-cell office:value-type="string" calcext:value-type="string">
            <text:p>94,KELKER BAG,SANGUEM (M CL),SANGUEM,SOUTH GOA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AN N. 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NKAJ N. MAPARI</text:p>
          </table:table-cell>
          <table:table-cell office:value-type="string" calcext:value-type="string">
            <text:p>94,KELKER BAG,SANGUEM (M CL),SANGUEM,SOUTH GOA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AN N. 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JALI N. MAPARI</text:p>
          </table:table-cell>
          <table:table-cell office:value-type="string" calcext:value-type="string">
            <text:p>94,KELKER BAG,SANGUEM (M CL),SANGUEM,SOUTH GOA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AN N. MAPAR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UPA N. MAPARI</text:p>
          </table:table-cell>
          <table:table-cell office:value-type="string" calcext:value-type="string">
            <text:p>94,KELKER BAG,SANGUEM (M CL),SANGUEM,SOUTH GOA-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T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TA S. NAIK</text:p>
          </table:table-cell>
          <table:table-cell office:value-type="string" calcext:value-type="string">
            <text:p>129/1,DANDO,SANGUEM (M CL),SANGUEM,SOUTH GOA-4037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T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TARAM Y. NAIK</text:p>
          </table:table-cell>
          <table:table-cell office:value-type="string" calcext:value-type="string">
            <text:p>129/1,DANDO,SANGUEM (M CL),SANGUEM,SOUTH GOA-4037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TA S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KET S. NAIK</text:p>
          </table:table-cell>
          <table:table-cell office:value-type="string" calcext:value-type="string">
            <text:p>129/1,DANDO,SANGUEM (M CL),SANGUEM,SOUTH GOA-4037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ULI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ULINA DIAS</text:p>
          </table:table-cell>
          <table:table-cell office:value-type="string" calcext:value-type="string">
            <text:p>20,KHARKATEGATHI,SANGUEM (M CL),SANGUEM,SOUTH GOA-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ULI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GOMES</text:p>
          </table:table-cell>
          <table:table-cell office:value-type="string" calcext:value-type="string">
            <text:p>20,KHARKATEGATHI,SANGUEM (M CL),SANGUEM,SOUTH GOA-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ULI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STON GOMES</text:p>
          </table:table-cell>
          <table:table-cell office:value-type="string" calcext:value-type="string">
            <text:p>20,KHARKATEGATHI,SANGUEM (M CL),SANGUEM,SOUTH GOA-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ULINA DI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LIZA GOMES</text:p>
          </table:table-cell>
          <table:table-cell office:value-type="string" calcext:value-type="string">
            <text:p>20,KHARKATEGATHI,SANGUEM (M CL),SANGUEM,SOUTH GOA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SQUEL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SQUELINA GOMES</text:p>
          </table:table-cell>
          <table:table-cell office:value-type="string" calcext:value-type="string">
            <text:p>82,TARIMIL,SANGUEM (M CL),SANGUEM,SOUTH GOA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SQUEL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SHAL LIMA</text:p>
          </table:table-cell>
          <table:table-cell office:value-type="string" calcext:value-type="string">
            <text:p>82,TARIMIL,SANGUEM (M CL),SANGUEM,SOUTH GOA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SQUEL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XELL DELIMA</text:p>
          </table:table-cell>
          <table:table-cell office:value-type="string" calcext:value-type="string">
            <text:p>82,TARIMIL,SANGUEM (M CL),SANGUEM,SOUTH GOA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SQUEL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SSY DELIMA</text:p>
          </table:table-cell>
          <table:table-cell office:value-type="string" calcext:value-type="string">
            <text:p>82,TARIMIL,SANGUEM (M CL),SANGUEM,SOUTH GOA-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NIF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NIFA FERNANDES</text:p>
          </table:table-cell>
          <table:table-cell office:value-type="string" calcext:value-type="string">
            <text:p>41,ZORIWADO,SANGUEM (M CL),SANGUEM,SOUTH GOA-4037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NIF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IRO A.B. FERNANDES</text:p>
          </table:table-cell>
          <table:table-cell office:value-type="string" calcext:value-type="string">
            <text:p>41,ZORIWADO,SANGUEM (M CL),SANGUEM,SOUTH GOA-4037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NIF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M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EXINA FERNANDES</text:p>
          </table:table-cell>
          <table:table-cell office:value-type="string" calcext:value-type="string">
            <text:p>41,ZORIWADO,SANGUEM (M CL),SANGUEM,SOUTH GOA-4037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NIF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EPIKA NAGAPPA DODMANI</text:p>
          </table:table-cell>
          <table:table-cell office:value-type="string" calcext:value-type="string">
            <text:p>41,ZORIWADO,SANGUEM (M CL),SANGUEM,SOUTH GOA-4037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HAVANA R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HAVANA R GAUNS</text:p>
          </table:table-cell>
          <table:table-cell office:value-type="string" calcext:value-type="string">
            <text:p>4,DANDO,SANGUEM (M CL),SANGUEM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HAVANA R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JESH GOPAL GAUNS</text:p>
          </table:table-cell>
          <table:table-cell office:value-type="string" calcext:value-type="string">
            <text:p>4,DANDO,SANGUEM (M CL),SANGUEM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HAVANA R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UTAM R GAUNS</text:p>
          </table:table-cell>
          <table:table-cell office:value-type="string" calcext:value-type="string">
            <text:p>4,DANDO,SANGUEM (M CL),SANGUEM,SOUTH GOA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UMATI .A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ATI .A. GAONKAR</text:p>
          </table:table-cell>
          <table:table-cell office:value-type="string" calcext:value-type="string">
            <text:p>89,ZRIELADA,SANGUEM (M CL),SANGUEM,SOUTH GOA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UMATI .A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ANT .S. GAONKAR</text:p>
          </table:table-cell>
          <table:table-cell office:value-type="string" calcext:value-type="string">
            <text:p>89,ZRIELADA,SANGUEM (M CL),SANGUEM,SOUTH GOA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UMATI .A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DHESH .A. GAONKAR</text:p>
          </table:table-cell>
          <table:table-cell office:value-type="string" calcext:value-type="string">
            <text:p>89,ZRIELADA,SANGUEM (M CL),SANGUEM,SOUTH GOA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UMATI .A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VIDAS .A. GAONKAR</text:p>
          </table:table-cell>
          <table:table-cell office:value-type="string" calcext:value-type="string">
            <text:p>89,ZRIELADA,SANGUEM (M CL),SANGUEM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VITA 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VITA T VELIP</text:p>
          </table:table-cell>
          <table:table-cell office:value-type="string" calcext:value-type="string">
            <text:p>79,VELIPWADO,SANGUEM (M CL),SANGUEM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VITA 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ULSHIDAS N VELIP</text:p>
          </table:table-cell>
          <table:table-cell office:value-type="string" calcext:value-type="string">
            <text:p>79,VELIPWADO,SANGUEM (M CL),SANGUEM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VITA 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JAS T VELIP</text:p>
          </table:table-cell>
          <table:table-cell office:value-type="string" calcext:value-type="string">
            <text:p>79,VELIPWADO,SANGUEM (M CL),SANGUEM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VITA 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USHAR T VELIP</text:p>
          </table:table-cell>
          <table:table-cell office:value-type="string" calcext:value-type="string">
            <text:p>79,VELIPWADO,SANGUEM (M CL),SANGUEM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VITA 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EPTI T VELIP</text:p>
          </table:table-cell>
          <table:table-cell office:value-type="string" calcext:value-type="string">
            <text:p>79,VELIPWADO,SANGUEM (M CL),SANGUEM,SOUTH GOA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IRA SHRIKAN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RA SHRIKANT VELIP</text:p>
          </table:table-cell>
          <table:table-cell office:value-type="string" calcext:value-type="string">
            <text:p>60,VELIPWADA,SANGUEM (M CL),SANGUEM,SOUTH GOA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IRA SHRIKAN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RIKANT P VELIP</text:p>
          </table:table-cell>
          <table:table-cell office:value-type="string" calcext:value-type="string">
            <text:p>60,VELIPWADA,SANGUEM (M CL),SANGUEM,SOUTH GOA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IRA SHRIKANT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DHASI VELIP</text:p>
          </table:table-cell>
          <table:table-cell office:value-type="string" calcext:value-type="string">
            <text:p>60,VELIPWADA,SANGUEM (M CL),SANGUEM,SOUTH GOA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DHAKAR .G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DHAKAR .G. GAUNKAR</text:p>
          </table:table-cell>
          <table:table-cell office:value-type="string" calcext:value-type="string">
            <text:p>10,ZORIWADO,SANGUEM (M CL),SANGUEM,SOUTH GOA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HAIKH SHABAN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IKH SHABANA BI</text:p>
          </table:table-cell>
          <table:table-cell office:value-type="string" calcext:value-type="string">
            <text:p>56,DANDO,SANGUEM (M CL),SANGUEM,SOUTH GOA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HAIKH SHABAN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IR KHAN PATHAN</text:p>
          </table:table-cell>
          <table:table-cell office:value-type="string" calcext:value-type="string">
            <text:p>56,DANDO,SANGUEM (M CL),SANGUEM,SOUTH GOA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HAIKH SHABAN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ZHAN KHAN PATHAN</text:p>
          </table:table-cell>
          <table:table-cell office:value-type="string" calcext:value-type="string">
            <text:p>56,DANDO,SANGUEM (M CL),SANGUEM,SOUTH GOA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HAIKH SHABAN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IZA KHAN PATHAN</text:p>
          </table:table-cell>
          <table:table-cell office:value-type="string" calcext:value-type="string">
            <text:p>56,DANDO,SANGUEM (M CL),SANGUEM,SOUTH GOA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IJAYA .V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JAYA .V. GAUNKAR</text:p>
          </table:table-cell>
          <table:table-cell office:value-type="string" calcext:value-type="string">
            <text:p>10,KOTTAKLIM,SANGUEM (M CL),SANGUEM,SOUTH GOA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IJAYA .V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HAL .G. GAUNKAR</text:p>
          </table:table-cell>
          <table:table-cell office:value-type="string" calcext:value-type="string">
            <text:p>10,KOTTAKLIM,SANGUEM (M CL),SANGUEM,SOUTH GOA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IJAYA .V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ETON .V. GAUNKAR</text:p>
          </table:table-cell>
          <table:table-cell office:value-type="string" calcext:value-type="string">
            <text:p>10,KOTTAKLIM,SANGUEM (M CL),SANGUEM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EFFY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LEFFY FERNANDES</text:p>
          </table:table-cell>
          <table:table-cell office:value-type="string" calcext:value-type="string">
            <text:p>33,DANDO,SANGUEM (M CL),SANGUEM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EFFY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ELUIA COSTA</text:p>
          </table:table-cell>
          <table:table-cell office:value-type="string" calcext:value-type="string">
            <text:p>33,DANDO,SANGUEM (M CL),SANGUEM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EFFY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LRICH ADRIEL COSTA</text:p>
          </table:table-cell>
          <table:table-cell office:value-type="string" calcext:value-type="string">
            <text:p>33,DANDO,SANGUEM (M CL),SANGUEM,SOUTH GOA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HARTI .S. GOA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HARTI .S. GOANKER</text:p>
          </table:table-cell>
          <table:table-cell office:value-type="string" calcext:value-type="string">
            <text:p>73,VELIP WADO,SANGUEM (M CL),SANGUEM,SOUTH GOA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HARTI .S. GOA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HAVESH .S. GOANKER</text:p>
          </table:table-cell>
          <table:table-cell office:value-type="string" calcext:value-type="string">
            <text:p>73,VELIP WADO,SANGUEM (M CL),SANGUEM,SOUTH GOA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HARTI .S. GOA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KSHADA .S. GOANKER</text:p>
          </table:table-cell>
          <table:table-cell office:value-type="string" calcext:value-type="string">
            <text:p>73,VELIP WADO,SANGUEM (M CL),SANGUEM,SOUTH GOA-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ICENTINA D'SOUZA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CENTINA D'SOUZA E COSTA</text:p>
          </table:table-cell>
          <table:table-cell office:value-type="string" calcext:value-type="string">
            <text:p>33,DANDO,SANGUEM (M CL),SANGUEM,SOUTH GOA-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ICENTINA D'SOUZA E COST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MON COSTA</text:p>
          </table:table-cell>
          <table:table-cell office:value-type="string" calcext:value-type="string">
            <text:p>33,DANDO,SANGUEM (M CL),SANGUEM,SOUTH GOA-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YED ELFAT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ELFAT</text:p>
          </table:table-cell>
          <table:table-cell office:value-type="string" calcext:value-type="string">
            <text:p>104,KHOLLAWAD,SANGUEM (M CL),SANGUEM,SOUTH GOA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AC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ACINA FERNANDES</text:p>
          </table:table-cell>
          <table:table-cell office:value-type="string" calcext:value-type="string">
            <text:p>8/126,DONDO,SANGUEM (M CL),SANGUEM,SOUTH GOA-4037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AC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 SIMAO FERNANDES</text:p>
          </table:table-cell>
          <table:table-cell office:value-type="string" calcext:value-type="string">
            <text:p>8/126,DONDO,SANGUEM (M CL),SANGUEM,SOUTH GOA-4037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AC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MILO FERNANDES</text:p>
          </table:table-cell>
          <table:table-cell office:value-type="string" calcext:value-type="string">
            <text:p>8/126,DONDO,SANGUEM (M CL),SANGUEM,SOUTH GOA-4037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AC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RIEL.C. FERNANDES</text:p>
          </table:table-cell>
          <table:table-cell office:value-type="string" calcext:value-type="string">
            <text:p>8/126,DONDO,SANGUEM (M CL),SANGUEM,SOUTH GOA-4037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AC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DAUGHT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LENTINA FERNANDES</text:p>
          </table:table-cell>
          <table:table-cell office:value-type="string" calcext:value-type="string">
            <text:p>8/126,DONDO,SANGUEM (M CL),SANGUEM,SOUTH GOA-4037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USEFINA VAZ</text:p>
          </table:table-cell>
          <table:table-cell office:value-type="float" office:value="110100600002" calcext:value-type="float">
            <text:p>110100600002</text:p>
          </table:table-cell>
          <table:table-cell office:value-type="string" calcext:value-type="string">
            <text:p>SEL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USEFINA VAZ</text:p>
          </table:table-cell>
          <table:table-cell office:value-type="string" calcext:value-type="string">
            <text:p>74,TARIMOL,SANGUEM (M CL),SANGUEM,SOUTH GOA-4037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USEFINA VAZ</text:p>
          </table:table-cell>
          <table:table-cell office:value-type="float" office:value="110100600002" calcext:value-type="float">
            <text:p>110100600002</text:p>
          </table:table-cell>
          <table:table-cell office:value-type="string" calcext:value-type="string">
            <text:p>S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SISCO VAZ</text:p>
          </table:table-cell>
          <table:table-cell office:value-type="string" calcext:value-type="string">
            <text:p>74,TARIMOL,SANGUEM (M CL),SANGUEM,SOUTH GOA-4037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MITA R MUL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MITA R MULGAONKAR</text:p>
          </table:table-cell>
          <table:table-cell office:value-type="string" calcext:value-type="string">
            <text:p>4/4,,SANGUEM (M CL),SANGUEM,SOUTH GOA-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MITA R MUL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MNATH D MULGAONKAR</text:p>
          </table:table-cell>
          <table:table-cell office:value-type="string" calcext:value-type="string">
            <text:p>4/4,,SANGUEM (M CL),SANGUEM,SOUTH GOA-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MITA R MUL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IR R MULGAONKAR</text:p>
          </table:table-cell>
          <table:table-cell office:value-type="string" calcext:value-type="string">
            <text:p>4/4,,SANGUEM (M CL),SANGUEM,SOUTH GOA-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MITA R MUL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NEHAL R MULGAONKAR</text:p>
          </table:table-cell>
          <table:table-cell office:value-type="string" calcext:value-type="string">
            <text:p>4/4,,SANGUEM (M CL),SANGUEM,SOUTH GOA-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TVI R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TVI R NAIK</text:p>
          </table:table-cell>
          <table:table-cell office:value-type="string" calcext:value-type="string">
            <text:p>127,DANDO,SANGUEM (M CL),SANGUEM,SOUTH GOA-4037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TVI R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YA V NAIK</text:p>
          </table:table-cell>
          <table:table-cell office:value-type="string" calcext:value-type="string">
            <text:p>127,DANDO,SANGUEM (M CL),SANGUEM,SOUTH GOA-4037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TVI R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HIDAS R NAIK</text:p>
          </table:table-cell>
          <table:table-cell office:value-type="string" calcext:value-type="string">
            <text:p>127,DANDO,SANGUEM (M CL),SANGUEM,SOUTH GOA-4037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TVI R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TUJA ROHIDAS NAIK</text:p>
          </table:table-cell>
          <table:table-cell office:value-type="string" calcext:value-type="string">
            <text:p>127,DANDO,SANGUEM (M CL),SANGUEM,SOUTH GOA-4037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TVI R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YUSHA ROHIDAS NAIK</text:p>
          </table:table-cell>
          <table:table-cell office:value-type="string" calcext:value-type="string">
            <text:p>127,DANDO,SANGUEM (M CL),SANGUEM,SOUTH GOA-4037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NAINA V DESSA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NAINA V DESSAI</text:p>
          </table:table-cell>
          <table:table-cell office:value-type="string" calcext:value-type="string">
            <text:p>7,KHARKHALEWADO,SANGUEM (M CL),SANGUEM,SOUTH GOA-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NAINA V DESSA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RAJ V DESSAI</text:p>
          </table:table-cell>
          <table:table-cell office:value-type="string" calcext:value-type="string">
            <text:p>7,KHARKHALEWADO,SANGUEM (M CL),SANGUEM,SOUTH GOA-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NAINA V DESSA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UBHRA V DESSAI</text:p>
          </table:table-cell>
          <table:table-cell office:value-type="string" calcext:value-type="string">
            <text:p>7,KHARKHALEWADO,SANGUEM (M CL),SANGUEM,SOUTH GOA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T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RITA FERNANDES</text:p>
          </table:table-cell>
          <table:table-cell office:value-type="string" calcext:value-type="string">
            <text:p>64,ORCOTTO,SANGUEM (M CL),SANGUEM,SOUTH GOA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T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TANCIO FERNANDES</text:p>
          </table:table-cell>
          <table:table-cell office:value-type="string" calcext:value-type="string">
            <text:p>64,ORCOTTO,SANGUEM (M CL),SANGUEM,SOUTH GOA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T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 FERNANDES</text:p>
          </table:table-cell>
          <table:table-cell office:value-type="string" calcext:value-type="string">
            <text:p>64,ORCOTTO,SANGUEM (M CL),SANGUEM,SOUTH GOA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T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LMIRA FERNANDES</text:p>
          </table:table-cell>
          <table:table-cell office:value-type="string" calcext:value-type="string">
            <text:p>64,ORCOTTO,SANGUEM (M CL),SANGUEM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TONET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ETA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TONET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SARIO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TONET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NDLEE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TONET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RISHA CARVALHO</text:p>
          </table:table-cell>
          <table:table-cell office:value-type="string" calcext:value-type="string">
            <text:p>50,TARIMOL,SANGUEM (M CL),SANGUEM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TIM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MASCARENHAS</text:p>
          </table:table-cell>
          <table:table-cell office:value-type="string" calcext:value-type="string">
            <text:p>63,TARIMOL,SANGUEM (M CL),SANGUEM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TIM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STODIO MASCARENHAS</text:p>
          </table:table-cell>
          <table:table-cell office:value-type="string" calcext:value-type="string">
            <text:p>63,TARIMOL,SANGUEM (M CL),SANGUEM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TIM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VAL MASCARENHAS</text:p>
          </table:table-cell>
          <table:table-cell office:value-type="string" calcext:value-type="string">
            <text:p>63,TARIMOL,SANGUEM (M CL),SANGUEM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TIMA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FA MASCARENHAS</text:p>
          </table:table-cell>
          <table:table-cell office:value-type="string" calcext:value-type="string">
            <text:p>63,TARIMOL,SANGUEM (M CL),SANGUEM,SOUTH GOA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EETANAJLI G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ETANAJLI G GAONKAR</text:p>
          </table:table-cell>
          <table:table-cell office:value-type="string" calcext:value-type="string">
            <text:p>23,ZARIWADA,SANGUEM (M CL),SANGUEM,SOUTH GOA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EETANAJLI G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JANAN S GAONKAR</text:p>
          </table:table-cell>
          <table:table-cell office:value-type="string" calcext:value-type="string">
            <text:p>23,ZARIWADA,SANGUEM (M CL),SANGUEM,SOUTH GOA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EETANAJLI G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TARAM G GAONKAR</text:p>
          </table:table-cell>
          <table:table-cell office:value-type="string" calcext:value-type="string">
            <text:p>23,ZARIWADA,SANGUEM (M CL),SANGUEM,SOUTH GOA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EETANAJLI G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DANA G GAONKAR</text:p>
          </table:table-cell>
          <table:table-cell office:value-type="string" calcext:value-type="string">
            <text:p>23,ZARIWADA,SANGUEM (M CL),SANGUEM,SOUTH GOA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EETANAJLI G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VYA G GAONKAR</text:p>
          </table:table-cell>
          <table:table-cell office:value-type="string" calcext:value-type="string">
            <text:p>23,ZARIWADA,SANGUEM (M CL),SANGUEM,SOUTH GOA-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JANI GOPAL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JANI GOPAL GAUNS</text:p>
          </table:table-cell>
          <table:table-cell office:value-type="string" calcext:value-type="string">
            <text:p>4,DANDO,SANGUEM (M CL),SANGUEM,SOUTH GOA-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JANI GOPAL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UTAM RAJESH GAUNS</text:p>
          </table:table-cell>
          <table:table-cell office:value-type="string" calcext:value-type="string">
            <text:p>4,DANDO,SANGUEM (M CL),SANGUEM,SOUTH GOA-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UMETIN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UMETIN MASCARENHAS</text:p>
          </table:table-cell>
          <table:table-cell office:value-type="string" calcext:value-type="string">
            <text:p>43,DANDO,SANGUEM (M CL),SANGUEM,SOUTH GOA-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UMETIN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REGRINO MASCARENHAS</text:p>
          </table:table-cell>
          <table:table-cell office:value-type="string" calcext:value-type="string">
            <text:p>43,DANDO,SANGUEM (M CL),SANGUEM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LAGR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LAGRINA OLIVEIRA</text:p>
          </table:table-cell>
          <table:table-cell office:value-type="string" calcext:value-type="string">
            <text:p>65,ORCOTTO,SANGUEM (M CL),SANGUEM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LAGR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EL VAS</text:p>
          </table:table-cell>
          <table:table-cell office:value-type="string" calcext:value-type="string">
            <text:p>65,ORCOTTO,SANGUEM (M CL),SANGUEM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LAGR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CKSON VAS</text:p>
          </table:table-cell>
          <table:table-cell office:value-type="string" calcext:value-type="string">
            <text:p>65,ORCOTTO,SANGUEM (M CL),SANGUEM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LAGR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SON VAS</text:p>
          </table:table-cell>
          <table:table-cell office:value-type="string" calcext:value-type="string">
            <text:p>65,ORCOTTO,SANGUEM (M CL),SANGUEM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LAGRIN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ASLY VAS</text:p>
          </table:table-cell>
          <table:table-cell office:value-type="string" calcext:value-type="string">
            <text:p>65,ORCOTTO,SANGUEM (M CL),SANGUEM,SOUTH GOA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ICHARD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CHARD MASCARENHAS</text:p>
          </table:table-cell>
          <table:table-cell office:value-type="string" calcext:value-type="string">
            <text:p>43,DANDO,SANGUEM (M CL),SANGUEM,SOUTH GOA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TAR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TARINA GOMES</text:p>
          </table:table-cell>
          <table:table-cell office:value-type="string" calcext:value-type="string">
            <text:p>138,TARIMOL,SANGUEM (M CL),SANGUEM,SOUTH GOA-403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TAR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MINGO GOMES</text:p>
          </table:table-cell>
          <table:table-cell office:value-type="string" calcext:value-type="string">
            <text:p>138,TARIMOL,SANGUEM (M CL),SANGUEM,SOUTH GOA-403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TAR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AGO GOMES</text:p>
          </table:table-cell>
          <table:table-cell office:value-type="string" calcext:value-type="string">
            <text:p>138,TARIMOL,SANGUEM (M CL),SANGUEM,SOUTH GOA-403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TARINA GOM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LLY GOMES</text:p>
          </table:table-cell>
          <table:table-cell office:value-type="string" calcext:value-type="string">
            <text:p>138,TARIMOL,SANGUEM (M CL),SANGUEM,SOUTH GOA-4037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ONI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IA CARVALHO</text:p>
          </table:table-cell>
          <table:table-cell office:value-type="string" calcext:value-type="string">
            <text:p>82,TARIMOL,SANGUEM (M CL),SANGUEM,SOUTH GOA-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ONI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AN LIMA</text:p>
          </table:table-cell>
          <table:table-cell office:value-type="string" calcext:value-type="string">
            <text:p>82,TARIMOL,SANGUEM (M CL),SANGUEM,SOUTH GOA-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ONI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LVON LIMA</text:p>
          </table:table-cell>
          <table:table-cell office:value-type="string" calcext:value-type="string">
            <text:p>82,TARIMOL,SANGUEM (M CL),SANGUEM,SOUTH GOA-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ONI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MRAN LIMA</text:p>
          </table:table-cell>
          <table:table-cell office:value-type="string" calcext:value-type="string">
            <text:p>82,TARIMOL,SANGUEM (M CL),SANGUEM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ATIKSHA P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ATIKSHA P VELIP</text:p>
          </table:table-cell>
          <table:table-cell office:value-type="string" calcext:value-type="string">
            <text:p>90,COTARLIM,SANGUEM (M CL),SANGUEM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ATIKSHA P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KASH KUSTA VELIP</text:p>
          </table:table-cell>
          <table:table-cell office:value-type="string" calcext:value-type="string">
            <text:p>90,COTARLIM,SANGUEM (M CL),SANGUEM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ATIKSHA P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REEPRASAD P VELIP</text:p>
          </table:table-cell>
          <table:table-cell office:value-type="string" calcext:value-type="string">
            <text:p>90,COTARLIM,SANGUEM (M CL),SANGUEM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ATIKSHA P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IYA VELIP</text:p>
          </table:table-cell>
          <table:table-cell office:value-type="string" calcext:value-type="string">
            <text:p>90,COTARLIM,SANGUEM (M CL),SANGUEM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CINA DIAS ALIAS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CINA DIAS ALIAS LIMA</text:p>
          </table:table-cell>
          <table:table-cell office:value-type="string" calcext:value-type="string">
            <text:p>195,TARIMOL,SANGUEM (M CL),SANGUEM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CINA DIAS ALIAS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ITAN .I. LIMA</text:p>
          </table:table-cell>
          <table:table-cell office:value-type="string" calcext:value-type="string">
            <text:p>195,TARIMOL,SANGUEM (M CL),SANGUEM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CINA DIAS ALIAS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SAAC LIMA</text:p>
          </table:table-cell>
          <table:table-cell office:value-type="string" calcext:value-type="string">
            <text:p>195,TARIMOL,SANGUEM (M CL),SANGUEM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CINA DIAS ALIAS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STIN LIMA</text:p>
          </table:table-cell>
          <table:table-cell office:value-type="string" calcext:value-type="string">
            <text:p>195,TARIMOL,SANGUEM (M CL),SANGUEM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CINA DIAS ALIAS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EL LIMA</text:p>
          </table:table-cell>
          <table:table-cell office:value-type="string" calcext:value-type="string">
            <text:p>195,TARIMOL,SANGUEM (M CL),SANGUEM,SOUTH GOA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ATI SHIVAM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ATI SHIVAM NAIK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ATI SHIVAM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RAM L NAIK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ATI SHIVAM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FATHER IN LA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XIMAN G NAIK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AJANI S RAN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JANI S RANE</text:p>
          </table:table-cell>
          <table:table-cell office:value-type="string" calcext:value-type="string">
            <text:p>51,DDANDO,SANGUEM (M CL),SANGUEM,SOUTH GOA-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AJANI S RAN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NTIDAS MANOHAR RANE</text:p>
          </table:table-cell>
          <table:table-cell office:value-type="string" calcext:value-type="string">
            <text:p>51,DDANDO,SANGUEM (M CL),SANGUEM,SOUTH GOA-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AJANI S RAN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INIKA S RANE</text:p>
          </table:table-cell>
          <table:table-cell office:value-type="string" calcext:value-type="string">
            <text:p>51,DDANDO,SANGUEM (M CL),SANGUEM,SOUTH GOA-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ILAGR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LAGRINA LIMA</text:p>
          </table:table-cell>
          <table:table-cell office:value-type="string" calcext:value-type="string">
            <text:p>82,TARIMOL,SANGUEM (M CL),SANGUEM,SOUTH GOA-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ILAGRINA LIM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RMELINA LIMA</text:p>
          </table:table-cell>
          <table:table-cell office:value-type="string" calcext:value-type="string">
            <text:p>82,TARIMOL,SANGUEM (M CL),SANGUEM,SOUTH GOA-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ZIZAN BI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ZIZAN BI SAYED</text:p>
          </table:table-cell>
          <table:table-cell office:value-type="string" calcext:value-type="string">
            <text:p>97/2,SANGUEM,SANGUEM (M CL),SANGUEM,SOUTH GOA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ANA CARDOS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ANA CARDOSO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ANA CARDOS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O FERNANDES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ANA CARDOS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SON FERNANDES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ANA CARDOS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GRAND 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THAN FERNANDES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ANA CARDOS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 IN LA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INOSHKA WILMA FERNANDES</text:p>
          </table:table-cell>
          <table:table-cell office:value-type="string" calcext:value-type="string">
            <text:p>19,DANDO,SANGUEM (M CL),SANGUEM,SOUTH GOA-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ISH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ISHA BI</text:p>
          </table:table-cell>
          <table:table-cell office:value-type="string" calcext:value-type="string">
            <text:p>97/2,ZARIWADO,SANGUEM (M CL),SANGUEM,SOUTH GOA-403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ISH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YED MANZOOR AHMED</text:p>
          </table:table-cell>
          <table:table-cell office:value-type="string" calcext:value-type="string">
            <text:p>97/2,ZARIWADO,SANGUEM (M CL),SANGUEM,SOUTH GOA-403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ISH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 MASEER SAYED</text:p>
          </table:table-cell>
          <table:table-cell office:value-type="string" calcext:value-type="string">
            <text:p>97/2,ZARIWADO,SANGUEM (M CL),SANGUEM,SOUTH GOA-403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ISH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SIR NAFEES SAYED</text:p>
          </table:table-cell>
          <table:table-cell office:value-type="string" calcext:value-type="string">
            <text:p>97/2,ZARIWADO,SANGUEM (M CL),SANGUEM,SOUTH GOA-403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ISHA BI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ZIRA MAISHA SAYED</text:p>
          </table:table-cell>
          <table:table-cell office:value-type="string" calcext:value-type="string">
            <text:p>97/2,ZARIWADO,SANGUEM (M CL),SANGUEM,SOUTH GOA-4037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MELI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ELIA FERNANDES</text:p>
          </table:table-cell>
          <table:table-cell office:value-type="string" calcext:value-type="string">
            <text:p>77,TARIMOL,SANGUEM (M CL),SANGUEM,SOUTH GOA-4037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MELI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FERNANDES</text:p>
          </table:table-cell>
          <table:table-cell office:value-type="string" calcext:value-type="string">
            <text:p>77,TARIMOL,SANGUEM (M CL),SANGUEM,SOUTH GOA-4037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ENCY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NCY MASCARENHAS</text:p>
          </table:table-cell>
          <table:table-cell office:value-type="string" calcext:value-type="string">
            <text:p>141,TARIMOL,SANGUEM (M CL),SANGUEM,SOUTH GOA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ENCY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LSON MASCARENHAS</text:p>
          </table:table-cell>
          <table:table-cell office:value-type="string" calcext:value-type="string">
            <text:p>141,TARIMOL,SANGUEM (M CL),SANGUEM,SOUTH GOA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ENCY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YS MASCARENHAS</text:p>
          </table:table-cell>
          <table:table-cell office:value-type="string" calcext:value-type="string">
            <text:p>141,TARIMOL,SANGUEM (M CL),SANGUEM,SOUTH GOA-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ELIS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LISA PEREIRA</text:p>
          </table:table-cell>
          <table:table-cell office:value-type="string" calcext:value-type="string">
            <text:p>62,VORCOTTO,SANGUEM (M CL),SANGUEM,SOUTH GOA-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ELIS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SARIO FERNANDES</text:p>
          </table:table-cell>
          <table:table-cell office:value-type="string" calcext:value-type="string">
            <text:p>62,VORCOTTO,SANGUEM (M CL),SANGUEM,SOUTH GOA-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ELISA PER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ON FERNANDES</text:p>
          </table:table-cell>
          <table:table-cell office:value-type="string" calcext:value-type="string">
            <text:p>62,VORCOTTO,SANGUEM (M CL),SANGUEM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FURTAD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FURTADO</text:p>
          </table:table-cell>
          <table:table-cell office:value-type="string" calcext:value-type="string">
            <text:p>20,DANDDO,SANGUEM (M CL),SANGUEM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FURTAD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EXANDER FURTADO</text:p>
          </table:table-cell>
          <table:table-cell office:value-type="string" calcext:value-type="string">
            <text:p>20,DANDDO,SANGUEM (M CL),SANGUEM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FURTAD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VITO FURTADO</text:p>
          </table:table-cell>
          <table:table-cell office:value-type="string" calcext:value-type="string">
            <text:p>20,DANDDO,SANGUEM (M CL),SANGUEM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FURTAD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ZIRA FURTADO</text:p>
          </table:table-cell>
          <table:table-cell office:value-type="string" calcext:value-type="string">
            <text:p>20,DANDDO,SANGUEM (M CL),SANGUEM,SOUTH GOA-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BY R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BY R VELIP</text:p>
          </table:table-cell>
          <table:table-cell office:value-type="string" calcext:value-type="string">
            <text:p>73,VELIPWADO,SANGUEM (M CL),SANGUEM,SOUTH GOA-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BY R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GOBA S VELIP</text:p>
          </table:table-cell>
          <table:table-cell office:value-type="string" calcext:value-type="string">
            <text:p>73,VELIPWADO,SANGUEM (M CL),SANGUEM,SOUTH GOA-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BY R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HISH R VELIP</text:p>
          </table:table-cell>
          <table:table-cell office:value-type="string" calcext:value-type="string">
            <text:p>73,VELIPWADO,SANGUEM (M CL),SANGUEM,SOUTH GOA-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BY R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MNATH R VELIP</text:p>
          </table:table-cell>
          <table:table-cell office:value-type="string" calcext:value-type="string">
            <text:p>73,VELIPWADO,SANGUEM (M CL),SANGUEM,SOUTH GOA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ATIM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OLIVEIRA</text:p>
          </table:table-cell>
          <table:table-cell office:value-type="string" calcext:value-type="string">
            <text:p>-,DANDO,SANGUEM (M CL),SANGUEM,SOUTH GOA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ATIM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NGAPPA CHIGARI</text:p>
          </table:table-cell>
          <table:table-cell office:value-type="string" calcext:value-type="string">
            <text:p>-,DANDO,SANGUEM (M CL),SANGUEM,SOUTH GOA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ATIM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UBAM CHAGARI</text:p>
          </table:table-cell>
          <table:table-cell office:value-type="string" calcext:value-type="string">
            <text:p>-,DANDO,SANGUEM (M CL),SANGUEM,SOUTH GOA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ATIM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KIL CHIGARI</text:p>
          </table:table-cell>
          <table:table-cell office:value-type="string" calcext:value-type="string">
            <text:p>-,DANDO,SANGUEM (M CL),SANGUEM,SOUTH GOA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ATIMA OLIVEIRA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NAND CHIGARI</text:p>
          </table:table-cell>
          <table:table-cell office:value-type="string" calcext:value-type="string">
            <text:p>-,DANDO,SANGUEM (M CL),SANGUEM,SOUTH GOA-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ANDINI .A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NDINI .A. NAIK</text:p>
          </table:table-cell>
          <table:table-cell office:value-type="string" calcext:value-type="string">
            <text:p>119,VORCOTTO,SANGUEM (M CL),SANGUEM,SOUTH GOA-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ANDINI .A. NAIK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AND .B. NAIK</text:p>
          </table:table-cell>
          <table:table-cell office:value-type="string" calcext:value-type="string">
            <text:p>119,VORCOTTO,SANGUEM (M CL),SANGUEM,SOUTH GOA-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ASINA IBRAHIM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SINA IBRAHIM SHAIKH</text:p>
          </table:table-cell>
          <table:table-cell office:value-type="string" calcext:value-type="string">
            <text:p>VPU/15-1,COTARLI,SANGUEM (M CL),SANGUEM,SOUTH GOA-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ASINA IBRAHIM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BRAHIM ABDUL KADER SHAIKH</text:p>
          </table:table-cell>
          <table:table-cell office:value-type="string" calcext:value-type="string">
            <text:p>VPU/15-1,COTARLI,SANGUEM (M CL),SANGUEM,SOUTH GOA-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ASINA IBRAHIM SHAIKH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BINA IBRAHIM SHAIKH</text:p>
          </table:table-cell>
          <table:table-cell office:value-type="string" calcext:value-type="string">
            <text:p>VPU/15-1,COTARLI,SANGUEM (M CL),SANGUEM,SOUTH GOA-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ASHIKALA .V.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SHIKALA .V. GAWA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ASHIKALA .V.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KUSH .V. GAWA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ASHIKALA .V.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RITIKA .V. GAWA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LASINI .V. RA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LASINI .V. RAIKAR</text:p>
          </table:table-cell>
          <table:table-cell office:value-type="string" calcext:value-type="string">
            <text:p>42,DANDO,SANGUEM (M CL),SANGUEM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LASINI .V. RA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LAS CHANDRAKANT RAIKAR</text:p>
          </table:table-cell>
          <table:table-cell office:value-type="string" calcext:value-type="string">
            <text:p>42,DANDO,SANGUEM (M CL),SANGUEM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LASINI .V. RA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ANT .V. RAIKAR</text:p>
          </table:table-cell>
          <table:table-cell office:value-type="string" calcext:value-type="string">
            <text:p>42,DANDO,SANGUEM (M CL),SANGUEM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LASINI .V. RAI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ANDRAKANT .V. RAIKAR</text:p>
          </table:table-cell>
          <table:table-cell office:value-type="string" calcext:value-type="string">
            <text:p>42,DANDO,SANGUEM (M CL),SANGUEM,SOUTH GOA-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PIKA R RED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PIKA R REDKAR</text:p>
          </table:table-cell>
          <table:table-cell office:value-type="string" calcext:value-type="string">
            <text:p>4/1,CHINCH COTARLI,SANGUEM (M CL),SANGUEM,SOUTH GOA-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PIKA R RED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PESH ROMA REDKAR</text:p>
          </table:table-cell>
          <table:table-cell office:value-type="string" calcext:value-type="string">
            <text:p>4/1,CHINCH COTARLI,SANGUEM (M CL),SANGUEM,SOUTH GOA-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PIKA R RED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RAMBAK R REDKAR</text:p>
          </table:table-cell>
          <table:table-cell office:value-type="string" calcext:value-type="string">
            <text:p>4/1,CHINCH COTARLI,SANGUEM (M CL),SANGUEM,SOUTH GOA-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PIKA R RED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URABH R REDKAR</text:p>
          </table:table-cell>
          <table:table-cell office:value-type="string" calcext:value-type="string">
            <text:p>4/1,CHINCH COTARLI,SANGUEM (M CL),SANGUEM,SOUTH GOA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MRUTEM .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RUTEM .S. GAONKER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MRUTEM .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JI .B. GAONKER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MRUTEM .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UBHAM .S. GAONKER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MRUTEM .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WINI .S. GAONKER</text:p>
          </table:table-cell>
          <table:table-cell office:value-type="string" calcext:value-type="string">
            <text:p>37,DANDO,SANGUEM (M CL),SANGUEM,SOUTH GOA-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NUELINHA FELECIA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NUELINHA FELECIANA FERNANDES</text:p>
          </table:table-cell>
          <table:table-cell office:value-type="string" calcext:value-type="string">
            <text:p>33,DANDO,SANGUEM (M CL),SANGUEM,SOUTH GOA-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NDU .G.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DU .G. GAWAS</text:p>
          </table:table-cell>
          <table:table-cell office:value-type="string" calcext:value-type="string">
            <text:p>34,ZARIWADO,SANGUEM (M CL),SANGUEM,SOUTH GOA-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NDU .G.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URUDAS KRISHNA GAWAS</text:p>
          </table:table-cell>
          <table:table-cell office:value-type="string" calcext:value-type="string">
            <text:p>34,ZARIWADO,SANGUEM (M CL),SANGUEM,SOUTH GOA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KMINI B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KMINI B. VELIP</text:p>
          </table:table-cell>
          <table:table-cell office:value-type="string" calcext:value-type="string">
            <text:p>40,COTARLI,SANGUEM (M CL),SANGUEM,SOUTH GOA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KMINI B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HAGVANT Y. VELIP</text:p>
          </table:table-cell>
          <table:table-cell office:value-type="string" calcext:value-type="string">
            <text:p>40,COTARLI,SANGUEM (M CL),SANGUEM,SOUTH GOA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KMINI B. VELIP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SO ALIAS PRAVIN B. VELIP</text:p>
          </table:table-cell>
          <table:table-cell office:value-type="string" calcext:value-type="string">
            <text:p>40,COTARLI,SANGUEM (M CL),SANGUEM,SOUTH GOA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AURI GANGARAM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AURI GANGARAM GAUN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AURI GANGARAM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NGARAM .KRISHNA GAUN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AURI GANGARAM GAUN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RUTIKESH .G. GAUN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ITA A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ITA A CHAVAN</text:p>
          </table:table-cell>
          <table:table-cell office:value-type="string" calcext:value-type="string">
            <text:p>4/10,COTARLI,SANGUEM (M CL),SANGUEM,SOUTH GOA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ITA A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IL L CHAVAN</text:p>
          </table:table-cell>
          <table:table-cell office:value-type="string" calcext:value-type="string">
            <text:p>4/10,COTARLI,SANGUEM (M CL),SANGUEM,SOUTH GOA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ITA A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IKET A CHAVAN</text:p>
          </table:table-cell>
          <table:table-cell office:value-type="string" calcext:value-type="string">
            <text:p>4/10,COTARLI,SANGUEM (M CL),SANGUEM,SOUTH GOA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ITA A CHAVAN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RUTI A CHAVAN</text:p>
          </table:table-cell>
          <table:table-cell office:value-type="string" calcext:value-type="string">
            <text:p>4/10,COTARLI,SANGUEM (M CL),SANGUEM,SOUTH GOA-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ELMIRA CRU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LMIRA CRUZ</text:p>
          </table:table-cell>
          <table:table-cell office:value-type="string" calcext:value-type="string">
            <text:p>26,DANDO,SANGUEM (M CL),SANGUEM,SOUTH GOA-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ELMIRA CRU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ANO CRUZ</text:p>
          </table:table-cell>
          <table:table-cell office:value-type="string" calcext:value-type="string">
            <text:p>26,DANDO,SANGUEM (M CL),SANGUEM,SOUTH GOA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ISHORI 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ISHORI S. GAONKER</text:p>
          </table:table-cell>
          <table:table-cell office:value-type="string" calcext:value-type="string">
            <text:p>22,ZARIWADO,SANGUEM (M CL),SANGUEM,SOUTH GOA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ISHORI 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RIKANT B. GAONKER</text:p>
          </table:table-cell>
          <table:table-cell office:value-type="string" calcext:value-type="string">
            <text:p>22,ZARIWADO,SANGUEM (M CL),SANGUEM,SOUTH GOA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ISHORI 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NIECE(BROTHER'S DAUGHTER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VARNA S. GAONKER</text:p>
          </table:table-cell>
          <table:table-cell office:value-type="string" calcext:value-type="string">
            <text:p>22,ZARIWADO,SANGUEM (M CL),SANGUEM,SOUTH GOA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ISHORI 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NEPHEW(BROTHER'S SO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UBHAM S. GAONKER</text:p>
          </table:table-cell>
          <table:table-cell office:value-type="string" calcext:value-type="string">
            <text:p>22,ZARIWADO,SANGUEM (M CL),SANGUEM,SOUTH GOA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ISHORI S. GAONKE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NEPHEW(BROTHER'S SO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RKELO S. GAONKER</text:p>
          </table:table-cell>
          <table:table-cell office:value-type="string" calcext:value-type="string">
            <text:p>22,ZARIWADO,SANGUEM (M CL),SANGUEM,SOUTH GOA-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HIO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HIONA FERNANDES</text:p>
          </table:table-cell>
          <table:table-cell office:value-type="string" calcext:value-type="string">
            <text:p>2/9,DANDO,SANGUEM (M CL),SANGUEM,SOUTH GOA-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HIO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NEL CARVALHO</text:p>
          </table:table-cell>
          <table:table-cell office:value-type="string" calcext:value-type="string">
            <text:p>2/9,DANDO,SANGUEM (M CL),SANGUEM,SOUTH GOA-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HIO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HLAN CARVALHO</text:p>
          </table:table-cell>
          <table:table-cell office:value-type="string" calcext:value-type="string">
            <text:p>2/9,DANDO,SANGUEM (M CL),SANGUEM,SOUTH GOA-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HIO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OUSKA CARVALHO</text:p>
          </table:table-cell>
          <table:table-cell office:value-type="string" calcext:value-type="string">
            <text:p>2/9,DANDO,SANGUEM (M CL),SANGUEM,SOUTH GOA-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IDENCIA SOFIA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IDENCIA SOFIA RODRIGUES</text:p>
          </table:table-cell>
          <table:table-cell office:value-type="string" calcext:value-type="string">
            <text:p>29,DANDO,SANGUEM (M CL),SANGUEM,SOUTH GOA-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IDENCIA SOFIA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BERT RODRIGUES</text:p>
          </table:table-cell>
          <table:table-cell office:value-type="string" calcext:value-type="string">
            <text:p>29,DANDO,SANGUEM (M CL),SANGUEM,SOUTH GOA-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IDENCIA SOFIA RODRIGU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AL MILDRED RODRIGUES</text:p>
          </table:table-cell>
          <table:table-cell office:value-type="string" calcext:value-type="string">
            <text:p>29,DANDO,SANGUEM (M CL),SANGUEM,SOUTH GOA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UDHA G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DHA G. GAONKAR</text:p>
          </table:table-cell>
          <table:table-cell office:value-type="string" calcext:value-type="string">
            <text:p>22,COTARLIM,SANGUEM (M CL),SANGUEM,SOUTH GOA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UDHA G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KULDAS GAONKAR</text:p>
          </table:table-cell>
          <table:table-cell office:value-type="string" calcext:value-type="string">
            <text:p>22,COTARLIM,SANGUEM (M CL),SANGUEM,SOUTH GOA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UDHA G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ISH G. GAONKAR</text:p>
          </table:table-cell>
          <table:table-cell office:value-type="string" calcext:value-type="string">
            <text:p>22,COTARLIM,SANGUEM (M CL),SANGUEM,SOUTH GOA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UDHA G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HAL G. GAONKAR</text:p>
          </table:table-cell>
          <table:table-cell office:value-type="string" calcext:value-type="string">
            <text:p>22,COTARLIM,SANGUEM (M CL),SANGUEM,SOUTH GOA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UDHA G. GAO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HANT G. GANKAR</text:p>
          </table:table-cell>
          <table:table-cell office:value-type="string" calcext:value-type="string">
            <text:p>22,COTARLIM,SANGUEM (M CL),SANGUEM,SOUTH GOA-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XIMI KUSHTA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XIMI KUSHTA GAWA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XIMI KUSHTA GAW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USHTA KRISHNA GAWAS</text:p>
          </table:table-cell>
          <table:table-cell office:value-type="string" calcext:value-type="string">
            <text:p>85,ZARIWADO,SANGUEM (M CL),SANGUEM,SOUTH GOA-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ELIA .E. DORIE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ELIA .E. DORIE MASCARENHAS</text:p>
          </table:table-cell>
          <table:table-cell office:value-type="string" calcext:value-type="string">
            <text:p>43,DANDO,SANGUEM (M CL),SANGUEM,SOUTH GOA-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ELIA .E. DORIE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ZILDAN S MASCARENHAS</text:p>
          </table:table-cell>
          <table:table-cell office:value-type="string" calcext:value-type="string">
            <text:p>43,DANDO,SANGUEM (M CL),SANGUEM,SOUTH GOA-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ENA M. D'COSTA E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ENA M. D'COSTA E VAZ</text:p>
          </table:table-cell>
          <table:table-cell office:value-type="string" calcext:value-type="string">
            <text:p>2,DANDO,SANGUEM (M CL),SANGUEM,SOUTH GOA-4037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ENA M. D'COSTA E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M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ZAMITA CRUZ</text:p>
          </table:table-cell>
          <table:table-cell office:value-type="string" calcext:value-type="string">
            <text:p>2,DANDO,SANGUEM (M CL),SANGUEM,SOUTH GOA-4037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ENA M. D'COSTA E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ILIP VAZ</text:p>
          </table:table-cell>
          <table:table-cell office:value-type="string" calcext:value-type="string">
            <text:p>2,DANDO,SANGUEM (M CL),SANGUEM,SOUTH GOA-4037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ENA M. D'COSTA E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LANO VAZ</text:p>
          </table:table-cell>
          <table:table-cell office:value-type="string" calcext:value-type="string">
            <text:p>2,DANDO,SANGUEM (M CL),SANGUEM,SOUTH GOA-4037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ENA M. D'COSTA E VAZ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IKA VAZ</text:p>
          </table:table-cell>
          <table:table-cell office:value-type="string" calcext:value-type="string">
            <text:p>2,DANDO,SANGUEM (M CL),SANGUEM,SOUTH GOA-4037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USARIA RODRIGUES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ARIA RODRIGUESE</text:p>
          </table:table-cell>
          <table:table-cell office:value-type="string" calcext:value-type="string">
            <text:p>-,ORCOTTO,SANGUEM (M CL),SANGUEM,SOUTH GOA-4037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USARIA RODRIGUESE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PH FERNANDES</text:p>
          </table:table-cell>
          <table:table-cell office:value-type="string" calcext:value-type="string">
            <text:p>-,ORCOTTO,SANGUEM (M CL),SANGUEM,SOUTH GOA-4037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HAVANI K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HAVANI K. GAUNKAR</text:p>
          </table:table-cell>
          <table:table-cell office:value-type="string" calcext:value-type="string">
            <text:p>12,COTARLI,SANGUEM (M CL),SANGUEM,SOUTH GOA-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HAVANI K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IRSHNA SHIVA GAUNKAR</text:p>
          </table:table-cell>
          <table:table-cell office:value-type="string" calcext:value-type="string">
            <text:p>12,COTARLI,SANGUEM (M CL),SANGUEM,SOUTH GOA-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HAVANI K. GAUNKAR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NAND K. GAUNKAR</text:p>
          </table:table-cell>
          <table:table-cell office:value-type="string" calcext:value-type="string">
            <text:p>12,COTARLI,SANGUEM (M CL),SANGUEM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U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ULINA FERNANDES</text:p>
          </table:table-cell>
          <table:table-cell office:value-type="string" calcext:value-type="string">
            <text:p>130,DANDO,SANGUEM (M CL),SANGUEM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U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TINHO PEREIRA</text:p>
          </table:table-cell>
          <table:table-cell office:value-type="string" calcext:value-type="string">
            <text:p>130,DANDO,SANGUEM (M CL),SANGUEM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U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NGUEL PEREIRA</text:p>
          </table:table-cell>
          <table:table-cell office:value-type="string" calcext:value-type="string">
            <text:p>130,DANDO,SANGUEM (M CL),SANGUEM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ULI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HN PEREIRA</text:p>
          </table:table-cell>
          <table:table-cell office:value-type="string" calcext:value-type="string">
            <text:p>130,DANDO,SANGUEM (M CL),SANGUEM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ICARDINA S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CARDINA S FERNANDES</text:p>
          </table:table-cell>
          <table:table-cell office:value-type="string" calcext:value-type="string">
            <text:p>72/A,VORCOTTO,SANGUEM (M CL),SANGUEM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ICARDINA S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LVESTER P FERNANDES</text:p>
          </table:table-cell>
          <table:table-cell office:value-type="string" calcext:value-type="string">
            <text:p>72/A,VORCOTTO,SANGUEM (M CL),SANGUEM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ICARDINA S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WELLON S FERNANDES</text:p>
          </table:table-cell>
          <table:table-cell office:value-type="string" calcext:value-type="string">
            <text:p>72/A,VORCOTTO,SANGUEM (M CL),SANGUEM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ICARDINA S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KITA S FERNANDES</text:p>
          </table:table-cell>
          <table:table-cell office:value-type="string" calcext:value-type="string">
            <text:p>72/A,VORCOTTO,SANGUEM (M CL),SANGUEM,SOUTH GOA-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GUSTA J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GUSTA J. FERNANDES</text:p>
          </table:table-cell>
          <table:table-cell office:value-type="string" calcext:value-type="string">
            <text:p>12(438),DANDO,SANGUEM (M CL),SANGUEM,SOUTH GOA-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GUSTA J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REEDAR SHETKER</text:p>
          </table:table-cell>
          <table:table-cell office:value-type="string" calcext:value-type="string">
            <text:p>12(438),DANDO,SANGUEM (M CL),SANGUEM,SOUTH GOA-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GUSTA J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MNIC SAVIO FERNANDES</text:p>
          </table:table-cell>
          <table:table-cell office:value-type="string" calcext:value-type="string">
            <text:p>12(438),DANDO,SANGUEM (M CL),SANGUEM,SOUTH GOA-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GUSTA J.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VO SHETKER</text:p>
          </table:table-cell>
          <table:table-cell office:value-type="string" calcext:value-type="string">
            <text:p>12(438),DANDO,SANGUEM (M CL),SANGUEM,SOUTH GOA-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AFIZA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FIZA SAYED</text:p>
          </table:table-cell>
          <table:table-cell office:value-type="string" calcext:value-type="string">
            <text:p>103,KALMOL,SANGUEM (M CL),SANGUEM,SOUTH GOA-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AFIZA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RFUDIN SAYED</text:p>
          </table:table-cell>
          <table:table-cell office:value-type="string" calcext:value-type="string">
            <text:p>103,KALMOL,SANGUEM (M CL),SANGUEM,SOUTH GOA-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AFIZA SAYED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DI SAYED</text:p>
          </table:table-cell>
          <table:table-cell office:value-type="string" calcext:value-type="string">
            <text:p>103,KALMOL,SANGUEM (M CL),SANGUEM,SOUTH GOA-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IAN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NNA CARVALHO</text:p>
          </table:table-cell>
          <table:table-cell office:value-type="string" calcext:value-type="string">
            <text:p>89,SANGUEM,SANGUEM (M CL),SANGUEM,SOUTH GOA-4037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IAN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ROMINO CARVALHO</text:p>
          </table:table-cell>
          <table:table-cell office:value-type="string" calcext:value-type="string">
            <text:p>89,SANGUEM,SANGUEM (M CL),SANGUEM,SOUTH GOA-4037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IAN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BR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BERT CARVALHO</text:p>
          </table:table-cell>
          <table:table-cell office:value-type="string" calcext:value-type="string">
            <text:p>89,SANGUEM,SANGUEM (M CL),SANGUEM,SOUTH GOA-4037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IAN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LIX CARVALHO</text:p>
          </table:table-cell>
          <table:table-cell office:value-type="string" calcext:value-type="string">
            <text:p>89,SANGUEM,SANGUEM (M CL),SANGUEM,SOUTH GOA-4037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IANNA CARVALHO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STER CARVALHO</text:p>
          </table:table-cell>
          <table:table-cell office:value-type="string" calcext:value-type="string">
            <text:p>89,SANGUEM,SANGUEM (M CL),SANGUEM,SOUTH GOA-4037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ILOME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ILOMENA FERNANDES</text:p>
          </table:table-cell>
          <table:table-cell office:value-type="string" calcext:value-type="string">
            <text:p>55B,VORCOTTO,SANGUEM (M CL),SANGUEM,SOUTH GOA-4037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ILOME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RUZARIO FERNANDES</text:p>
          </table:table-cell>
          <table:table-cell office:value-type="string" calcext:value-type="string">
            <text:p>55B,VORCOTTO,SANGUEM (M CL),SANGUEM,SOUTH GOA-4037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ILOMENA FERNANDE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EFFI FERNANDES</text:p>
          </table:table-cell>
          <table:table-cell office:value-type="string" calcext:value-type="string">
            <text:p>55B,VORCOTTO,SANGUEM (M CL),SANGUEM,SOUTH GOA-4037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ULJAR PIRSAB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ULJAR PIRSAB</text:p>
          </table:table-cell>
          <table:table-cell office:value-type="string" calcext:value-type="string">
            <text:p>119/1,ORCOTTO,SANGUEM (M CL),SANGUEM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ULJAR PIRSAB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BBIR A PIRSAB</text:p>
          </table:table-cell>
          <table:table-cell office:value-type="string" calcext:value-type="string">
            <text:p>119/1,ORCOTTO,SANGUEM (M CL),SANGUEM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ULJAR PIRSAB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ERSAB MARDANSAAB SHABBIRSAB</text:p>
          </table:table-cell>
          <table:table-cell office:value-type="string" calcext:value-type="string">
            <text:p>119/1,ORCOTTO,SANGUEM (M CL),SANGUEM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ULJAR PIRSAB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DAUGH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IYANA PIRSAB</text:p>
          </table:table-cell>
          <table:table-cell office:value-type="string" calcext:value-type="string">
            <text:p>119/1,ORCOTTO,SANGUEM (M CL),SANGUEM,SOUTH GOA-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OCORINA C.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CORINA C. MASCARENHAS</text:p>
          </table:table-cell>
          <table:table-cell office:value-type="string" calcext:value-type="string">
            <text:p>63,TARIMOLL,SANGUEM (M CL),SANGUEM,SOUTH GOA-4037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OCORINA C.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TANCIO JOAQUIM MASCARENHAS</text:p>
          </table:table-cell>
          <table:table-cell office:value-type="string" calcext:value-type="string">
            <text:p>63,TARIMOLL,SANGUEM (M CL),SANGUEM,SOUTH GOA-4037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OCORINA C.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OLTON C. MASCARENHAS</text:p>
          </table:table-cell>
          <table:table-cell office:value-type="string" calcext:value-type="string">
            <text:p>63,TARIMOLL,SANGUEM (M CL),SANGUEM,SOUTH GOA-4037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OCORINA C. MASCARENHAS</text:p>
          </table:table-cell>
          <table:table-cell office:value-type="float" office:value="190100600008" calcext:value-type="float">
            <text:p>190100600008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CKANZIE C. MASCARENHAS</text:p>
          </table:table-cell>
          <table:table-cell office:value-type="string" calcext:value-type="string">
            <text:p>63,TARIMOLL,SANGUEM (M CL),SANGUEM,SOUTH GOA-403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ZABERTH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LIZABERTH COUTINHO</text:p>
          </table:table-cell>
          <table:table-cell office:value-type="string" calcext:value-type="string">
            <text:p>911,MADDANT CORTALIM,CORTALIM (CT),MORMUGAO,SOUTH GOA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ZABERTH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MILO COUTINHO</text:p>
          </table:table-cell>
          <table:table-cell office:value-type="string" calcext:value-type="string">
            <text:p>911,MADDANT CORTALIM,CORTALIM (CT),MORMUGAO,SOUTH GOA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ZABERTH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STON A COUTINHO</text:p>
          </table:table-cell>
          <table:table-cell office:value-type="string" calcext:value-type="string">
            <text:p>911,MADDANT CORTALIM,CORTALIM (CT),MORMUGAO,SOUTH GOA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ZABERTH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NTON COUTINHO</text:p>
          </table:table-cell>
          <table:table-cell office:value-type="string" calcext:value-type="string">
            <text:p>911,MADDANT CORTALIM,CORTALIM (CT),MORMUGAO,SOUTH GOA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ZABERTH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UCY COUTINHO</text:p>
          </table:table-cell>
          <table:table-cell office:value-type="string" calcext:value-type="string">
            <text:p>911,MADDANT CORTALIM,CORTALIM (CT),MORMUGAO,SOUTH GOA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LAGRI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LAGRINA COUTINHO</text:p>
          </table:table-cell>
          <table:table-cell office:value-type="string" calcext:value-type="string">
            <text:p>941/1,MADDANT CORTALIM,CORTALIM (CT),MORMUGAO,SOUTH GOA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LAGRI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YDNEY FRANCIS DIAS</text:p>
          </table:table-cell>
          <table:table-cell office:value-type="string" calcext:value-type="string">
            <text:p>941/1,MADDANT CORTALIM,CORTALIM (CT),MORMUGAO,SOUTH GOA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ZMITA COUTINHO E SIJ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ZMITA COUTINHO E SIJI</text:p>
          </table:table-cell>
          <table:table-cell office:value-type="string" calcext:value-type="string">
            <text:p>FLAT NO.S-3, II FLOOR, AGNELO RESIDENCY,2ND ARVALLE,CORTALIM (CT),MORMUGAO,SOUTH GOA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ZMITA COUTINHO E SIJ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JI VARGHESA</text:p>
          </table:table-cell>
          <table:table-cell office:value-type="string" calcext:value-type="string">
            <text:p>FLAT NO.S-3, II FLOOR, AGNELO RESIDENCY,2ND ARVALLE,CORTALIM (CT),MORMUGAO,SOUTH GOA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ZMITA COUTINHO E SIJ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HLEY SIJI</text:p>
          </table:table-cell>
          <table:table-cell office:value-type="string" calcext:value-type="string">
            <text:p>FLAT NO.S-3, II FLOOR, AGNELO RESIDENCY,2ND ARVALLE,CORTALIM (CT),MORMUGAO,SOUTH GOA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ZMITA COUTINHO E SIJ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STIN SIJI</text:p>
          </table:table-cell>
          <table:table-cell office:value-type="string" calcext:value-type="string">
            <text:p>FLAT NO.S-3, II FLOOR, AGNELO RESIDENCY,2ND ARVALLE,CORTALIM (CT),MORMUGAO,SOUTH GOA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ZMITA COUTINHO E SIJ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HITA SIJI</text:p>
          </table:table-cell>
          <table:table-cell office:value-type="string" calcext:value-type="string">
            <text:p>FLAT NO.S-3, II FLOOR, AGNELO RESIDENCY,2ND ARVALLE,CORTALIM (CT),MORMUGAO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HANA I BEP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HANA I BEPARI</text:p>
          </table:table-cell>
          <table:table-cell office:value-type="string" calcext:value-type="string">
            <text:p>111 / 1,CURPAVADDO QUELOSSIM,CORTALIM (CT),MORMUGAO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HANA I BEP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SMAIL M H BEPARI</text:p>
          </table:table-cell>
          <table:table-cell office:value-type="string" calcext:value-type="string">
            <text:p>111 / 1,CURPAVADDO QUELOSSIM,CORTALIM (CT),MORMUGAO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HANA I BEP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HAMMED HANIF</text:p>
          </table:table-cell>
          <table:table-cell office:value-type="string" calcext:value-type="string">
            <text:p>111 / 1,CURPAVADDO QUELOSSIM,CORTALIM (CT),MORMUGAO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HANA I BEP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'S YOUNGER BR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A SAB BEPARI</text:p>
          </table:table-cell>
          <table:table-cell office:value-type="string" calcext:value-type="string">
            <text:p>111 / 1,CURPAVADDO QUELOSSIM,CORTALIM (CT),MORMUGAO,SOUTH GOA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HANA I BEP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SSIM SAB BEPARI</text:p>
          </table:table-cell>
          <table:table-cell office:value-type="string" calcext:value-type="string">
            <text:p>111 / 1,CURPAVADDO QUELOSSIM,CORTALIM (CT),MORMUGAO,SOUTH GOA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RIYA S. SAWANT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PRIYA S. SAWANT</text:p>
          </table:table-cell>
          <table:table-cell office:value-type="string" calcext:value-type="string">
            <text:p>105/11,MAYA APARTMENTS,CORTALIM (CT),MORMUGAO,SOUTH GOA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RIYA S. SAWANT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KHARAM K. SAWANT</text:p>
          </table:table-cell>
          <table:table-cell office:value-type="string" calcext:value-type="string">
            <text:p>105/11,MAYA APARTMENTS,CORTALIM (CT),MORMUGAO,SOUTH GOA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RIYA S. SAWANT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APNA S. SAWANT</text:p>
          </table:table-cell>
          <table:table-cell office:value-type="string" calcext:value-type="string">
            <text:p>105/11,MAYA APARTMENTS,CORTALIM (CT),MORMUGAO,SOUTH GOA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RIYA S. SAWANT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ARALI S. SAWANT</text:p>
          </table:table-cell>
          <table:table-cell office:value-type="string" calcext:value-type="string">
            <text:p>105/11,MAYA APARTMENTS,CORTALIM (CT),MORMUGAO,SOUTH GOA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BASTIA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BASTIANA FERNANDES</text:p>
          </table:table-cell>
          <table:table-cell office:value-type="string" calcext:value-type="string">
            <text:p>414,2ND ARVALLEM CORTALIM,CORTALIM (CT),MORMUGAO,SOUTH GOA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BASTIA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ANA CAMILO</text:p>
          </table:table-cell>
          <table:table-cell office:value-type="string" calcext:value-type="string">
            <text:p>414,2ND ARVALLEM CORTALIM,CORTALIM (CT),MORMUGAO,SOUTH GOA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BASTIA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LENCY CAMILO</text:p>
          </table:table-cell>
          <table:table-cell office:value-type="string" calcext:value-type="string">
            <text:p>414,2ND ARVALLEM CORTALIM,CORTALIM (CT),MORMUGAO,SOUTH GOA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BASTIA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ROY CAMILO</text:p>
          </table:table-cell>
          <table:table-cell office:value-type="string" calcext:value-type="string">
            <text:p>414,2ND ARVALLEM CORTALIM,CORTALIM (CT),MORMUGAO,SOUTH GOA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CEICAO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CEICAO COUTINHO</text:p>
          </table:table-cell>
          <table:table-cell office:value-type="string" calcext:value-type="string">
            <text:p>684,THANA CORTALIM,CORTALIM (CT),MORMUGAO,SOUTH GOA-4037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CEICAO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BASTIAO COUTINHO</text:p>
          </table:table-cell>
          <table:table-cell office:value-type="string" calcext:value-type="string">
            <text:p>684,THANA CORTALIM,CORTALIM (CT),MORMUGAO,SOUTH GOA-4037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CEICAO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CUS COUTINHO</text:p>
          </table:table-cell>
          <table:table-cell office:value-type="string" calcext:value-type="string">
            <text:p>684,THANA CORTALIM,CORTALIM (CT),MORMUGAO,SOUTH GOA-4037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CEICAO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LVIYA COUTINHO</text:p>
          </table:table-cell>
          <table:table-cell office:value-type="string" calcext:value-type="string">
            <text:p>684,THANA CORTALIM,CORTALIM (CT),MORMUGAO,SOUTH GOA-4037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CEICAO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CIA COUTINHO</text:p>
          </table:table-cell>
          <table:table-cell office:value-type="string" calcext:value-type="string">
            <text:p>684,THANA CORTALIM,CORTALIM (CT),MORMUGAO,SOUTH GOA-4037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MELINA DI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RMELINA DIAS</text:p>
          </table:table-cell>
          <table:table-cell office:value-type="string" calcext:value-type="string">
            <text:p>731,CHOVOTH CORTALIM,CORTALIM (CT),MORMUGAO,SOUTH GOA-4037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MELINA DI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SLEY RODNYUN</text:p>
          </table:table-cell>
          <table:table-cell office:value-type="string" calcext:value-type="string">
            <text:p>731,CHOVOTH CORTALIM,CORTALIM (CT),MORMUGAO,SOUTH GOA-4037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MELINA DI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SON L RODMGUN</text:p>
          </table:table-cell>
          <table:table-cell office:value-type="string" calcext:value-type="string">
            <text:p>731,CHOVOTH CORTALIM,CORTALIM (CT),MORMUGAO,SOUTH GOA-4037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MELINA DI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ZA REMIZA DIAS</text:p>
          </table:table-cell>
          <table:table-cell office:value-type="string" calcext:value-type="string">
            <text:p>731,CHOVOTH CORTALIM,CORTALIM (CT),MORMUGAO,SOUTH GOA-4037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ATALINA MOU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TALINA MOURA</text:p>
          </table:table-cell>
          <table:table-cell office:value-type="string" calcext:value-type="string">
            <text:p>646 / 3,THANA CORTALIM,CORTALIM (CT),MORMUGAO,SOUTH GOA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DHA B BADIG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DHA B BADIGER</text:p>
          </table:table-cell>
          <table:table-cell office:value-type="string" calcext:value-type="string">
            <text:p>227,CHURCH STREET CORTALIM,CORTALIM (CT),MORMUGAO,SOUTH GOA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DHA B BADIG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LAPPA G BADIGER</text:p>
          </table:table-cell>
          <table:table-cell office:value-type="string" calcext:value-type="string">
            <text:p>227,CHURCH STREET CORTALIM,CORTALIM (CT),MORMUGAO,SOUTH GOA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DHA B BADIG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LPA B BADIGER</text:p>
          </table:table-cell>
          <table:table-cell office:value-type="string" calcext:value-type="string">
            <text:p>227,CHURCH STREET CORTALIM,CORTALIM (CT),MORMUGAO,SOUTH GOA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DHA B BADIG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OPA B BADIGER</text:p>
          </table:table-cell>
          <table:table-cell office:value-type="string" calcext:value-type="string">
            <text:p>227,CHURCH STREET CORTALIM,CORTALIM (CT),MORMUGAO,SOUTH GOA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TANA 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TANA SILVA</text:p>
          </table:table-cell>
          <table:table-cell office:value-type="string" calcext:value-type="string">
            <text:p>901,MADDANT CORTALIM,CORTALIM (CT),MORMUGAO,SOUTH GOA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TANA 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RONIO NORONHA</text:p>
          </table:table-cell>
          <table:table-cell office:value-type="string" calcext:value-type="string">
            <text:p>901,MADDANT CORTALIM,CORTALIM (CT),MORMUGAO,SOUTH GOA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TANA 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 NORONHA</text:p>
          </table:table-cell>
          <table:table-cell office:value-type="string" calcext:value-type="string">
            <text:p>901,MADDANT CORTALIM,CORTALIM (CT),MORMUGAO,SOUTH GOA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TANA 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NACIO NORONHA</text:p>
          </table:table-cell>
          <table:table-cell office:value-type="string" calcext:value-type="string">
            <text:p>901,MADDANT CORTALIM,CORTALIM (CT),MORMUGAO,SOUTH GOA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TANA 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BASTIAO NORONHA</text:p>
          </table:table-cell>
          <table:table-cell office:value-type="string" calcext:value-type="string">
            <text:p>901,MADDANT CORTALIM,CORTALIM (CT),MORMUGAO,SOUTH GOA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NA MARIA CALAC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NA MARIA CALACO</text:p>
          </table:table-cell>
          <table:table-cell office:value-type="string" calcext:value-type="string">
            <text:p>286,ARUALLE WADO CORTALIM,CORTALIM (CT),MORMUGAO,SOUTH GOA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NA MARIA CALAC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YDEN XAVIER</text:p>
          </table:table-cell>
          <table:table-cell office:value-type="string" calcext:value-type="string">
            <text:p>286,ARUALLE WADO CORTALIM,CORTALIM (CT),MORMUGAO,SOUTH GOA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NA MARIA CALAC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IRA XAVIER</text:p>
          </table:table-cell>
          <table:table-cell office:value-type="string" calcext:value-type="string">
            <text:p>286,ARUALLE WADO CORTALIM,CORTALIM (CT),MORMUGAO,SOUTH GOA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YMPNA BATI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YMPNA BATISTA</text:p>
          </table:table-cell>
          <table:table-cell office:value-type="string" calcext:value-type="string">
            <text:p>395/1(A),2ND ARRALLE WADO CORTALIM,CORTALIM (CT),MORMUGAO,SOUTH GOA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YMPNA BATI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NELO M. RODRIGUES</text:p>
          </table:table-cell>
          <table:table-cell office:value-type="string" calcext:value-type="string">
            <text:p>395/1(A),2ND ARRALLE WADO CORTALIM,CORTALIM (CT),MORMUGAO,SOUTH GOA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YMPNA BATI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IRUS J. RODRIGUES</text:p>
          </table:table-cell>
          <table:table-cell office:value-type="string" calcext:value-type="string">
            <text:p>395/1(A),2ND ARRALLE WADO CORTALIM,CORTALIM (CT),MORMUGAO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BA FERRA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BA FERRAO</text:p>
          </table:table-cell>
          <table:table-cell office:value-type="string" calcext:value-type="string">
            <text:p>738,CHOVOTH WADO CORTALIM,CORTALIM (CT),MORMUGAO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BA FERRA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HONY FERRAO</text:p>
          </table:table-cell>
          <table:table-cell office:value-type="string" calcext:value-type="string">
            <text:p>738,CHOVOTH WADO CORTALIM,CORTALIM (CT),MORMUGAO,SOUTH GOA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BA FERRA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JU FERRAO</text:p>
          </table:table-cell>
          <table:table-cell office:value-type="string" calcext:value-type="string">
            <text:p>738,CHOVOTH WADO CORTALIM,CORTALIM (CT),MORMUGAO,SOUTH GOA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MELINDA FERNANDES E PA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RMELINDA FERNANDES E PAES</text:p>
          </table:table-cell>
          <table:table-cell office:value-type="string" calcext:value-type="string">
            <text:p>798,ZAMGOLL WADO CORTALIM,CORTALIM (CT),MORMUGAO,SOUTH GOA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MELINDA FERNANDES E PA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ANTUSH PAES</text:p>
          </table:table-cell>
          <table:table-cell office:value-type="string" calcext:value-type="string">
            <text:p>798,ZAMGOLL WADO CORTALIM,CORTALIM (CT),MORMUGAO,SOUTH GOA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MELINDA FERNANDES E PA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VIO PAES</text:p>
          </table:table-cell>
          <table:table-cell office:value-type="string" calcext:value-type="string">
            <text:p>798,ZAMGOLL WADO CORTALIM,CORTALIM (CT),MORMUGAO,SOUTH GOA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MELINDA FERNANDES E PA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LTON PAES</text:p>
          </table:table-cell>
          <table:table-cell office:value-type="string" calcext:value-type="string">
            <text:p>798,ZAMGOLL WADO CORTALIM,CORTALIM (CT),MORMUGAO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ENA V BHANDA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ENA V BHANDARE</text:p>
          </table:table-cell>
          <table:table-cell office:value-type="string" calcext:value-type="string">
            <text:p>639/1,THANA WADO CORTALIM,CORTALIM (CT),MORMUGAO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ENA V BHANDA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JAY M. BHANDARE</text:p>
          </table:table-cell>
          <table:table-cell office:value-type="string" calcext:value-type="string">
            <text:p>639/1,THANA WADO CORTALIM,CORTALIM (CT),MORMUGAO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ENA V BHANDA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DRAYANI V BHANDARE</text:p>
          </table:table-cell>
          <table:table-cell office:value-type="string" calcext:value-type="string">
            <text:p>639/1,THANA WADO CORTALIM,CORTALIM (CT),MORMUGAO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ENA V BHANDA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'S SIST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SHMI M. BHANDARE</text:p>
          </table:table-cell>
          <table:table-cell office:value-type="string" calcext:value-type="string">
            <text:p>639/1,THANA WADO CORTALIM,CORTALIM (CT),MORMUGAO,SOUTH GOA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ENA V BHANDA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 IN LAW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HAN M. BHANDARE</text:p>
          </table:table-cell>
          <table:table-cell office:value-type="string" calcext:value-type="string">
            <text:p>639/1,THANA WADO CORTALIM,CORTALIM (CT),MORMUGAO,SOUTH GOA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BALDO T BARRET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BALDO T BARRETTO</text:p>
          </table:table-cell>
          <table:table-cell office:value-type="string" calcext:value-type="string">
            <text:p>711,CHOVOTH,CORTALIM (CT),MORMUGAO,SOUTH GOA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URORA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RORA COSTA</text:p>
          </table:table-cell>
          <table:table-cell office:value-type="string" calcext:value-type="string">
            <text:p>778,TAMBOLL,CORTALIM (CT),MORMUGAO,SOUTH GOA-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IA LUCINDA AL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LUCINDA ALVARES</text:p>
          </table:table-cell>
          <table:table-cell office:value-type="string" calcext:value-type="string">
            <text:p>914,MADDANT,CORTALIM (CT),MORMUGAO,SOUTH GOA-4036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IA LUCINDA AL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ESLEY GONSALVES</text:p>
          </table:table-cell>
          <table:table-cell office:value-type="string" calcext:value-type="string">
            <text:p>914,MADDANT,CORTALIM (CT),MORMUGAO,SOUTH GOA-4036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IA LUCINDA AL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SON VALENCIO GONSALVES</text:p>
          </table:table-cell>
          <table:table-cell office:value-type="string" calcext:value-type="string">
            <text:p>914,MADDANT,CORTALIM (CT),MORMUGAO,SOUTH GOA-4036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TAR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TARINA FERNANDES</text:p>
          </table:table-cell>
          <table:table-cell office:value-type="string" calcext:value-type="string">
            <text:p>781/A,ZAMBOLL,CORTALIM (CT),MORMUGAO,SOUTH GOA-4037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TAR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LVEN NICOLAS FERNANDES</text:p>
          </table:table-cell>
          <table:table-cell office:value-type="string" calcext:value-type="string">
            <text:p>781/A,ZAMBOLL,CORTALIM (CT),MORMUGAO,SOUTH GOA-4037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TAR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PY FERNANDES</text:p>
          </table:table-cell>
          <table:table-cell office:value-type="string" calcext:value-type="string">
            <text:p>781/A,ZAMBOLL,CORTALIM (CT),MORMUGAO,SOUTH GOA-4037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TAR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 AGNELO FRANCISO SIMAO FERNANDES</text:p>
          </table:table-cell>
          <table:table-cell office:value-type="string" calcext:value-type="string">
            <text:p>781/A,ZAMBOLL,CORTALIM (CT),MORMUGAO,SOUTH GOA-4037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ITHA D'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ITHA D'SOUZA</text:p>
          </table:table-cell>
          <table:table-cell office:value-type="string" calcext:value-type="string">
            <text:p>234,CHURCH STREET,CORTALIM (CT),MORMUGAO,SOUTH GOA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ITHA D'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NANDO AGOSTINHO COUTINHO</text:p>
          </table:table-cell>
          <table:table-cell office:value-type="string" calcext:value-type="string">
            <text:p>234,CHURCH STREET,CORTALIM (CT),MORMUGAO,SOUTH GOA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ITHA D'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TSY MAYONA COUTINHO</text:p>
          </table:table-cell>
          <table:table-cell office:value-type="string" calcext:value-type="string">
            <text:p>234,CHURCH STREET,CORTALIM (CT),MORMUGAO,SOUTH GOA-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NICA 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NICA ALVES</text:p>
          </table:table-cell>
          <table:table-cell office:value-type="string" calcext:value-type="string">
            <text:p>234/1,CHURCH STREET,CORTALIM (CT),MORMUGAO,SOUTH GOA-4037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ESUSLYN C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SUSLYN C COUTINHO</text:p>
          </table:table-cell>
          <table:table-cell office:value-type="string" calcext:value-type="string">
            <text:p>749,CHOVOTH,CORTALIM (CT),MORMUGAO,SOUTH GOA-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ESUSLYN C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A FILOMENA FERNANDES</text:p>
          </table:table-cell>
          <table:table-cell office:value-type="string" calcext:value-type="string">
            <text:p>749,CHOVOTH,CORTALIM (CT),MORMUGAO,SOUTH GOA-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ESUSLYN C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LAGRES COUTINHO</text:p>
          </table:table-cell>
          <table:table-cell office:value-type="string" calcext:value-type="string">
            <text:p>749,CHOVOTH,CORTALIM (CT),MORMUGAO,SOUTH GOA-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IA JOAQUINA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JOAQUINA MONTEIRO</text:p>
          </table:table-cell>
          <table:table-cell office:value-type="string" calcext:value-type="string">
            <text:p>901/1,MADDANT,CORTALIM (CT),MORMUGAO,SOUTH GOA-4037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IA JOAQUINA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GDALENA NORONHA</text:p>
          </table:table-cell>
          <table:table-cell office:value-type="string" calcext:value-type="string">
            <text:p>901/1,MADDANT,CORTALIM (CT),MORMUGAO,SOUTH GOA-4037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IA JOAQUINA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ZIRA FERNANDES</text:p>
          </table:table-cell>
          <table:table-cell office:value-type="string" calcext:value-type="string">
            <text:p>901/1,MADDANT,CORTALIM (CT),MORMUGAO,SOUTH GOA-4037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ISTEO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ISTEO SILVEIRA</text:p>
          </table:table-cell>
          <table:table-cell office:value-type="string" calcext:value-type="string">
            <text:p>681,THANA CORTALIM,CORTALIM (CT),MORMUGAO,SOUTH GOA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ISTEO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YSON SILVEIRA</text:p>
          </table:table-cell>
          <table:table-cell office:value-type="string" calcext:value-type="string">
            <text:p>681,THANA CORTALIM,CORTALIM (CT),MORMUGAO,SOUTH GOA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ISHA S MORAJ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ISHA S MORAJKAR</text:p>
          </table:table-cell>
          <table:table-cell office:value-type="string" calcext:value-type="string">
            <text:p>596/1,MARVAL,CORTALIM (CT),MORMUGAO,SOUTH GOA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ISHA S MORAJ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FA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TIBHA S SHARMA</text:p>
          </table:table-cell>
          <table:table-cell office:value-type="string" calcext:value-type="string">
            <text:p>596/1,MARVAL,CORTALIM (CT),MORMUGAO,SOUTH GOA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ISHA S MORAJ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NEHAL S MORAJKAR</text:p>
          </table:table-cell>
          <table:table-cell office:value-type="string" calcext:value-type="string">
            <text:p>596/1,MARVAL,CORTALIM (CT),MORMUGAO,SOUTH GOA-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CEI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CEICAO FERNANDES</text:p>
          </table:table-cell>
          <table:table-cell office:value-type="string" calcext:value-type="string">
            <text:p>968/1,NOVO PALMAR,CORTALIM (CT),MORMUGAO,SOUTH GOA-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CEI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STODIO FERNANDES</text:p>
          </table:table-cell>
          <table:table-cell office:value-type="string" calcext:value-type="string">
            <text:p>968/1,NOVO PALMAR,CORTALIM (CT),MORMUGAO,SOUTH GOA-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ACIA BORGESE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ACIA BORGESE GAMA</text:p>
          </table:table-cell>
          <table:table-cell office:value-type="string" calcext:value-type="string">
            <text:p>481,VOLLANT,CORTALIM (CT),MORMUGAO,SOUTH GOA-403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ACIA BORGESE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GAMA</text:p>
          </table:table-cell>
          <table:table-cell office:value-type="string" calcext:value-type="string">
            <text:p>481,VOLLANT,CORTALIM (CT),MORMUGAO,SOUTH GOA-403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ACIA BORGESE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WTON GAMA</text:p>
          </table:table-cell>
          <table:table-cell office:value-type="string" calcext:value-type="string">
            <text:p>481,VOLLANT,CORTALIM (CT),MORMUGAO,SOUTH GOA-403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ACIA BORGESE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SHITA GAMA</text:p>
          </table:table-cell>
          <table:table-cell office:value-type="string" calcext:value-type="string">
            <text:p>481,VOLLANT,CORTALIM (CT),MORMUGAO,SOUTH GOA-4037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ACINHA CAME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ACINHA CAMELO</text:p>
          </table:table-cell>
          <table:table-cell office:value-type="string" calcext:value-type="string">
            <text:p>262,1ST ARVALLEM,CORTALIM (CT),MORMUGAO,SOUTH GOA-4037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ACINHA CAME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YDNEY COLACO</text:p>
          </table:table-cell>
          <table:table-cell office:value-type="string" calcext:value-type="string">
            <text:p>262,1ST ARVALLEM,CORTALIM (CT),MORMUGAO,SOUTH GOA-4037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ACINHA CAME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EVEN COLACO</text:p>
          </table:table-cell>
          <table:table-cell office:value-type="string" calcext:value-type="string">
            <text:p>262,1ST ARVALLEM,CORTALIM (CT),MORMUGAO,SOUTH GOA-4037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ACINHA CAME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LVIA FERNANDES</text:p>
          </table:table-cell>
          <table:table-cell office:value-type="string" calcext:value-type="string">
            <text:p>262,1ST ARVALLEM,CORTALIM (CT),MORMUGAO,SOUTH GOA-4037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ACINHA CAME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LLANI TRENA DE MELO</text:p>
          </table:table-cell>
          <table:table-cell office:value-type="string" calcext:value-type="string">
            <text:p>262,1ST ARVALLEM,CORTALIM (CT),MORMUGAO,SOUTH GOA-4037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DOEC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DOECINA CAMILO</text:p>
          </table:table-cell>
          <table:table-cell office:value-type="string" calcext:value-type="string">
            <text:p>347,IIND ARVALEM,CORTALIM (CT),MORMUGAO,SOUTH GOA-4037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DOEC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 XAVIER CAMILO</text:p>
          </table:table-cell>
          <table:table-cell office:value-type="string" calcext:value-type="string">
            <text:p>347,IIND ARVALEM,CORTALIM (CT),MORMUGAO,SOUTH GOA-4037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DOEC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OLENIA CAMILO</text:p>
          </table:table-cell>
          <table:table-cell office:value-type="string" calcext:value-type="string">
            <text:p>347,IIND ARVALEM,CORTALIM (CT),MORMUGAO,SOUTH GOA-4037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BERATA ED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TA EDNA FERNANDES</text:p>
          </table:table-cell>
          <table:table-cell office:value-type="string" calcext:value-type="string">
            <text:p>563/1,POZANTER,CORTALIM (CT),MORMUGAO,SOUTH GOA-4037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BERATA ED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EL BOSTEAO MESQUITA</text:p>
          </table:table-cell>
          <table:table-cell office:value-type="string" calcext:value-type="string">
            <text:p>563/1,POZANTER,CORTALIM (CT),MORMUGAO,SOUTH GOA-4037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BERATA ED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LRIO MARK MISQUITA</text:p>
          </table:table-cell>
          <table:table-cell office:value-type="string" calcext:value-type="string">
            <text:p>563/1,POZANTER,CORTALIM (CT),MORMUGAO,SOUTH GOA-4037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BERATA ED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LRIC MEGAN MISQUITA</text:p>
          </table:table-cell>
          <table:table-cell office:value-type="string" calcext:value-type="string">
            <text:p>563/1,POZANTER,CORTALIM (CT),MORMUGAO,SOUTH GOA-4037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ANAMMA GULAB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ANAMMA GULABAL</text:p>
          </table:table-cell>
          <table:table-cell office:value-type="string" calcext:value-type="string">
            <text:p>954,MADDANT,CORTALIM (CT),MORMUGAO,SOUTH GOA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ANAMMA GULAB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SAVARAJ GULABAL</text:p>
          </table:table-cell>
          <table:table-cell office:value-type="string" calcext:value-type="string">
            <text:p>954,MADDANT,CORTALIM (CT),MORMUGAO,SOUTH GOA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ANAMMA GULAB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RAJ GULABAL</text:p>
          </table:table-cell>
          <table:table-cell office:value-type="string" calcext:value-type="string">
            <text:p>954,MADDANT,CORTALIM (CT),MORMUGAO,SOUTH GOA-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SPERANCA TEMU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SPERANCA TEMUDO</text:p>
          </table:table-cell>
          <table:table-cell office:value-type="string" calcext:value-type="string">
            <text:p>743,CHOVOTH,CORTALIM (CT),MORMUGAO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TALINA DE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TALINA DE SOUZA</text:p>
          </table:table-cell>
          <table:table-cell office:value-type="string" calcext:value-type="string">
            <text:p>905,MADDANT,CORTALIM (CT),MORMUGAO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TALINA DE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NACIO CAETANO DE SOUZA</text:p>
          </table:table-cell>
          <table:table-cell office:value-type="string" calcext:value-type="string">
            <text:p>905,MADDANT,CORTALIM (CT),MORMUGAO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TALINA DE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U D'SOUZA</text:p>
          </table:table-cell>
          <table:table-cell office:value-type="string" calcext:value-type="string">
            <text:p>905,MADDANT,CORTALIM (CT),MORMUGAO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TALINA DE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SCOAL D'SOUZA</text:p>
          </table:table-cell>
          <table:table-cell office:value-type="string" calcext:value-type="string">
            <text:p>905,MADDANT,CORTALIM (CT),MORMUGAO,SOUTH GOA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TALINA DE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AGHAN D'SOUZA</text:p>
          </table:table-cell>
          <table:table-cell office:value-type="string" calcext:value-type="string">
            <text:p>905,MADDANT,CORTALIM (CT),MORMUGAO,SOUTH GOA-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RY D'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Y D'SILVA</text:p>
          </table:table-cell>
          <table:table-cell office:value-type="string" calcext:value-type="string">
            <text:p>819,ZAMBOLL,CORTALIM (CT),MORMUGAO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DINHA D'SOUZA E GOM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DINHA D'SOUZA E GOMES</text:p>
          </table:table-cell>
          <table:table-cell office:value-type="string" calcext:value-type="string">
            <text:p>999/1,NOVO PALMAR,CORTALIM (CT),MORMUGAO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DINHA D'SOUZA E GOM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NELO GOMES</text:p>
          </table:table-cell>
          <table:table-cell office:value-type="string" calcext:value-type="string">
            <text:p>999/1,NOVO PALMAR,CORTALIM (CT),MORMUGAO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DINHA D'SOUZA E GOM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YZANNE GOMES</text:p>
          </table:table-cell>
          <table:table-cell office:value-type="string" calcext:value-type="string">
            <text:p>999/1,NOVO PALMAR,CORTALIM (CT),MORMUGAO,SOUTH GOA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DINHA D'SOUZA E GOM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NITA FERRAO</text:p>
          </table:table-cell>
          <table:table-cell office:value-type="string" calcext:value-type="string">
            <text:p>999/1,NOVO PALMAR,CORTALIM (CT),MORMUGAO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SSIS F FERNANDES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SIS F FERNANDES E CABRAL</text:p>
          </table:table-cell>
          <table:table-cell office:value-type="string" calcext:value-type="string">
            <text:p>934/A,MADDANT,CORTALIM (CT),MORMUGAO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SSIS F FERNANDES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PH CABRAL</text:p>
          </table:table-cell>
          <table:table-cell office:value-type="string" calcext:value-type="string">
            <text:p>934/A,MADDANT,CORTALIM (CT),MORMUGAO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SSIS F FERNANDES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ZIA FERNANDES</text:p>
          </table:table-cell>
          <table:table-cell office:value-type="string" calcext:value-type="string">
            <text:p>934/A,MADDANT,CORTALIM (CT),MORMUGAO,SOUTH GOA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SSIS F FERNANDES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A FERNANDES</text:p>
          </table:table-cell>
          <table:table-cell office:value-type="string" calcext:value-type="string">
            <text:p>934/A,MADDANT,CORTALIM (CT),MORMUGAO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ANITA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ANITA NORONHA</text:p>
          </table:table-cell>
          <table:table-cell office:value-type="string" calcext:value-type="string">
            <text:p>922,MADDANT,CORTALIM (CT),MORMUGAO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ANITA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AZ NORONHA</text:p>
          </table:table-cell>
          <table:table-cell office:value-type="string" calcext:value-type="string">
            <text:p>922,MADDANT,CORTALIM (CT),MORMUGAO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ANITA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VINA NORONHA</text:p>
          </table:table-cell>
          <table:table-cell office:value-type="string" calcext:value-type="string">
            <text:p>922,MADDANT,CORTALIM (CT),MORMUGAO,SOUTH GOA-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ANITA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FE NORONHA</text:p>
          </table:table-cell>
          <table:table-cell office:value-type="string" calcext:value-type="string">
            <text:p>922,MADDANT,CORTALIM (CT),MORMUGAO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RIA D'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D'SILVA</text:p>
          </table:table-cell>
          <table:table-cell office:value-type="string" calcext:value-type="string">
            <text:p>276,1ST ARVALE CURTORIM,CORTALIM (CT),MORMUGAO,SOUTH GOA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RIA D'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E DAS</text:p>
          </table:table-cell>
          <table:table-cell office:value-type="string" calcext:value-type="string">
            <text:p>276,1ST ARVALE CURTORIM,CORTALIM (CT),MORMUGAO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UDENC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UDENCIA FERNANDES</text:p>
          </table:table-cell>
          <table:table-cell office:value-type="string" calcext:value-type="string">
            <text:p>910,MADDANT,CORTALIM (CT),MORMUGAO,SOUTH GOA-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UDENC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ANTONIO FERNANDES</text:p>
          </table:table-cell>
          <table:table-cell office:value-type="string" calcext:value-type="string">
            <text:p>910,MADDANT,CORTALIM (CT),MORMUGAO,SOUTH GOA-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URCINAA SE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RCINAA SE PEREIRA</text:p>
          </table:table-cell>
          <table:table-cell office:value-type="string" calcext:value-type="string">
            <text:p>124,NAUTA WADO CORTALIM,CORTALIM (CT),MORMUGAO,SOUTH GOA-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URCINAA SE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NNEDY LS PEREIRA</text:p>
          </table:table-cell>
          <table:table-cell office:value-type="string" calcext:value-type="string">
            <text:p>124,NAUTA WADO CORTALIM,CORTALIM (CT),MORMUGAO,SOUTH GOA-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URCINAA SE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THAN G. PEREIRA</text:p>
          </table:table-cell>
          <table:table-cell office:value-type="string" calcext:value-type="string">
            <text:p>124,NAUTA WADO CORTALIM,CORTALIM (CT),MORMUGAO,SOUTH GOA-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URCINAA SE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HSHAN S. PEREIRA</text:p>
          </table:table-cell>
          <table:table-cell office:value-type="string" calcext:value-type="string">
            <text:p>124,NAUTA WADO CORTALIM,CORTALIM (CT),MORMUGAO,SOUTH GOA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EET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ETA FERNANDES</text:p>
          </table:table-cell>
          <table:table-cell office:value-type="string" calcext:value-type="string">
            <text:p>567/6,PAZANTER,CORTALIM (CT),MORMUGAO,SOUTH GOA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EET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EN FERNANDES</text:p>
          </table:table-cell>
          <table:table-cell office:value-type="string" calcext:value-type="string">
            <text:p>567/6,PAZANTER,CORTALIM (CT),MORMUGAO,SOUTH GOA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EET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GINA FERNANDES</text:p>
          </table:table-cell>
          <table:table-cell office:value-type="string" calcext:value-type="string">
            <text:p>567/6,PAZANTER,CORTALIM (CT),MORMUGAO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RLER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RLERA GAMA</text:p>
          </table:table-cell>
          <table:table-cell office:value-type="string" calcext:value-type="string">
            <text:p>198(1),PAVACAO,MORMUGAO (M CL),MORMUGAO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RLER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RICK D COSTA</text:p>
          </table:table-cell>
          <table:table-cell office:value-type="string" calcext:value-type="string">
            <text:p>198(1),PAVACAO,MORMUGAO (M CL),MORMUGAO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RLER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CLAN D COSTA</text:p>
          </table:table-cell>
          <table:table-cell office:value-type="string" calcext:value-type="string">
            <text:p>198(1),PAVACAO,MORMUGAO (M CL),MORMUGAO,SOUTH GOA-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RLER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NIEL D'COSTA</text:p>
          </table:table-cell>
          <table:table-cell office:value-type="string" calcext:value-type="string">
            <text:p>198(1),PAVACAO,MORMUGAO (M CL),MORMUGAO,SOUTH GOA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RY FENNY VA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Y FENNY VAZ</text:p>
          </table:table-cell>
          <table:table-cell office:value-type="string" calcext:value-type="string">
            <text:p>892,ALMA BHATT,CORTALIM (CT),MORMUGAO,SOUTH GOA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RY FENNY VA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LMER ANTHONY FERNANDES</text:p>
          </table:table-cell>
          <table:table-cell office:value-type="string" calcext:value-type="string">
            <text:p>892,ALMA BHATT,CORTALIM (CT),MORMUGAO,SOUTH GOA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RY FENNY VA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LIEZER RODVIN FERNANDES</text:p>
          </table:table-cell>
          <table:table-cell office:value-type="string" calcext:value-type="string">
            <text:p>892,ALMA BHATT,CORTALIM (CT),MORMUGAO,SOUTH GOA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MPADA S DHANAWDE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PADA S DHANAWDE</text:p>
          </table:table-cell>
          <table:table-cell office:value-type="string" calcext:value-type="string">
            <text:p>443/1,VOLLANT,CORTALIM (CT),MORMUGAO,SOUTH GOA-4037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MPADA S DHANAWDE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DEEP S DHANAWDE</text:p>
          </table:table-cell>
          <table:table-cell office:value-type="string" calcext:value-type="string">
            <text:p>443/1,VOLLANT,CORTALIM (CT),MORMUGAO,SOUTH GOA-4037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MPADA S DHANAWDE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RTHAK S DHANAWDE</text:p>
          </table:table-cell>
          <table:table-cell office:value-type="string" calcext:value-type="string">
            <text:p>443/1,VOLLANT,CORTALIM (CT),MORMUGAO,SOUTH GOA-4037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SPISIOS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PISIOSA RODRIGUES</text:p>
          </table:table-cell>
          <table:table-cell office:value-type="string" calcext:value-type="string">
            <text:p>376,2ND ARVALE,CORTALIM (CT),MORMUGAO,SOUTH GOA-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SPISIOS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ETANO D'MELLO</text:p>
          </table:table-cell>
          <table:table-cell office:value-type="string" calcext:value-type="string">
            <text:p>376,2ND ARVALE,CORTALIM (CT),MORMUGAO,SOUTH GOA-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SPISIOS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NAI RACHEAL D'MELLO</text:p>
          </table:table-cell>
          <table:table-cell office:value-type="string" calcext:value-type="string">
            <text:p>376,2ND ARVALE,CORTALIM (CT),MORMUGAO,SOUTH GOA-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SPISIOS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YNIZIA D'MELLO</text:p>
          </table:table-cell>
          <table:table-cell office:value-type="string" calcext:value-type="string">
            <text:p>376,2ND ARVALE,CORTALIM (CT),MORMUGAO,SOUTH GOA-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SPISIOS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ALMAR ADREO E D'MELLO</text:p>
          </table:table-cell>
          <table:table-cell office:value-type="string" calcext:value-type="string">
            <text:p>376,2ND ARVALE,CORTALIM (CT),MORMUGAO,SOUTH GOA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LAVIA CONIE ANTONETA DI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AVIA CONIE ANTONETA DIAS</text:p>
          </table:table-cell>
          <table:table-cell office:value-type="string" calcext:value-type="string">
            <text:p>330,1ST ARVALE,CORTALIM (CT),MORMUGAO,SOUTH GOA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LAVIA CONIE ANTONETA DI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ANDRA ANTONETA FERNANDES</text:p>
          </table:table-cell>
          <table:table-cell office:value-type="string" calcext:value-type="string">
            <text:p>330,1ST ARVALE,CORTALIM (CT),MORMUGAO,SOUTH GOA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NCEICAO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CEICAO GAMA</text:p>
          </table:table-cell>
          <table:table-cell office:value-type="string" calcext:value-type="string">
            <text:p>346/10,KESARVAL,CORTALIM (CT),MORMUGAO,SOUTH GOA-4037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NCEICAO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VADOR TAVARES</text:p>
          </table:table-cell>
          <table:table-cell office:value-type="string" calcext:value-type="string">
            <text:p>346/10,KESARVAL,CORTALIM (CT),MORMUGAO,SOUTH GOA-4037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ICTORIA CARDOSO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CTORIA CARDOSO</text:p>
          </table:table-cell>
          <table:table-cell office:value-type="string" calcext:value-type="string">
            <text:p>45, CARLOTA MONTZ,CONSUA,CORTALIM (CT),MORMUGAO,SOUTH GOA-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ICTORIA CARDOSO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 DE SA</text:p>
          </table:table-cell>
          <table:table-cell office:value-type="string" calcext:value-type="string">
            <text:p>45, CARLOTA MONTZ,CONSUA,CORTALIM (CT),MORMUGAO,SOUTH GOA-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VIT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VITA S. JADAV</text:p>
          </table:table-cell>
          <table:table-cell office:value-type="string" calcext:value-type="string">
            <text:p>558/14,PAJENTAR,CORTALIM (CT),MORMUGAO,SOUTH GOA-4037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VIT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TIK B MANE</text:p>
          </table:table-cell>
          <table:table-cell office:value-type="string" calcext:value-type="string">
            <text:p>558/14,PAJENTAR,CORTALIM (CT),MORMUGAO,SOUTH GOA-4037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IY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YA S. NAIK</text:p>
          </table:table-cell>
          <table:table-cell office:value-type="string" calcext:value-type="string">
            <text:p>254,1ST ARVALLEM,CORTALIM (CT),MORMUGAO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IY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BHASH S NAIK</text:p>
          </table:table-cell>
          <table:table-cell office:value-type="string" calcext:value-type="string">
            <text:p>254,1ST ARVALLEM,CORTALIM (CT),MORMUGAO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IY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KASH S NAIK</text:p>
          </table:table-cell>
          <table:table-cell office:value-type="string" calcext:value-type="string">
            <text:p>254,1ST ARVALLEM,CORTALIM (CT),MORMUGAO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IY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IA S. NAIK</text:p>
          </table:table-cell>
          <table:table-cell office:value-type="string" calcext:value-type="string">
            <text:p>254,1ST ARVALLEM,CORTALIM (CT),MORMUGAO,SOUTH GOA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IY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DDHI S. NAIK</text:p>
          </table:table-cell>
          <table:table-cell office:value-type="string" calcext:value-type="string">
            <text:p>254,1ST ARVALLEM,CORTALIM (CT),MORMUGAO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LITA BHIVA GAW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LITA BHIVA GAWAS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LITA BHIVA GAW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EER B GAWAS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LITA BHIVA GAW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TISH B GAWAS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LITA BHIVA GAW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IYA B GAWAS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LITA BHIVA GAW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TOSHI S. GAWAS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ERPETUA NORO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RPETUA NORONHA FERNANDES</text:p>
          </table:table-cell>
          <table:table-cell office:value-type="string" calcext:value-type="string">
            <text:p>891,ALMABHAT CORTALIM,CORTALIM (CT),MORMUGAO,SOUTH GOA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ERPETUA NORO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 FERNANDES</text:p>
          </table:table-cell>
          <table:table-cell office:value-type="string" calcext:value-type="string">
            <text:p>891,ALMABHAT CORTALIM,CORTALIM (CT),MORMUGAO,SOUTH GOA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ERPETUA NORO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NAS B. FERNANDES</text:p>
          </table:table-cell>
          <table:table-cell office:value-type="string" calcext:value-type="string">
            <text:p>891,ALMABHAT CORTALIM,CORTALIM (CT),MORMUGAO,SOUTH GOA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ERNARDIN SEQU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NARDIN SEQUEIRA</text:p>
          </table:table-cell>
          <table:table-cell office:value-type="string" calcext:value-type="string">
            <text:p>345,,CORTALIM (CT),MORMUGAO,SOUTH GOA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ERNARDIN SEQU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ILIP SEQUEIRA</text:p>
          </table:table-cell>
          <table:table-cell office:value-type="string" calcext:value-type="string">
            <text:p>345,,CORTALIM (CT),MORMUGAO,SOUTH GOA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ERNARDIN SEQU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EDDY SEQUEIRA</text:p>
          </table:table-cell>
          <table:table-cell office:value-type="string" calcext:value-type="string">
            <text:p>345,,CORTALIM (CT),MORMUGAO,SOUTH GOA-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THALI M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THALI M NAIK</text:p>
          </table:table-cell>
          <table:table-cell office:value-type="string" calcext:value-type="string">
            <text:p>450/6,VOLLANT,CORTALIM (CT),MORMUGAO,SOUTH GOA-4037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THALI M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HENDRA G NAIK</text:p>
          </table:table-cell>
          <table:table-cell office:value-type="string" calcext:value-type="string">
            <text:p>450/6,VOLLANT,CORTALIM (CT),MORMUGAO,SOUTH GOA-4037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THALI M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IDEEP M NAIK</text:p>
          </table:table-cell>
          <table:table-cell office:value-type="string" calcext:value-type="string">
            <text:p>450/6,VOLLANT,CORTALIM (CT),MORMUGAO,SOUTH GOA-4037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THALI M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KSHAY MAHENDRA NAIK</text:p>
          </table:table-cell>
          <table:table-cell office:value-type="string" calcext:value-type="string">
            <text:p>450/6,VOLLANT,CORTALIM (CT),MORMUGAO,SOUTH GOA-4037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ITOS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TOSA BARRETO</text:p>
          </table:table-cell>
          <table:table-cell office:value-type="string" calcext:value-type="string">
            <text:p>216/2,CHURCH STREET,CORTALIM (CT),MORMUGAO,SOUTH GOA-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ITOS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TISTA J BARRETO</text:p>
          </table:table-cell>
          <table:table-cell office:value-type="string" calcext:value-type="string">
            <text:p>216/2,CHURCH STREET,CORTALIM (CT),MORMUGAO,SOUTH GOA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LAGRI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LAGRINA FERNANDES</text:p>
          </table:table-cell>
          <table:table-cell office:value-type="string" calcext:value-type="string">
            <text:p>49,MAINA, CONSUA,CORTALIM (CT),MORMUGAO,SOUTH GOA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LAGRI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EL D SA</text:p>
          </table:table-cell>
          <table:table-cell office:value-type="string" calcext:value-type="string">
            <text:p>49,MAINA, CONSUA,CORTALIM (CT),MORMUGAO,SOUTH GOA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LAGRI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CKLAN D SA</text:p>
          </table:table-cell>
          <table:table-cell office:value-type="string" calcext:value-type="string">
            <text:p>49,MAINA, CONSUA,CORTALIM (CT),MORMUGAO,SOUTH GOA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LAGRI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CKLOYED D'SA</text:p>
          </table:table-cell>
          <table:table-cell office:value-type="string" calcext:value-type="string">
            <text:p>49,MAINA, CONSUA,CORTALIM (CT),MORMUGAO,SOUTH GOA-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OSEPHINA NORO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SEPHINA NORONHA FERNANDES</text:p>
          </table:table-cell>
          <table:table-cell office:value-type="string" calcext:value-type="string">
            <text:p>898,MADDANT,CORTALIM (CT),MORMUGAO,SOUTH GOA-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OSEPHINA NORO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 FERNANDES</text:p>
          </table:table-cell>
          <table:table-cell office:value-type="string" calcext:value-type="string">
            <text:p>898,MADDANT,CORTALIM (CT),MORMUGAO,SOUTH GOA-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OSEPHINA NORO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OYSIUS FERNANDES</text:p>
          </table:table-cell>
          <table:table-cell office:value-type="string" calcext:value-type="string">
            <text:p>898,MADDANT,CORTALIM (CT),MORMUGAO,SOUTH GOA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ROTO AURIO JOSEPH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O AURIO JOSEPH FERNANDES</text:p>
          </table:table-cell>
          <table:table-cell office:value-type="string" calcext:value-type="string">
            <text:p>330-1,1ST ARVALE,CORTALIM (CT),MORMUGAO,SOUTH GOA-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ELIA FERNANDES</text:p>
          </table:table-cell>
          <table:table-cell office:value-type="string" calcext:value-type="string">
            <text:p>886/5,ALMA BHATT,CORTALIM (CT),MORMUGAO,SOUTH GOA-4037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STODIO SEQUEIRA</text:p>
          </table:table-cell>
          <table:table-cell office:value-type="string" calcext:value-type="string">
            <text:p>886/5,ALMA BHATT,CORTALIM (CT),MORMUGAO,SOUTH GOA-4037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YDE PETER SEQUEIRA</text:p>
          </table:table-cell>
          <table:table-cell office:value-type="string" calcext:value-type="string">
            <text:p>886/5,ALMA BHATT,CORTALIM (CT),MORMUGAO,SOUTH GOA-4037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ISTAL SEQUEIRA</text:p>
          </table:table-cell>
          <table:table-cell office:value-type="string" calcext:value-type="string">
            <text:p>886/5,ALMA BHATT,CORTALIM (CT),MORMUGAO,SOUTH GOA-4037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OR JAHANBI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OR JAHANBI</text:p>
          </table:table-cell>
          <table:table-cell office:value-type="string" calcext:value-type="string">
            <text:p>PLOT NO.99,MAKHDUM ASHRAF NAGAR,CORTALIM (CT),MORMUGAO,SOUTH GOA-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OR JAHANBI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HAN ABDUL KARIM KHAN</text:p>
          </table:table-cell>
          <table:table-cell office:value-type="string" calcext:value-type="string">
            <text:p>PLOT NO.99,MAKHDUM ASHRAF NAGAR,CORTALIM (CT),MORMUGAO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ONA GOES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IONA GOES E FERNANDES</text:p>
          </table:table-cell>
          <table:table-cell office:value-type="string" calcext:value-type="string">
            <text:p>383,2ND ARVALLE,CORTALIM (CT),MORMUGAO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ONA GOES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BERT M FERNANDES</text:p>
          </table:table-cell>
          <table:table-cell office:value-type="string" calcext:value-type="string">
            <text:p>383,2ND ARVALLE,CORTALIM (CT),MORMUGAO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ONA GOES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HONY FERNANDES</text:p>
          </table:table-cell>
          <table:table-cell office:value-type="string" calcext:value-type="string">
            <text:p>383,2ND ARVALLE,CORTALIM (CT),MORMUGAO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ONA GOES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CONCEICAO FERNANDES</text:p>
          </table:table-cell>
          <table:table-cell office:value-type="string" calcext:value-type="string">
            <text:p>383,2ND ARVALLE,CORTALIM (CT),MORMUGAO,SOUTH GOA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ONA GOES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UDOVINA FERNANDES</text:p>
          </table:table-cell>
          <table:table-cell office:value-type="string" calcext:value-type="string">
            <text:p>383,2ND ARVALLE,CORTALIM (CT),MORMUGAO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BEL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BELINA CAMILO</text:p>
          </table:table-cell>
          <table:table-cell office:value-type="string" calcext:value-type="string">
            <text:p>347,2ND ARVALLE,CORTALIM (CT),MORMUGAO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BEL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DRE CAMILO</text:p>
          </table:table-cell>
          <table:table-cell office:value-type="string" calcext:value-type="string">
            <text:p>347,2ND ARVALLE,CORTALIM (CT),MORMUGAO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BEL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ULIETA CAMILO</text:p>
          </table:table-cell>
          <table:table-cell office:value-type="string" calcext:value-type="string">
            <text:p>347,2ND ARVALLE,CORTALIM (CT),MORMUGAO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BEL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FIA CAMILO</text:p>
          </table:table-cell>
          <table:table-cell office:value-type="string" calcext:value-type="string">
            <text:p>347,2ND ARVALLE,CORTALIM (CT),MORMUGAO,SOUTH GOA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BELINA CAMI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ZANDRA CAMELO</text:p>
          </table:table-cell>
          <table:table-cell office:value-type="string" calcext:value-type="string">
            <text:p>347,2ND ARVALLE,CORTALIM (CT),MORMUGAO,SOUTH GOA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AIMAL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IMALA S. NAIK</text:p>
          </table:table-cell>
          <table:table-cell office:value-type="string" calcext:value-type="string">
            <text:p>326/5,UDDO,CORTALIM (CT),MORMUGAO,SOUTH GOA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AIMAL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RIPAD D NAIK</text:p>
          </table:table-cell>
          <table:table-cell office:value-type="string" calcext:value-type="string">
            <text:p>326/5,UDDO,CORTALIM (CT),MORMUGAO,SOUTH GOA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AIMAL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NGARAM S NAIK</text:p>
          </table:table-cell>
          <table:table-cell office:value-type="string" calcext:value-type="string">
            <text:p>326/5,UDDO,CORTALIM (CT),MORMUGAO,SOUTH GOA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EOFLINA 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OFLINA A PEREIRA</text:p>
          </table:table-cell>
          <table:table-cell office:value-type="string" calcext:value-type="string">
            <text:p>758,ZAMBOLL,CORTALIM (CT),MORMUGAO,SOUTH GOA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EOFLINA 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ULIO PEREIRA</text:p>
          </table:table-cell>
          <table:table-cell office:value-type="string" calcext:value-type="string">
            <text:p>758,ZAMBOLL,CORTALIM (CT),MORMUGAO,SOUTH GOA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EOFLINA 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NNIFER M PEREIRA</text:p>
          </table:table-cell>
          <table:table-cell office:value-type="string" calcext:value-type="string">
            <text:p>758,ZAMBOLL,CORTALIM (CT),MORMUGAO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ATIMA COSTA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COSTA E RODRIGUES</text:p>
          </table:table-cell>
          <table:table-cell office:value-type="string" calcext:value-type="string">
            <text:p>951,MADDANT,CORTALIM (CT),MORMUGAO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ATIMA COSTA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BR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NELO RODRIGUES</text:p>
          </table:table-cell>
          <table:table-cell office:value-type="string" calcext:value-type="string">
            <text:p>951,MADDANT,CORTALIM (CT),MORMUGAO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ATIMA COSTA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X RODRIGUES</text:p>
          </table:table-cell>
          <table:table-cell office:value-type="string" calcext:value-type="string">
            <text:p>951,MADDANT,CORTALIM (CT),MORMUGAO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ATIMA COSTA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SUSLIN RODRIGUES</text:p>
          </table:table-cell>
          <table:table-cell office:value-type="string" calcext:value-type="string">
            <text:p>951,MADDANT,CORTALIM (CT),MORMUGAO,SOUTH GOA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ATIMA COSTA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IECE(BROTHER'S DAUGHTER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NELLE C RODRIGUES</text:p>
          </table:table-cell>
          <table:table-cell office:value-type="string" calcext:value-type="string">
            <text:p>951,MADDANT,CORTALIM (CT),MORMUGAO,SOUTH GOA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IMAL MATONC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AL MATONCAR</text:p>
          </table:table-cell>
          <table:table-cell office:value-type="string" calcext:value-type="string">
            <text:p>955,MADDANT,CORTALIM (CT),MORMUGAO,SOUTH GOA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IMAL MATONC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DOMINGOS PUTHANPURAKAL</text:p>
          </table:table-cell>
          <table:table-cell office:value-type="string" calcext:value-type="string">
            <text:p>955,MADDANT,CORTALIM (CT),MORMUGAO,SOUTH GOA-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IEDADE D'MELL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EDADE D'MELLO</text:p>
          </table:table-cell>
          <table:table-cell office:value-type="string" calcext:value-type="string">
            <text:p>374,II ARVALLEM,CORTALIM (CT),MORMUGAO,SOUTH GOA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ISITA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SITACAO FERNANDES</text:p>
          </table:table-cell>
          <table:table-cell office:value-type="string" calcext:value-type="string">
            <text:p>976,NOVO PALMAR,CORTALIM (CT),MORMUGAO,SOUTH GOA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ISITA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MALDO COUTINHO</text:p>
          </table:table-cell>
          <table:table-cell office:value-type="string" calcext:value-type="string">
            <text:p>976,NOVO PALMAR,CORTALIM (CT),MORMUGAO,SOUTH GOA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ISITA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NELLA COUTINHO</text:p>
          </table:table-cell>
          <table:table-cell office:value-type="string" calcext:value-type="string">
            <text:p>976,NOVO PALMAR,CORTALIM (CT),MORMUGAO,SOUTH GOA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ISITA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NELLE COUTINHO</text:p>
          </table:table-cell>
          <table:table-cell office:value-type="string" calcext:value-type="string">
            <text:p>976,NOVO PALMAR,CORTALIM (CT),MORMUGAO,SOUTH GOA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ISITACAO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MISON FRANCIS COUTINHO</text:p>
          </table:table-cell>
          <table:table-cell office:value-type="string" calcext:value-type="string">
            <text:p>976,NOVO PALMAR,CORTALIM (CT),MORMUGAO,SOUTH GOA-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RIA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SILVEIRA</text:p>
          </table:table-cell>
          <table:table-cell office:value-type="string" calcext:value-type="string">
            <text:p>977,NOVA PALMAR,CORTALIM (CT),MORMUGAO,SOUTH GOA-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VINA FERNANDES</text:p>
          </table:table-cell>
          <table:table-cell office:value-type="string" calcext:value-type="string">
            <text:p>899-1,MADDANT,CORTALIM (CT),MORMUGAO,SOUTH GOA-4037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MEAO FERNANDES</text:p>
          </table:table-cell>
          <table:table-cell office:value-type="string" calcext:value-type="string">
            <text:p>899-1,MADDANT,CORTALIM (CT),MORMUGAO,SOUTH GOA-4037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VELLA FERNANDES</text:p>
          </table:table-cell>
          <table:table-cell office:value-type="string" calcext:value-type="string">
            <text:p>899-1,MADDANT,CORTALIM (CT),MORMUGAO,SOUTH GOA-4037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PERANCA FERNANDES</text:p>
          </table:table-cell>
          <table:table-cell office:value-type="string" calcext:value-type="string">
            <text:p>899-1,MADDANT,CORTALIM (CT),MORMUGAO,SOUTH GOA-4037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YSON FERNANDES</text:p>
          </table:table-cell>
          <table:table-cell office:value-type="string" calcext:value-type="string">
            <text:p>899-1,MADDANT,CORTALIM (CT),MORMUGAO,SOUTH GOA-4037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BASTIAN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BASTIANA BARRETO</text:p>
          </table:table-cell>
          <table:table-cell office:value-type="string" calcext:value-type="string">
            <text:p>329,1ST ARRAVLE,CORTALIM (CT),MORMUGAO,SOUTH GOA-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BASTIAN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NARDO JOAO BARRETO</text:p>
          </table:table-cell>
          <table:table-cell office:value-type="string" calcext:value-type="string">
            <text:p>329,1ST ARRAVLE,CORTALIM (CT),MORMUGAO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IZA ALMEID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UIZA ALMEIDA</text:p>
          </table:table-cell>
          <table:table-cell office:value-type="string" calcext:value-type="string">
            <text:p>215(1),CHURCH STREET CORTALIM,CORTALIM (CT),MORMUGAO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IZA ALMEID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HONY FERNANDES</text:p>
          </table:table-cell>
          <table:table-cell office:value-type="string" calcext:value-type="string">
            <text:p>215(1),CHURCH STREET CORTALIM,CORTALIM (CT),MORMUGAO,SOUTH GOA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IZA ALMEID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TON A. FERNANDES</text:p>
          </table:table-cell>
          <table:table-cell office:value-type="string" calcext:value-type="string">
            <text:p>215(1),CHURCH STREET CORTALIM,CORTALIM (CT),MORMUGAO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TONIETA REVERE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IETA REVEREDO</text:p>
          </table:table-cell>
          <table:table-cell office:value-type="string" calcext:value-type="string">
            <text:p>357,II ARVALEM,CORTALIM (CT),MORMUGAO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TONIETA REVERE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HONY FERNANDES</text:p>
          </table:table-cell>
          <table:table-cell office:value-type="string" calcext:value-type="string">
            <text:p>357,II ARVALEM,CORTALIM (CT),MORMUGAO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TONIETA REVERE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OYSIA FERNANDES</text:p>
          </table:table-cell>
          <table:table-cell office:value-type="string" calcext:value-type="string">
            <text:p>357,II ARVALEM,CORTALIM (CT),MORMUGAO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TONIETA REVERE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NACIA NOELLA FERNANDES</text:p>
          </table:table-cell>
          <table:table-cell office:value-type="string" calcext:value-type="string">
            <text:p>357,II ARVALEM,CORTALIM (CT),MORMUGAO,SOUTH GOA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TONIETA REVERE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DREA FERNANDES</text:p>
          </table:table-cell>
          <table:table-cell office:value-type="string" calcext:value-type="string">
            <text:p>357,II ARVALEM,CORTALIM (CT),MORMUGAO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XMI P. LOTLI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XMI P. LOTLIKAR</text:p>
          </table:table-cell>
          <table:table-cell office:value-type="string" calcext:value-type="string">
            <text:p>836,PAXABHAT CORTALIM,CORTALIM (CT),MORMUGAO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XMI P. LOTLI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NAYAK P. LOTLIKAR</text:p>
          </table:table-cell>
          <table:table-cell office:value-type="string" calcext:value-type="string">
            <text:p>836,PAXABHAT CORTALIM,CORTALIM (CT),MORMUGAO,SOUTH GOA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XMI P. LOTLI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CHA VINAYAK LOTLIKAR</text:p>
          </table:table-cell>
          <table:table-cell office:value-type="string" calcext:value-type="string">
            <text:p>836,PAXABHAT CORTALIM,CORTALIM (CT),MORMUGAO,SOUTH GOA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GELINE ARAUJ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GELINE ARAUJO</text:p>
          </table:table-cell>
          <table:table-cell office:value-type="string" calcext:value-type="string">
            <text:p>835,PATRA BHATT,CORTALIM (CT),MORMUGAO,SOUTH GOA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GELINE ARAUJ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 TELLES</text:p>
          </table:table-cell>
          <table:table-cell office:value-type="string" calcext:value-type="string">
            <text:p>835,PATRA BHATT,CORTALIM (CT),MORMUGAO,SOUTH GOA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GELINE ARAUJ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DREW TELLES</text:p>
          </table:table-cell>
          <table:table-cell office:value-type="string" calcext:value-type="string">
            <text:p>835,PATRA BHATT,CORTALIM (CT),MORMUGAO,SOUTH GOA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GELINE ARAUJ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YRLIN TELLES</text:p>
          </table:table-cell>
          <table:table-cell office:value-type="string" calcext:value-type="string">
            <text:p>835,PATRA BHATT,CORTALIM (CT),MORMUGAO,SOUTH GOA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UMANGALA SUNI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ANGALA SUNIL</text:p>
          </table:table-cell>
          <table:table-cell office:value-type="string" calcext:value-type="string">
            <text:p>414,2ND ARVAL,CORTALIM (CT),MORMUGAO,SOUTH GOA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UMANGALA SUNI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BR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ISH KUMAR</text:p>
          </table:table-cell>
          <table:table-cell office:value-type="string" calcext:value-type="string">
            <text:p>414,2ND ARVAL,CORTALIM (CT),MORMUGAO,SOUTH GOA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UMANGALA SUNI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 N SUNIL</text:p>
          </table:table-cell>
          <table:table-cell office:value-type="string" calcext:value-type="string">
            <text:p>414,2ND ARVAL,CORTALIM (CT),MORMUGAO,SOUTH GOA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UMANGALA SUNI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KSHAY SUNIL</text:p>
          </table:table-cell>
          <table:table-cell office:value-type="string" calcext:value-type="string">
            <text:p>414,2ND ARVAL,CORTALIM (CT),MORMUGAO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OURDINA D'COSTA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URDINA D'COSTA E CABRAL</text:p>
          </table:table-cell>
          <table:table-cell office:value-type="string" calcext:value-type="string">
            <text:p>934,MADDANT WADO CORTALIM,CORTALIM (CT),MORMUGAO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OURDINA D'COSTA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SELM ALDRIEN CABRAL</text:p>
          </table:table-cell>
          <table:table-cell office:value-type="string" calcext:value-type="string">
            <text:p>934,MADDANT WADO CORTALIM,CORTALIM (CT),MORMUGAO,SOUTH GOA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OURDINA D'COSTA E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SEBASTIAO ROSARIO CABRAL</text:p>
          </table:table-cell>
          <table:table-cell office:value-type="string" calcext:value-type="string">
            <text:p>934,MADDANT WADO CORTALIM,CORTALIM (CT),MORMUGAO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A MARIA P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A MARIA P MONTEIRO</text:p>
          </table:table-cell>
          <table:table-cell office:value-type="string" calcext:value-type="string">
            <text:p>291/1,1ST ARVALLEM,CORTALIM (CT),MORMUGAO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A MARIA P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AZ MONTEIRO</text:p>
          </table:table-cell>
          <table:table-cell office:value-type="string" calcext:value-type="string">
            <text:p>291/1,1ST ARVALLEM,CORTALIM (CT),MORMUGAO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A MARIA P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YDNY MONTEIRO</text:p>
          </table:table-cell>
          <table:table-cell office:value-type="string" calcext:value-type="string">
            <text:p>291/1,1ST ARVALLEM,CORTALIM (CT),MORMUGAO,SOUTH GOA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A MARIA P MONTEIR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CEICAO MONTEIRO</text:p>
          </table:table-cell>
          <table:table-cell office:value-type="string" calcext:value-type="string">
            <text:p>291/1,1ST ARVALLEM,CORTALIM (CT),MORMUGAO,SOUTH GOA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IDYA RAMESH KEN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DYA RAMESH KENI</text:p>
          </table:table-cell>
          <table:table-cell office:value-type="string" calcext:value-type="string">
            <text:p>629,THANA,CORTALIM (CT),MORMUGAO,SOUTH GOA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IDYA RAMESH KEN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MESH YESHWANT KENI</text:p>
          </table:table-cell>
          <table:table-cell office:value-type="string" calcext:value-type="string">
            <text:p>629,THANA,CORTALIM (CT),MORMUGAO,SOUTH GOA-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IA S. D'SOUZA 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A S. D'SOUZA E DE COSTA</text:p>
          </table:table-cell>
          <table:table-cell office:value-type="string" calcext:value-type="string">
            <text:p>110/2,SOTRANTO WADO CORTALIM,CORTALIM (CT),MORMUGAO,SOUTH GOA-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IA S. D'SOUZA 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LLSON M. DE COSTA</text:p>
          </table:table-cell>
          <table:table-cell office:value-type="string" calcext:value-type="string">
            <text:p>110/2,SOTRANTO WADO CORTALIM,CORTALIM (CT),MORMUGAO,SOUTH GOA-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IA S. D'SOUZA 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RIST D DE COSTA</text:p>
          </table:table-cell>
          <table:table-cell office:value-type="string" calcext:value-type="string">
            <text:p>110/2,SOTRANTO WADO CORTALIM,CORTALIM (CT),MORMUGAO,SOUTH GOA-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IA S. D'SOUZA 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IMBERLY DE COSTA</text:p>
          </table:table-cell>
          <table:table-cell office:value-type="string" calcext:value-type="string">
            <text:p>110/2,SOTRANTO WADO CORTALIM,CORTALIM (CT),MORMUGAO,SOUTH GOA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ERINA ME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INA MENDES</text:p>
          </table:table-cell>
          <table:table-cell office:value-type="string" calcext:value-type="string">
            <text:p>232/2,CHURCH STREET,CORTALIM (CT),MORMUGAO,SOUTH GOA-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UDINHO TADEUM ROQU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UDINHO TADEUM ROQUE RODRIGUES</text:p>
          </table:table-cell>
          <table:table-cell office:value-type="string" calcext:value-type="string">
            <text:p>695,CHOVOTH,CORTALIM (CT),MORMUGAO,SOUTH GOA-4037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QUINH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QUINHA PEREIRA</text:p>
          </table:table-cell>
          <table:table-cell office:value-type="string" calcext:value-type="string">
            <text:p>304/1,1ST ARVALE CURTORIM,CORTALIM (CT),MORMUGAO,SOUTH GOA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QUINH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LUIS MONTEIRO</text:p>
          </table:table-cell>
          <table:table-cell office:value-type="string" calcext:value-type="string">
            <text:p>304/1,1ST ARVALE CURTORIM,CORTALIM (CT),MORMUGAO,SOUTH GOA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QUINH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ROL EMRALD MONTEIRO</text:p>
          </table:table-cell>
          <table:table-cell office:value-type="string" calcext:value-type="string">
            <text:p>304/1,1ST ARVALE CURTORIM,CORTALIM (CT),MORMUGAO,SOUTH GOA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QUINHA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YL MONTEIRO</text:p>
          </table:table-cell>
          <table:table-cell office:value-type="string" calcext:value-type="string">
            <text:p>304/1,1ST ARVALE CURTORIM,CORTALIM (CT),MORMUGAO,SOUTH GOA-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ETOLI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TOLINA COUTINHO</text:p>
          </table:table-cell>
          <table:table-cell office:value-type="string" calcext:value-type="string">
            <text:p>976,NOVO PALMAR,CORTALIM (CT),MORMUGAO,SOUTH GOA-4037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ETOLI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VIS COUTINHO</text:p>
          </table:table-cell>
          <table:table-cell office:value-type="string" calcext:value-type="string">
            <text:p>976,NOVO PALMAR,CORTALIM (CT),MORMUGAO,SOUTH GOA-4037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D'SA MUNDASAB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D'SA MUNDASAB</text:p>
          </table:table-cell>
          <table:table-cell office:value-type="string" calcext:value-type="string">
            <text:p>902,MADDANT WADO CORTALIM,CORTALIM (CT),MORMUGAO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D'SA MUNDASAB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VEKANAND M. MUNDASAB</text:p>
          </table:table-cell>
          <table:table-cell office:value-type="string" calcext:value-type="string">
            <text:p>902,MADDANT WADO CORTALIM,CORTALIM (CT),MORMUGAO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D'SA MUNDASAB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CVAN V. MUNDASAB</text:p>
          </table:table-cell>
          <table:table-cell office:value-type="string" calcext:value-type="string">
            <text:p>902,MADDANT WADO CORTALIM,CORTALIM (CT),MORMUGAO,SOUTH GOA-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IA D'SA MUNDASAB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MANDA V. MUNDASAB</text:p>
          </table:table-cell>
          <table:table-cell office:value-type="string" calcext:value-type="string">
            <text:p>902,MADDANT WADO CORTALIM,CORTALIM (CT),MORMUGAO,SOUTH GOA-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NTANA ME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TANA MENDES</text:p>
          </table:table-cell>
          <table:table-cell office:value-type="string" calcext:value-type="string">
            <text:p>370,2ND ARVALLEM,CORTALIM (CT),MORMUGAO,SOUTH GOA-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NTANA ME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IST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GINA ANTONETA</text:p>
          </table:table-cell>
          <table:table-cell office:value-type="string" calcext:value-type="string">
            <text:p>370,2ND ARVALLEM,CORTALIM (CT),MORMUGAO,SOUTH GOA-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OUREC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URECINA RODRIGUES</text:p>
          </table:table-cell>
          <table:table-cell office:value-type="string" calcext:value-type="string">
            <text:p>268,1ST ARVALLEM,CORTALIM (CT),MORMUGAO,SOUTH GOA-4037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OUREC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DRO RODRIGUES</text:p>
          </table:table-cell>
          <table:table-cell office:value-type="string" calcext:value-type="string">
            <text:p>268,1ST ARVALLEM,CORTALIM (CT),MORMUGAO,SOUTH GOA-4037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OUREC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LIZABERTH RODRIGUES</text:p>
          </table:table-cell>
          <table:table-cell office:value-type="string" calcext:value-type="string">
            <text:p>268,1ST ARVALLEM,CORTALIM (CT),MORMUGAO,SOUTH GOA-4037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NICA QUADRO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NICA QUADROS</text:p>
          </table:table-cell>
          <table:table-cell office:value-type="string" calcext:value-type="string">
            <text:p>438,2ND ARVALLE WADO CORTALIM,CORTALIM (CT),MORMUGAO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NICA QUADRO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T. DIAS</text:p>
          </table:table-cell>
          <table:table-cell office:value-type="string" calcext:value-type="string">
            <text:p>438,2ND ARVALLE WADO CORTALIM,CORTALIM (CT),MORMUGAO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NICA QUADRO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IEL A. DIAS</text:p>
          </table:table-cell>
          <table:table-cell office:value-type="string" calcext:value-type="string">
            <text:p>438,2ND ARVALLE WADO CORTALIM,CORTALIM (CT),MORMUGAO,SOUTH GOA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NICA QUADRO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ISCA M. DIAS</text:p>
          </table:table-cell>
          <table:table-cell office:value-type="string" calcext:value-type="string">
            <text:p>438,2ND ARVALLE WADO CORTALIM,CORTALIM (CT),MORMUGAO,SOUTH GOA-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NTAN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ANA GONSALVES</text:p>
          </table:table-cell>
          <table:table-cell office:value-type="string" calcext:value-type="string">
            <text:p>1005/4,NOVO PALMAR,CORTALIM (CT),MORMUGAO,SOUTH GOA-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NTAN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ANA TEXEIRA</text:p>
          </table:table-cell>
          <table:table-cell office:value-type="string" calcext:value-type="string">
            <text:p>1005/4,NOVO PALMAR,CORTALIM (CT),MORMUGAO,SOUTH GOA-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NTAN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AYDEN D'SILVA</text:p>
          </table:table-cell>
          <table:table-cell office:value-type="string" calcext:value-type="string">
            <text:p>1005/4,NOVO PALMAR,CORTALIM (CT),MORMUGAO,SOUTH GOA-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NTAN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NIN D'SILVA</text:p>
          </table:table-cell>
          <table:table-cell office:value-type="string" calcext:value-type="string">
            <text:p>1005/4,NOVO PALMAR,CORTALIM (CT),MORMUGAO,SOUTH GOA-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MUELLA ILARI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MUELLA ILARIA RODRIGUES</text:p>
          </table:table-cell>
          <table:table-cell office:value-type="string" calcext:value-type="string">
            <text:p>439/35,KESARVAL WADO CORTALIM,CORTALIM (CT),MORMUGAO,SOUTH GOA-4037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MUELLA ILARI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IFTON PETER BATISTA</text:p>
          </table:table-cell>
          <table:table-cell office:value-type="string" calcext:value-type="string">
            <text:p>439/35,KESARVAL WADO CORTALIM,CORTALIM (CT),MORMUGAO,SOUTH GOA-4037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MUELLA ILARI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IANNA ALPHONSO BATISTA</text:p>
          </table:table-cell>
          <table:table-cell office:value-type="string" calcext:value-type="string">
            <text:p>439/35,KESARVAL WADO CORTALIM,CORTALIM (CT),MORMUGAO,SOUTH GOA-4037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MUELLA ILARI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RENE J. BATISTA</text:p>
          </table:table-cell>
          <table:table-cell office:value-type="string" calcext:value-type="string">
            <text:p>439/35,KESARVAL WADO CORTALIM,CORTALIM (CT),MORMUGAO,SOUTH GOA-4037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BASTEANA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BASTEANA COSTA</text:p>
          </table:table-cell>
          <table:table-cell office:value-type="string" calcext:value-type="string">
            <text:p>778,ZAMBOLL,CORTALIM (CT),MORMUGAO,SOUTH GOA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BASTEANA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MILO VAZ</text:p>
          </table:table-cell>
          <table:table-cell office:value-type="string" calcext:value-type="string">
            <text:p>778,ZAMBOLL,CORTALIM (CT),MORMUGAO,SOUTH GOA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BASTEANA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VEN VAZ</text:p>
          </table:table-cell>
          <table:table-cell office:value-type="string" calcext:value-type="string">
            <text:p>778,ZAMBOLL,CORTALIM (CT),MORMUGAO,SOUTH GOA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BASTEANA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EZVIK VAZ</text:p>
          </table:table-cell>
          <table:table-cell office:value-type="string" calcext:value-type="string">
            <text:p>778,ZAMBOLL,CORTALIM (CT),MORMUGAO,SOUTH GOA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ORINA P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UDORINA P. FERNANDES</text:p>
          </table:table-cell>
          <table:table-cell office:value-type="string" calcext:value-type="string">
            <text:p>876,ALMABHAT CORTALIM,CORTALIM (CT),MORMUGAO,SOUTH GOA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ORINA P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XON FERNANDES</text:p>
          </table:table-cell>
          <table:table-cell office:value-type="string" calcext:value-type="string">
            <text:p>876,ALMABHAT CORTALIM,CORTALIM (CT),MORMUGAO,SOUTH GOA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ORINA P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LROY FERNANDES</text:p>
          </table:table-cell>
          <table:table-cell office:value-type="string" calcext:value-type="string">
            <text:p>876,ALMABHAT CORTALIM,CORTALIM (CT),MORMUGAO,SOUTH GOA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BBYGIAL FRANCIS D'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BBYGIAL FRANCIS D' SOUZA</text:p>
          </table:table-cell>
          <table:table-cell office:value-type="string" calcext:value-type="string">
            <text:p>346, CRUZINHA RODRIGUES,WARD NO.2, ARVALLE,CORTALIM (CT),MORMUGAO,SOUTH GOA-4037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BBYGIAL FRANCIS D'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RMO RODRIGUES</text:p>
          </table:table-cell>
          <table:table-cell office:value-type="string" calcext:value-type="string">
            <text:p>346, CRUZINHA RODRIGUES,WARD NO.2, ARVALLE,CORTALIM (CT),MORMUGAO,SOUTH GOA-4037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BBYGIAL FRANCIS D'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AN SETH JOHN RODRIGUES</text:p>
          </table:table-cell>
          <table:table-cell office:value-type="string" calcext:value-type="string">
            <text:p>346, CRUZINHA RODRIGUES,WARD NO.2, ARVALLE,CORTALIM (CT),MORMUGAO,SOUTH GOA-4037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BBYGIAL FRANCIS D'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KYLA CRUZINHA RODRIGUES</text:p>
          </table:table-cell>
          <table:table-cell office:value-type="string" calcext:value-type="string">
            <text:p>346, CRUZINHA RODRIGUES,WARD NO.2, ARVALLE,CORTALIM (CT),MORMUGAO,SOUTH GOA-4037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BBYGIAL FRANCIS D' 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NALDA RODRIGUES</text:p>
          </table:table-cell>
          <table:table-cell office:value-type="string" calcext:value-type="string">
            <text:p>346, CRUZINHA RODRIGUES,WARD NO.2, ARVALLE,CORTALIM (CT),MORMUGAO,SOUTH GOA-4037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NUJ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UJA S. NAIK</text:p>
          </table:table-cell>
          <table:table-cell office:value-type="string" calcext:value-type="string">
            <text:p>926,MADDANT WADO CORTALIM,CORTALIM (CT),MORMUGAO,SOUTH GOA-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NUJ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OSH T. NAIK</text:p>
          </table:table-cell>
          <table:table-cell office:value-type="string" calcext:value-type="string">
            <text:p>926,MADDANT WADO CORTALIM,CORTALIM (CT),MORMUGAO,SOUTH GOA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OCCORO GO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CCORO GOES</text:p>
          </table:table-cell>
          <table:table-cell office:value-type="string" calcext:value-type="string">
            <text:p>410(2),WARD NO.2, ARVALLE,CORTALIM (CT),MORMUGAO,SOUTH GOA-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IBRADA DA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RADA DA GAMA</text:p>
          </table:table-cell>
          <table:table-cell office:value-type="string" calcext:value-type="string">
            <text:p>461,VOLLANT,CORTALIM (CT),MORMUGAO,SOUTH GOA-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IBRADA DA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TAVARES</text:p>
          </table:table-cell>
          <table:table-cell office:value-type="string" calcext:value-type="string">
            <text:p>461,VOLLANT,CORTALIM (CT),MORMUGAO,SOUTH GOA-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IBRADA DA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ON TAVARES</text:p>
          </table:table-cell>
          <table:table-cell office:value-type="string" calcext:value-type="string">
            <text:p>461,VOLLANT,CORTALIM (CT),MORMUGAO,SOUTH GOA-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IBRADA DA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BIGAIL TAVARES</text:p>
          </table:table-cell>
          <table:table-cell office:value-type="string" calcext:value-type="string">
            <text:p>461,VOLLANT,CORTALIM (CT),MORMUGAO,SOUTH GOA-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EMIZA CARVAL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MIZA CARVALHO</text:p>
          </table:table-cell>
          <table:table-cell office:value-type="string" calcext:value-type="string">
            <text:p>897/1,MADDANT WADO CORTALIM,CORTALIM (CT),MORMUGAO,SOUTH GOA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EPA DILIP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EPA DILIP NAIK</text:p>
          </table:table-cell>
          <table:table-cell office:value-type="string" calcext:value-type="string">
            <text:p>149/2,NAUTA,CORTALIM (CT),MORMUGAO,SOUTH GOA-4037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EPA DILIP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LIP KRISHNANATH NAIK</text:p>
          </table:table-cell>
          <table:table-cell office:value-type="string" calcext:value-type="string">
            <text:p>149/2,NAUTA,CORTALIM (CT),MORMUGAO,SOUTH GOA-4037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EPA DILIP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RISHEN DILIP NAIK</text:p>
          </table:table-cell>
          <table:table-cell office:value-type="string" calcext:value-type="string">
            <text:p>149/2,NAUTA,CORTALIM (CT),MORMUGAO,SOUTH GOA-4037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EPA DILIP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DDHI DILIP NAIK</text:p>
          </table:table-cell>
          <table:table-cell office:value-type="string" calcext:value-type="string">
            <text:p>149/2,NAUTA,CORTALIM (CT),MORMUGAO,SOUTH GOA-4037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ULAX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LAXA S. NAIK</text:p>
          </table:table-cell>
          <table:table-cell office:value-type="string" calcext:value-type="string">
            <text:p>645(5)E-F2, ISIDORA,THANA,CORTALIM (CT),MORMUGAO,SOUTH GOA-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ULAX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DANAND S. NAIK</text:p>
          </table:table-cell>
          <table:table-cell office:value-type="string" calcext:value-type="string">
            <text:p>645(5)E-F2, ISIDORA,THANA,CORTALIM (CT),MORMUGAO,SOUTH GOA-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ULAXA S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KRUTI S. NAIK</text:p>
          </table:table-cell>
          <table:table-cell office:value-type="string" calcext:value-type="string">
            <text:p>645(5)E-F2, ISIDORA,THANA,CORTALIM (CT),MORMUGAO,SOUTH GOA-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OAO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GAMA</text:p>
          </table:table-cell>
          <table:table-cell office:value-type="string" calcext:value-type="string">
            <text:p>467,VOLLANT,CORTALIM (CT),MORMUGAO,SOUTH GOA-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OAO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AFFORD GAMA</text:p>
          </table:table-cell>
          <table:table-cell office:value-type="string" calcext:value-type="string">
            <text:p>467,VOLLANT,CORTALIM (CT),MORMUGAO,SOUTH GOA-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OAO GAM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KYLA GAMA</text:p>
          </table:table-cell>
          <table:table-cell office:value-type="string" calcext:value-type="string">
            <text:p>467,VOLLANT,CORTALIM (CT),MORMUGAO,SOUTH GOA-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RSHA ULHAS DES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RSHA ULHAS DESAI</text:p>
          </table:table-cell>
          <table:table-cell office:value-type="string" calcext:value-type="string">
            <text:p>796/3,ZAMBOLL WADO CORTALIM,CORTALIM (CT),MORMUGAO,SOUTH GOA-4037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RSHA ULHAS DES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LHAS ANANT DESAI</text:p>
          </table:table-cell>
          <table:table-cell office:value-type="string" calcext:value-type="string">
            <text:p>796/3,ZAMBOLL WADO CORTALIM,CORTALIM (CT),MORMUGAO,SOUTH GOA-4037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RSHA ULHAS DES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ISHEK ULHAS DESAI</text:p>
          </table:table-cell>
          <table:table-cell office:value-type="string" calcext:value-type="string">
            <text:p>796/3,ZAMBOLL WADO CORTALIM,CORTALIM (CT),MORMUGAO,SOUTH GOA-4037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RSHA ULHAS DES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NYAYAK ULHAS DESAI</text:p>
          </table:table-cell>
          <table:table-cell office:value-type="string" calcext:value-type="string">
            <text:p>796/3,ZAMBOLL WADO CORTALIM,CORTALIM (CT),MORMUGAO,SOUTH GOA-4037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ITORINA LAND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ORINA LANDES</text:p>
          </table:table-cell>
          <table:table-cell office:value-type="string" calcext:value-type="string">
            <text:p>160,CHAUDER,CORTALIM (CT),MORMUGAO,SOUTH GOA-4037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ITORINA LAND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YDEN MENDES</text:p>
          </table:table-cell>
          <table:table-cell office:value-type="string" calcext:value-type="string">
            <text:p>160,CHAUDER,CORTALIM (CT),MORMUGAO,SOUTH GOA-4037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TALINA FERNANDES E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TALINA FERNANDES E DIAS</text:p>
          </table:table-cell>
          <table:table-cell office:value-type="string" calcext:value-type="string">
            <text:p>512/1,VOLLANT,CORTALIM (CT),MORMUGAO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TALINA FERNANDES E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THEW DIAS</text:p>
          </table:table-cell>
          <table:table-cell office:value-type="string" calcext:value-type="string">
            <text:p>512/1,VOLLANT,CORTALIM (CT),MORMUGAO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TALINA FERNANDES E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SIAS DIAS</text:p>
          </table:table-cell>
          <table:table-cell office:value-type="string" calcext:value-type="string">
            <text:p>512/1,VOLLANT,CORTALIM (CT),MORMUGAO,SOUTH GOA-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TALINA FERNANDES E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GEL DIAS</text:p>
          </table:table-cell>
          <table:table-cell office:value-type="string" calcext:value-type="string">
            <text:p>512/1,VOLLANT,CORTALIM (CT),MORMUGAO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IA ESPERANCA VAL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ESPERANCA VALE FERNANDES</text:p>
          </table:table-cell>
          <table:table-cell office:value-type="string" calcext:value-type="string">
            <text:p>238/1,CHURCH STREET CORTALIM,CORTALIM (CT),MORMUGAO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IA ESPERANCA VAL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MINGOS S.M. FERNANDES</text:p>
          </table:table-cell>
          <table:table-cell office:value-type="string" calcext:value-type="string">
            <text:p>238/1,CHURCH STREET CORTALIM,CORTALIM (CT),MORMUGAO,SOUTH GOA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IA ESPERANCA VAL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ZY IRONE FERNANDES</text:p>
          </table:table-cell>
          <table:table-cell office:value-type="string" calcext:value-type="string">
            <text:p>238/1,CHURCH STREET CORTALIM,CORTALIM (CT),MORMUGAO,SOUTH GOA-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ATIMA DIAS E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DIAS E COUTINHO</text:p>
          </table:table-cell>
          <table:table-cell office:value-type="string" calcext:value-type="string">
            <text:p>975/1,NOVO PALMAR WADO CORTALIM,CORTALIM (CT),MORMUGAO,SOUTH GOA-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ATIMA DIAS E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ENSON COUTINHO</text:p>
          </table:table-cell>
          <table:table-cell office:value-type="string" calcext:value-type="string">
            <text:p>975/1,NOVO PALMAR WADO CORTALIM,CORTALIM (CT),MORMUGAO,SOUTH GOA-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ATIMA DIAS E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SES VICTOR COUTINHO</text:p>
          </table:table-cell>
          <table:table-cell office:value-type="string" calcext:value-type="string">
            <text:p>975/1,NOVO PALMAR WADO CORTALIM,CORTALIM (CT),MORMUGAO,SOUTH GOA-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ATIMA DIAS E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AH JANE COUTINHO</text:p>
          </table:table-cell>
          <table:table-cell office:value-type="string" calcext:value-type="string">
            <text:p>975/1,NOVO PALMAR WADO CORTALIM,CORTALIM (CT),MORMUGAO,SOUTH GOA-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EENA PEREIRA E MOU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ENA PEREIRA E MOURA</text:p>
          </table:table-cell>
          <table:table-cell office:value-type="string" calcext:value-type="string">
            <text:p>649,THANA WADO CORTALIM,CORTALIM (CT),MORMUGAO,SOUTH GOA-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EENA PEREIRA E MOU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WIN RICKSON MOURA</text:p>
          </table:table-cell>
          <table:table-cell office:value-type="string" calcext:value-type="string">
            <text:p>649,THANA WADO CORTALIM,CORTALIM (CT),MORMUGAO,SOUTH GOA-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EENA PEREIRA E MOU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ZMA MOURA</text:p>
          </table:table-cell>
          <table:table-cell office:value-type="string" calcext:value-type="string">
            <text:p>649,THANA WADO CORTALIM,CORTALIM (CT),MORMUGAO,SOUTH GOA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ANIT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ANITA GAMA</text:p>
          </table:table-cell>
          <table:table-cell office:value-type="string" calcext:value-type="string">
            <text:p>788,ZAMBOLL,CORTALIM (CT),MORMUGAO,SOUTH GOA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ANIT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QUE VAZ</text:p>
          </table:table-cell>
          <table:table-cell office:value-type="string" calcext:value-type="string">
            <text:p>788,ZAMBOLL,CORTALIM (CT),MORMUGAO,SOUTH GOA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ANIT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ERRIKO VAILAN VAZ</text:p>
          </table:table-cell>
          <table:table-cell office:value-type="string" calcext:value-type="string">
            <text:p>788,ZAMBOLL,CORTALIM (CT),MORMUGAO,SOUTH GOA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ANIT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A VAZ</text:p>
          </table:table-cell>
          <table:table-cell office:value-type="string" calcext:value-type="string">
            <text:p>788,ZAMBOLL,CORTALIM (CT),MORMUGAO,SOUTH GOA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ANIT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HANNA VAZ</text:p>
          </table:table-cell>
          <table:table-cell office:value-type="string" calcext:value-type="string">
            <text:p>788,ZAMBOLL,CORTALIM (CT),MORMUGAO,SOUTH GOA-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LKA A.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KA A. GOVENKAR</text:p>
          </table:table-cell>
          <table:table-cell office:value-type="string" calcext:value-type="string">
            <text:p>942,MADDANT WADO CORTALIM,SAMBHAJI (VASCO-DA-GAMA),MORMUGAO,SOUTH GOA-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LKA A.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IL S. GOVENKAR</text:p>
          </table:table-cell>
          <table:table-cell office:value-type="string" calcext:value-type="string">
            <text:p>942,MADDANT WADO CORTALIM,SAMBHAJI (VASCO-DA-GAMA),MORMUGAO,SOUTH GOA-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LKA A.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LAK A. GOVENKAR</text:p>
          </table:table-cell>
          <table:table-cell office:value-type="string" calcext:value-type="string">
            <text:p>942,MADDANT WADO CORTALIM,SAMBHAJI (VASCO-DA-GAMA),MORMUGAO,SOUTH GOA-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LKA A.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AGATA A. GOVENKAR</text:p>
          </table:table-cell>
          <table:table-cell office:value-type="string" calcext:value-type="string">
            <text:p>942,MADDANT WADO CORTALIM,SAMBHAJI (VASCO-DA-GAMA),MORMUGAO,SOUTH GOA-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HAVANA B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HAVANA B NAIK</text:p>
          </table:table-cell>
          <table:table-cell office:value-type="string" calcext:value-type="string">
            <text:p>159/4, FLAT NO.FFI,CHAWDI,CORTALIM (CT),MORMUGAO,SOUTH GOA-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HAVANA B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LKRISHNA P NAIK</text:p>
          </table:table-cell>
          <table:table-cell office:value-type="string" calcext:value-type="string">
            <text:p>159/4, FLAT NO.FFI,CHAWDI,CORTALIM (CT),MORMUGAO,SOUTH GOA-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HAVANA B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KET B NAIK</text:p>
          </table:table-cell>
          <table:table-cell office:value-type="string" calcext:value-type="string">
            <text:p>159/4, FLAT NO.FFI,CHAWDI,CORTALIM (CT),MORMUGAO,SOUTH GOA-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HAVANA B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RUSTI B NAIK</text:p>
          </table:table-cell>
          <table:table-cell office:value-type="string" calcext:value-type="string">
            <text:p>159/4, FLAT NO.FFI,CHAWDI,CORTALIM (CT),MORMUGAO,SOUTH GOA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MA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NA FERNANDES</text:p>
          </table:table-cell>
          <table:table-cell office:value-type="string" calcext:value-type="string">
            <text:p>52-1,CONSUA,CORTALIM (CT),MORMUGAO,SOUTH GOA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MA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EDERIC FERNANDES</text:p>
          </table:table-cell>
          <table:table-cell office:value-type="string" calcext:value-type="string">
            <text:p>52-1,CONSUA,CORTALIM (CT),MORMUGAO,SOUTH GOA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MA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LOYD FERNANDES</text:p>
          </table:table-cell>
          <table:table-cell office:value-type="string" calcext:value-type="string">
            <text:p>52-1,CONSUA,CORTALIM (CT),MORMUGAO,SOUTH GOA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MAN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ZIL FERNANDES</text:p>
          </table:table-cell>
          <table:table-cell office:value-type="string" calcext:value-type="string">
            <text:p>52-1,CONSUA,CORTALIM (CT),MORMUGAO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TARINA D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TARINA D COSTA</text:p>
          </table:table-cell>
          <table:table-cell office:value-type="string" calcext:value-type="string">
            <text:p>330(2), CINTIO,WARD NO.1, ARVALLEM,CORTALIM (CT),MORMUGAO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TARINA D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INTIO TONY JOSEPH FERNANDES</text:p>
          </table:table-cell>
          <table:table-cell office:value-type="string" calcext:value-type="string">
            <text:p>330(2), CINTIO,WARD NO.1, ARVALLEM,CORTALIM (CT),MORMUGAO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TARINA D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YNELA FERNANDES</text:p>
          </table:table-cell>
          <table:table-cell office:value-type="string" calcext:value-type="string">
            <text:p>330(2), CINTIO,WARD NO.1, ARVALLEM,CORTALIM (CT),MORMUGAO,SOUTH GOA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TARINA D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NIKA FERNANDES</text:p>
          </table:table-cell>
          <table:table-cell office:value-type="string" calcext:value-type="string">
            <text:p>330(2), CINTIO,WARD NO.1, ARVALLEM,CORTALIM (CT),MORMUGAO,SOUTH GOA-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OANITA D'SA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ANITA D'SA E FERNANDES</text:p>
          </table:table-cell>
          <table:table-cell office:value-type="string" calcext:value-type="string">
            <text:p>897/1(1),MADDANT,CORTALIM (CT),MORMUGAO,SOUTH GOA-4037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OANITA D'SA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KYLA FERNANDES</text:p>
          </table:table-cell>
          <table:table-cell office:value-type="string" calcext:value-type="string">
            <text:p>897/1(1),MADDANT,CORTALIM (CT),MORMUGAO,SOUTH GOA-4037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OANITA D'SA E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NYDA FERNANDES</text:p>
          </table:table-cell>
          <table:table-cell office:value-type="string" calcext:value-type="string">
            <text:p>897/1(1),MADDANT,CORTALIM (CT),MORMUGAO,SOUTH GOA-4037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ANTANA HILARIOR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TANA HILARIOR NORONHA</text:p>
          </table:table-cell>
          <table:table-cell office:value-type="string" calcext:value-type="string">
            <text:p>901,MADDANT WADO CORTALIM,CORTALIM (CT),MORMUGAO,SOUTH GOA-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ANTANA HILARIOR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NORONHA</text:p>
          </table:table-cell>
          <table:table-cell office:value-type="string" calcext:value-type="string">
            <text:p>901,MADDANT WADO CORTALIM,CORTALIM (CT),MORMUGAO,SOUTH GOA-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ANTANA HILARIOR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INA NORONHA</text:p>
          </table:table-cell>
          <table:table-cell office:value-type="string" calcext:value-type="string">
            <text:p>901,MADDANT WADO CORTALIM,CORTALIM (CT),MORMUGAO,SOUTH GOA-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ANTANA HILARIOR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ENCY NORONHA</text:p>
          </table:table-cell>
          <table:table-cell office:value-type="string" calcext:value-type="string">
            <text:p>901,MADDANT WADO CORTALIM,CORTALIM (CT),MORMUGAO,SOUTH GOA-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ANTANA HILARIOR NORO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IFA NORONHA</text:p>
          </table:table-cell>
          <table:table-cell office:value-type="string" calcext:value-type="string">
            <text:p>901,MADDANT WADO CORTALIM,CORTALIM (CT),MORMUGAO,SOUTH GOA-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HILPA J.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LPA J. SILVEIRA</text:p>
          </table:table-cell>
          <table:table-cell office:value-type="string" calcext:value-type="string">
            <text:p>2/3,CURPAVADDO CORTALIM,CORTALIM (CT),MORMUGAO,SOUTH GOA-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HILPA J.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PH A. SILVEIRA</text:p>
          </table:table-cell>
          <table:table-cell office:value-type="string" calcext:value-type="string">
            <text:p>2/3,CURPAVADDO CORTALIM,CORTALIM (CT),MORMUGAO,SOUTH GOA-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HILPA J.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THAN J. SILVEIRA</text:p>
          </table:table-cell>
          <table:table-cell office:value-type="string" calcext:value-type="string">
            <text:p>2/3,CURPAVADDO CORTALIM,CORTALIM (CT),MORMUGAO,SOUTH GOA-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HILPA J.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NERLY J. SILVEIRA</text:p>
          </table:table-cell>
          <table:table-cell office:value-type="string" calcext:value-type="string">
            <text:p>2/3,CURPAVADDO CORTALIM,CORTALIM (CT),MORMUGAO,SOUTH GOA-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ERPETUAL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RPETUAL SILVEIRA</text:p>
          </table:table-cell>
          <table:table-cell office:value-type="string" calcext:value-type="string">
            <text:p>2/4,CURPAVADDO CORTALIM,CORTALIM (CT),MORMUGAO,SOUTH GOA-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ERPETUAL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HONY J. SILVEIRA</text:p>
          </table:table-cell>
          <table:table-cell office:value-type="string" calcext:value-type="string">
            <text:p>2/4,CURPAVADDO CORTALIM,CORTALIM (CT),MORMUGAO,SOUTH GOA-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ERPETUAL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ONA A. SILVEIRA</text:p>
          </table:table-cell>
          <table:table-cell office:value-type="string" calcext:value-type="string">
            <text:p>2/4,CURPAVADDO CORTALIM,CORTALIM (CT),MORMUGAO,SOUTH GOA-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ERPETUAL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VILA R. SILVEIRA</text:p>
          </table:table-cell>
          <table:table-cell office:value-type="string" calcext:value-type="string">
            <text:p>2/4,CURPAVADDO CORTALIM,CORTALIM (CT),MORMUGAO,SOUTH GOA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ATIM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IMA FERNANDES</text:p>
          </table:table-cell>
          <table:table-cell office:value-type="string" calcext:value-type="string">
            <text:p>997/1,NOVO PALMAR WADO CORTALIM,CORTALIM (CT),MORMUGAO,SOUTH GOA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ATIM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EDIOS FERNANDES</text:p>
          </table:table-cell>
          <table:table-cell office:value-type="string" calcext:value-type="string">
            <text:p>997/1,NOVO PALMAR WADO CORTALIM,CORTALIM (CT),MORMUGAO,SOUTH GOA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ATIM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ZAR RAMAN FERNANDES</text:p>
          </table:table-cell>
          <table:table-cell office:value-type="string" calcext:value-type="string">
            <text:p>997/1,NOVO PALMAR WADO CORTALIM,CORTALIM (CT),MORMUGAO,SOUTH GOA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ATIM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ELLA FERNANDES</text:p>
          </table:table-cell>
          <table:table-cell office:value-type="string" calcext:value-type="string">
            <text:p>997/1,NOVO PALMAR WADO CORTALIM,CORTALIM (CT),MORMUGAO,SOUTH GOA-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ELANIE GOM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LANIE GOMES</text:p>
          </table:table-cell>
          <table:table-cell office:value-type="string" calcext:value-type="string">
            <text:p>558,2ND ARVALLE WADO CORTALIM,CORTALIM (CT),MORMUGAO,SOUTH GOA-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HALINI S. UGAVO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LINI S. UGAVONKAR</text:p>
          </table:table-cell>
          <table:table-cell office:value-type="string" calcext:value-type="string">
            <text:p>1019,NOVO PALMAR WADO CORTALIM,CORTALIM (CT),MORMUGAO,SOUTH GOA-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HALINI S. UGAVO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YAM S. UGAVONKAR</text:p>
          </table:table-cell>
          <table:table-cell office:value-type="string" calcext:value-type="string">
            <text:p>1019,NOVO PALMAR WADO CORTALIM,CORTALIM (CT),MORMUGAO,SOUTH GOA-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HALINI S. UGAVO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HESH S. UGAVONKAR</text:p>
          </table:table-cell>
          <table:table-cell office:value-type="string" calcext:value-type="string">
            <text:p>1019,NOVO PALMAR WADO CORTALIM,CORTALIM (CT),MORMUGAO,SOUTH GOA-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HALINI S. UGAVO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RIHESH S. UGAVONKAR</text:p>
          </table:table-cell>
          <table:table-cell office:value-type="string" calcext:value-type="string">
            <text:p>1019,NOVO PALMAR WADO CORTALIM,CORTALIM (CT),MORMUGAO,SOUTH GOA-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DREZA VA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DREZA VAZ</text:p>
          </table:table-cell>
          <table:table-cell office:value-type="string" calcext:value-type="string">
            <text:p>777,ZAMBOLL WADO CORTALIM,CORTALIM (CT),MORMUGAO,SOUTH GOA-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DREZA VA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ENIEL VAZ</text:p>
          </table:table-cell>
          <table:table-cell office:value-type="string" calcext:value-type="string">
            <text:p>777,ZAMBOLL WADO CORTALIM,CORTALIM (CT),MORMUGAO,SOUTH GOA-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DREZA VA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HON VAZ</text:p>
          </table:table-cell>
          <table:table-cell office:value-type="string" calcext:value-type="string">
            <text:p>777,ZAMBOLL WADO CORTALIM,CORTALIM (CT),MORMUGAO,SOUTH GOA-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LLWINA CARDOZ E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WINA CARDOZ E BARRETO</text:p>
          </table:table-cell>
          <table:table-cell office:value-type="string" calcext:value-type="string">
            <text:p>690,BONDIR-THANA,CORTALIM (CT),MORMUGAO,SOUTH GOA-4037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LLWINA CARDOZ E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CEICAO BARRETO</text:p>
          </table:table-cell>
          <table:table-cell office:value-type="string" calcext:value-type="string">
            <text:p>690,BONDIR-THANA,CORTALIM (CT),MORMUGAO,SOUTH GOA-4037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LLWINA CARDOZ E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YDEN XAVIER BARRETO</text:p>
          </table:table-cell>
          <table:table-cell office:value-type="string" calcext:value-type="string">
            <text:p>690,BONDIR-THANA,CORTALIM (CT),MORMUGAO,SOUTH GOA-4037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LLWINA CARDOZ E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YSHEL VALANKA BARRETO</text:p>
          </table:table-cell>
          <table:table-cell office:value-type="string" calcext:value-type="string">
            <text:p>690,BONDIR-THANA,CORTALIM (CT),MORMUGAO,SOUTH GOA-4037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LIMA S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LIMA S NAIK</text:p>
          </table:table-cell>
          <table:table-cell office:value-type="string" calcext:value-type="string">
            <text:p>452,VOLLANT,CORTALIM (CT),MORMUGAO,SOUTH GOA-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LIMA S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BHASHCHANDRA EKNATH NAIK</text:p>
          </table:table-cell>
          <table:table-cell office:value-type="string" calcext:value-type="string">
            <text:p>452,VOLLANT,CORTALIM (CT),MORMUGAO,SOUTH GOA-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LIMA S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NNY S NAIK</text:p>
          </table:table-cell>
          <table:table-cell office:value-type="string" calcext:value-type="string">
            <text:p>452,VOLLANT,CORTALIM (CT),MORMUGAO,SOUTH GOA-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JA SUJAY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JA SUJAY NAIK</text:p>
          </table:table-cell>
          <table:table-cell office:value-type="string" calcext:value-type="string">
            <text:p>149(1),NAUTA,CORTALIM (CT),MORMUGAO,SOUTH GOA-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JA SUJAY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JAY SHIVRAM NAIK</text:p>
          </table:table-cell>
          <table:table-cell office:value-type="string" calcext:value-type="string">
            <text:p>149(1),NAUTA,CORTALIM (CT),MORMUGAO,SOUTH GOA-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JA SUJAY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ITYA SUJAY NAIK</text:p>
          </table:table-cell>
          <table:table-cell office:value-type="string" calcext:value-type="string">
            <text:p>149(1),NAUTA,CORTALIM (CT),MORMUGAO,SOUTH GOA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AMANAVVA HANUMANT HARIJAN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AMANAVVA HANUMANT HARIJAN</text:p>
          </table:table-cell>
          <table:table-cell office:value-type="string" calcext:value-type="string">
            <text:p>FF-2, BLOCK C, MELISSA GREEN VALLEY,CHAUDER,CORTALIM (CT),MORMUGAO,SOUTH GOA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AMANAVVA HANUMANT HARIJAN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LAVVA B HARIJAN</text:p>
          </table:table-cell>
          <table:table-cell office:value-type="string" calcext:value-type="string">
            <text:p>FF-2, BLOCK C, MELISSA GREEN VALLEY,CHAUDER,CORTALIM (CT),MORMUGAO,SOUTH GOA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AMANAVVA HANUMANT HARIJAN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RAM B HARIJAN</text:p>
          </table:table-cell>
          <table:table-cell office:value-type="string" calcext:value-type="string">
            <text:p>FF-2, BLOCK C, MELISSA GREEN VALLEY,CHAUDER,CORTALIM (CT),MORMUGAO,SOUTH GOA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AMANAVVA HANUMANT HARIJAN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XMAN B HARIJAN</text:p>
          </table:table-cell>
          <table:table-cell office:value-type="string" calcext:value-type="string">
            <text:p>FF-2, BLOCK C, MELISSA GREEN VALLEY,CHAUDER,CORTALIM (CT),MORMUGAO,SOUTH GOA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AMANAVVA HANUMANT HARIJAN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ANKAR B DHAMANAL</text:p>
          </table:table-cell>
          <table:table-cell office:value-type="string" calcext:value-type="string">
            <text:p>FF-2, BLOCK C, MELISSA GREEN VALLEY,CHAUDER,CORTALIM (CT),MORMUGAO,SOUTH GOA-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KHILA G NAYA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KHILA G NAYAK</text:p>
          </table:table-cell>
          <table:table-cell office:value-type="string" calcext:value-type="string">
            <text:p>603,GALIO WADO,CORTALIM (CT),MORMUGAO,SOUTH GOA-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KHILA G NAYA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JANAN BABURAO NAYAK</text:p>
          </table:table-cell>
          <table:table-cell office:value-type="string" calcext:value-type="string">
            <text:p>603,GALIO WADO,CORTALIM (CT),MORMUGAO,SOUTH GOA-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KHILA G NAYA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ITHILI G NAYAK</text:p>
          </table:table-cell>
          <table:table-cell office:value-type="string" calcext:value-type="string">
            <text:p>603,GALIO WADO,CORTALIM (CT),MORMUGAO,SOUTH GOA-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INDA ESTROCI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NDA ESTROCIO</text:p>
          </table:table-cell>
          <table:table-cell office:value-type="string" calcext:value-type="string">
            <text:p>347,2ND ARVALER,CORTALIM (CT),MORMUGAO,SOUTH GOA-4037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INDA ESTROCI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VIN CAMELO</text:p>
          </table:table-cell>
          <table:table-cell office:value-type="string" calcext:value-type="string">
            <text:p>347,2ND ARVALER,CORTALIM (CT),MORMUGAO,SOUTH GOA-4037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INDA ESTROCI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GAN CAMELO</text:p>
          </table:table-cell>
          <table:table-cell office:value-type="string" calcext:value-type="string">
            <text:p>347,2ND ARVALER,CORTALIM (CT),MORMUGAO,SOUTH GOA-4037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EREZA J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REZA J RODRIGUES</text:p>
          </table:table-cell>
          <table:table-cell office:value-type="string" calcext:value-type="string">
            <text:p>165/32,KESARVAL,CORTALIM (CT),MORMUGAO,SOUTH GOA-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EREZA J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NOT AVAILAB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DRO FERNANDES</text:p>
          </table:table-cell>
          <table:table-cell office:value-type="string" calcext:value-type="string">
            <text:p>165/32,KESARVAL,CORTALIM (CT),MORMUGAO,SOUTH GOA-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RTI SINGH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TI SINGH</text:p>
          </table:table-cell>
          <table:table-cell office:value-type="string" calcext:value-type="string">
            <text:p>165/37,WARD NO.III,SAMBHAJI (VASCO-DA-GAMA),MORMUGAO,SOUTH GOA-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RTI SINGH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MESH CHANDRA SINGH</text:p>
          </table:table-cell>
          <table:table-cell office:value-type="string" calcext:value-type="string">
            <text:p>165/37,WARD NO.III,SAMBHAJI (VASCO-DA-GAMA),MORMUGAO,SOUTH GOA-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RTI SINGH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HUTOSH SINGH</text:p>
          </table:table-cell>
          <table:table-cell office:value-type="string" calcext:value-type="string">
            <text:p>165/37,WARD NO.III,SAMBHAJI (VASCO-DA-GAMA),MORMUGAO,SOUTH GOA-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RTI SINGH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HISHEK SINGH</text:p>
          </table:table-cell>
          <table:table-cell office:value-type="string" calcext:value-type="string">
            <text:p>165/37,WARD NO.III,SAMBHAJI (VASCO-DA-GAMA),MORMUGAO,SOUTH GOA-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RIA LUCIANA FERNAND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A LUCIANA FERNANDES</text:p>
          </table:table-cell>
          <table:table-cell office:value-type="string" calcext:value-type="string">
            <text:p>462,VOLLANT,CORTALIM (CT),MORMUGAO,SOUTH GOA-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RIA LUCIANA FERNAND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ANO DA GAMA</text:p>
          </table:table-cell>
          <table:table-cell office:value-type="string" calcext:value-type="string">
            <text:p>462,VOLLANT,CORTALIM (CT),MORMUGAO,SOUTH GOA-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RIA LUCIANA FERNAND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LVITO GAMA</text:p>
          </table:table-cell>
          <table:table-cell office:value-type="string" calcext:value-type="string">
            <text:p>462,VOLLANT,CORTALIM (CT),MORMUGAO,SOUTH GOA-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TONIA F BORG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A F BORGES</text:p>
          </table:table-cell>
          <table:table-cell office:value-type="string" calcext:value-type="string">
            <text:p>445/1(2),WARD NO.XI, VOLLANT,CORTALIM (CT),MORMUGAO,SOUTH GOA-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TONIA F BORG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SCOAL BORGES</text:p>
          </table:table-cell>
          <table:table-cell office:value-type="string" calcext:value-type="string">
            <text:p>445/1(2),WARD NO.XI, VOLLANT,CORTALIM (CT),MORMUGAO,SOUTH GOA-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TONIA F BORG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SILIA A BORGES</text:p>
          </table:table-cell>
          <table:table-cell office:value-type="string" calcext:value-type="string">
            <text:p>445/1(2),WARD NO.XI, VOLLANT,CORTALIM (CT),MORMUGAO,SOUTH GOA-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ALCY ALEMAO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LCY ALEMAO</text:p>
          </table:table-cell>
          <table:table-cell office:value-type="string" calcext:value-type="string">
            <text:p>160(2),CHAUDER,CORTALIM (CT),MORMUGAO,SOUTH GOA-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ALCY ALEMAO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CIA AVIKA MENDES</text:p>
          </table:table-cell>
          <table:table-cell office:value-type="string" calcext:value-type="string">
            <text:p>160(2),CHAUDER,CORTALIM (CT),MORMUGAO,SOUTH GOA-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ALCY ALEMAO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SHVIA MENDES</text:p>
          </table:table-cell>
          <table:table-cell office:value-type="string" calcext:value-type="string">
            <text:p>160(2),CHAUDER,CORTALIM (CT),MORMUGAO,SOUTH GOA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INKY V SALGAON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NKY V SALGAONKAR</text:p>
          </table:table-cell>
          <table:table-cell office:value-type="string" calcext:value-type="string">
            <text:p>635 (1)/(1), NR. DATTA TEMPLE,THANA,CORTALIM (CT),MORMUGAO,SOUTH GOA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INKY V SALGAON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RENDRA RAMESH SALGAONKAR</text:p>
          </table:table-cell>
          <table:table-cell office:value-type="string" calcext:value-type="string">
            <text:p>635 (1)/(1), NR. DATTA TEMPLE,THANA,CORTALIM (CT),MORMUGAO,SOUTH GOA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INKY V SALGAON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NSH VIRENDRA SALGAONKAR</text:p>
          </table:table-cell>
          <table:table-cell office:value-type="string" calcext:value-type="string">
            <text:p>635 (1)/(1), NR. DATTA TEMPLE,THANA,CORTALIM (CT),MORMUGAO,SOUTH GOA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CHEAL RACYL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CHEAL RACYL RODRIGUES</text:p>
          </table:table-cell>
          <table:table-cell office:value-type="string" calcext:value-type="string">
            <text:p>585/2,SOTRANT,CORTALIM (CT),MORMUGAO,SOUTH GOA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CHEAL RACYL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CHARD FERNANDES</text:p>
          </table:table-cell>
          <table:table-cell office:value-type="string" calcext:value-type="string">
            <text:p>585/2,SOTRANT,CORTALIM (CT),MORMUGAO,SOUTH GOA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CHEAL RACYL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XWELL JOSEPH FERNANDES</text:p>
          </table:table-cell>
          <table:table-cell office:value-type="string" calcext:value-type="string">
            <text:p>585/2,SOTRANT,CORTALIM (CT),MORMUGAO,SOUTH GOA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CHEAL RACYL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NAN FERNANDES</text:p>
          </table:table-cell>
          <table:table-cell office:value-type="string" calcext:value-type="string">
            <text:p>585/2,SOTRANT,CORTALIM (CT),MORMUGAO,SOUTH GOA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CHEAL RACYL RODRIGUE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NIELA FERNANDES</text:p>
          </table:table-cell>
          <table:table-cell office:value-type="string" calcext:value-type="string">
            <text:p>585/2,SOTRANT,CORTALIM (CT),MORMUGAO,SOUTH GOA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UCY MENEZES E TEMU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UCY MENEZES E TEMUDO</text:p>
          </table:table-cell>
          <table:table-cell office:value-type="string" calcext:value-type="string">
            <text:p>743,CHOROTH,CORTALIM (CT),MORMUGAO,SOUTH GOA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UCY MENEZES E TEMU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VADOR TEMUDO</text:p>
          </table:table-cell>
          <table:table-cell office:value-type="string" calcext:value-type="string">
            <text:p>743,CHOROTH,CORTALIM (CT),MORMUGAO,SOUTH GOA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UCY MENEZES E TEMU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IZEL TEMUDO</text:p>
          </table:table-cell>
          <table:table-cell office:value-type="string" calcext:value-type="string">
            <text:p>743,CHOROTH,CORTALIM (CT),MORMUGAO,SOUTH GOA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UCY MENEZES E TEMU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LANCY TEMUDO</text:p>
          </table:table-cell>
          <table:table-cell office:value-type="string" calcext:value-type="string">
            <text:p>743,CHOROTH,CORTALIM (CT),MORMUGAO,SOUTH GOA-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VARN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VARNA S. JADAV</text:p>
          </table:table-cell>
          <table:table-cell office:value-type="string" calcext:value-type="string">
            <text:p>,PAZENTAR,CORTALIM (CT),MORMUGAO,SOUTH GOA-4037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VARN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GAR S MANE</text:p>
          </table:table-cell>
          <table:table-cell office:value-type="string" calcext:value-type="string">
            <text:p>,PAZENTAR,CORTALIM (CT),MORMUGAO,SOUTH GOA-4037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VARN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RAN S MANE</text:p>
          </table:table-cell>
          <table:table-cell office:value-type="string" calcext:value-type="string">
            <text:p>,PAZENTAR,CORTALIM (CT),MORMUGAO,SOUTH GOA-4037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VARN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RSHA S. MANE</text:p>
          </table:table-cell>
          <table:table-cell office:value-type="string" calcext:value-type="string">
            <text:p>,PAZENTAR,CORTALIM (CT),MORMUGAO,SOUTH GOA-4037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VARNA S. JADAV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REKHA S MANE</text:p>
          </table:table-cell>
          <table:table-cell office:value-type="string" calcext:value-type="string">
            <text:p>,PAZENTAR,CORTALIM (CT),MORMUGAO,SOUTH GOA-4037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NGEETA R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GEETA R NAIK</text:p>
          </table:table-cell>
          <table:table-cell office:value-type="string" calcext:value-type="string">
            <text:p>149/3(1),NAUTA,CORTALIM (CT),MORMUGAO,SOUTH GOA-40380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NGEETA R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JENDRA R NAIK</text:p>
          </table:table-cell>
          <table:table-cell office:value-type="string" calcext:value-type="string">
            <text:p>149/3(1),NAUTA,CORTALIM (CT),MORMUGAO,SOUTH GOA-40380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NGEETA R NAIK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SHAB R NAIK</text:p>
          </table:table-cell>
          <table:table-cell office:value-type="string" calcext:value-type="string">
            <text:p>149/3(1),NAUTA,CORTALIM (CT),MORMUGAO,SOUTH GOA-4038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QUITERIAS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QUITERIAS FERNANDES</text:p>
          </table:table-cell>
          <table:table-cell office:value-type="string" calcext:value-type="string">
            <text:p>196/1,CHURCH STREET,CORTALIM (CT),MORMUGAO,SOUTH GOA-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QUITERIAS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SMIRO COSTA</text:p>
          </table:table-cell>
          <table:table-cell office:value-type="string" calcext:value-type="string">
            <text:p>196/1,CHURCH STREET,CORTALIM (CT),MORMUGAO,SOUTH GOA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ITA FERNANDES E D SILV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ITA FERNANDES E D SILVA</text:p>
          </table:table-cell>
          <table:table-cell office:value-type="string" calcext:value-type="string">
            <text:p>567/14,PAZENTAR,CORTALIM (CT),MORMUGAO,SOUTH GOA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ITA FERNANDES E D SILV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LROY D SILVA</text:p>
          </table:table-cell>
          <table:table-cell office:value-type="string" calcext:value-type="string">
            <text:p>567/14,PAZENTAR,CORTALIM (CT),MORMUGAO,SOUTH GOA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ITA FERNANDES E D SILV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LISTON D SILVA</text:p>
          </table:table-cell>
          <table:table-cell office:value-type="string" calcext:value-type="string">
            <text:p>567/14,PAZENTAR,CORTALIM (CT),MORMUGAO,SOUTH GOA-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ANTAN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TANA BARRETO</text:p>
          </table:table-cell>
          <table:table-cell office:value-type="string" calcext:value-type="string">
            <text:p>987,WARD NO.10, PALMAR,CORTALIM (CT),MORMUGAO,SOUTH GOA-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ILOMENA D'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ILOMENA D'SOUZA</text:p>
          </table:table-cell>
          <table:table-cell office:value-type="string" calcext:value-type="string">
            <text:p>388,2ND ARVALLE,CORTALIM (CT),MORMUGAO,SOUTH GOA-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ILOMENA D'SOUZ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VIN D'SOUZA</text:p>
          </table:table-cell>
          <table:table-cell office:value-type="string" calcext:value-type="string">
            <text:p>388,2ND ARVALLE,CORTALIM (CT),MORMUGAO,SOUTH GOA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CTORI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CTORIA XAVIER</text:p>
          </table:table-cell>
          <table:table-cell office:value-type="string" calcext:value-type="string">
            <text:p>FLAT NO.4,II ARVALLE,CORTALIM (CT),MORMUGAO,SOUTH GOA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CTORI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PH DENNY T.XAVIER</text:p>
          </table:table-cell>
          <table:table-cell office:value-type="string" calcext:value-type="string">
            <text:p>FLAT NO.4,II ARVALLE,CORTALIM (CT),MORMUGAO,SOUTH GOA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CTORI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IZI X. THOTTUNGAL</text:p>
          </table:table-cell>
          <table:table-cell office:value-type="string" calcext:value-type="string">
            <text:p>FLAT NO.4,II ARVALLE,CORTALIM (CT),MORMUGAO,SOUTH GOA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CTORI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YA KIM XAVIER</text:p>
          </table:table-cell>
          <table:table-cell office:value-type="string" calcext:value-type="string">
            <text:p>FLAT NO.4,II ARVALLE,CORTALIM (CT),MORMUGAO,SOUTH GOA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CTORI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NIELA D'MELLO</text:p>
          </table:table-cell>
          <table:table-cell office:value-type="string" calcext:value-type="string">
            <text:p>FLAT NO.4,II ARVALLE,CORTALIM (CT),MORMUGAO,SOUTH GOA-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ERNADETTE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NADETTE TEIXEIRA</text:p>
          </table:table-cell>
          <table:table-cell office:value-type="string" calcext:value-type="string">
            <text:p>917,MADDANT,CORTALIM (CT),MORMUGAO,SOUTH GOA-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ERNADETTE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LROY TEIXEIRA</text:p>
          </table:table-cell>
          <table:table-cell office:value-type="string" calcext:value-type="string">
            <text:p>917,MADDANT,CORTALIM (CT),MORMUGAO,SOUTH GOA-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ERNADETTE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ISTO TEIXEIRA</text:p>
          </table:table-cell>
          <table:table-cell office:value-type="string" calcext:value-type="string">
            <text:p>917,MADDANT,CORTALIM (CT),MORMUGAO,SOUTH GOA-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ERNADETTE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LWEL TEIXEIRA</text:p>
          </table:table-cell>
          <table:table-cell office:value-type="string" calcext:value-type="string">
            <text:p>917,MADDANT,CORTALIM (CT),MORMUGAO,SOUTH GOA-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ERNADETTE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IARA C. TEIXEIRA</text:p>
          </table:table-cell>
          <table:table-cell office:value-type="string" calcext:value-type="string">
            <text:p>917,MADDANT,CORTALIM (CT),MORMUGAO,SOUTH GOA-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ANESSA D'CRU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ESSA D'CRUZ</text:p>
          </table:table-cell>
          <table:table-cell office:value-type="string" calcext:value-type="string">
            <text:p>170,POVOCAO,CORTALIM (CT),MORMUGAO,SOUTH GOA-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ANESSA D'CRU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BASTIAN D'CRUZ</text:p>
          </table:table-cell>
          <table:table-cell office:value-type="string" calcext:value-type="string">
            <text:p>170,POVOCAO,CORTALIM (CT),MORMUGAO,SOUTH GOA-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ANESSA D'CRU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ARL ALBERTA D'CRUZ</text:p>
          </table:table-cell>
          <table:table-cell office:value-type="string" calcext:value-type="string">
            <text:p>170,POVOCAO,CORTALIM (CT),MORMUGAO,SOUTH GOA-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ANESSA D'CRU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Y D'CRUZ</text:p>
          </table:table-cell>
          <table:table-cell office:value-type="string" calcext:value-type="string">
            <text:p>170,POVOCAO,CORTALIM (CT),MORMUGAO,SOUTH GOA-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ANESSA D'CRUZ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AIAH D'CRUZ</text:p>
          </table:table-cell>
          <table:table-cell office:value-type="string" calcext:value-type="string">
            <text:p>170,POVOCAO,CORTALIM (CT),MORMUGAO,SOUTH GOA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IZI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UIZINHA FERNANDES</text:p>
          </table:table-cell>
          <table:table-cell office:value-type="string" calcext:value-type="string">
            <text:p>312,UDDO,CORTALIM (CT),MORMUGAO,SOUTH GOA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IZI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FERNANDES</text:p>
          </table:table-cell>
          <table:table-cell office:value-type="string" calcext:value-type="string">
            <text:p>312,UDDO,CORTALIM (CT),MORMUGAO,SOUTH GOA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IZI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ETA FERNANDES</text:p>
          </table:table-cell>
          <table:table-cell office:value-type="string" calcext:value-type="string">
            <text:p>312,UDDO,CORTALIM (CT),MORMUGAO,SOUTH GOA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IZI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OSSY FERNANDES</text:p>
          </table:table-cell>
          <table:table-cell office:value-type="string" calcext:value-type="string">
            <text:p>312,UDDO,CORTALIM (CT),MORMUGAO,SOUTH GOA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IZINH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SA MARIA FERNANDES</text:p>
          </table:table-cell>
          <table:table-cell office:value-type="string" calcext:value-type="string">
            <text:p>312,UDDO,CORTALIM (CT),MORMUGAO,SOUTH GOA-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ONCEICAO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CEICAO RODRIGUES</text:p>
          </table:table-cell>
          <table:table-cell office:value-type="string" calcext:value-type="string">
            <text:p>245/1,CHURCH STREET,CORTALIM (CT),MORMUGAO,SOUTH GOA-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ONCEICAO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NACIO RODRIGUES</text:p>
          </table:table-cell>
          <table:table-cell office:value-type="string" calcext:value-type="string">
            <text:p>245/1,CHURCH STREET,CORTALIM (CT),MORMUGAO,SOUTH GOA-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ONCEICAO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LVIA FERNANDES E RODRIGUES</text:p>
          </table:table-cell>
          <table:table-cell office:value-type="string" calcext:value-type="string">
            <text:p>245/1,CHURCH STREET,CORTALIM (CT),MORMUGAO,SOUTH GOA-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RIDA LOPES E SILV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IDA LOPES E SILVEIRA</text:p>
          </table:table-cell>
          <table:table-cell office:value-type="string" calcext:value-type="string">
            <text:p>638/1,THANA,CORTALIM,CORTALIM (CT),MORMUGAO,SOUTH GOA-4037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LOR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ORA XAVIER</text:p>
          </table:table-cell>
          <table:table-cell office:value-type="string" calcext:value-type="string">
            <text:p>305,ARVALLEM,CORTALIM (CT),MORMUGAO,SOUTH GOA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LOR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SHVEL MONTEIRO</text:p>
          </table:table-cell>
          <table:table-cell office:value-type="string" calcext:value-type="string">
            <text:p>305,ARVALLEM,CORTALIM (CT),MORMUGAO,SOUTH GOA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LOR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NAS J MONTEIRO</text:p>
          </table:table-cell>
          <table:table-cell office:value-type="string" calcext:value-type="string">
            <text:p>305,ARVALLEM,CORTALIM (CT),MORMUGAO,SOUTH GOA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LORA XAVIE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QUIM MONTEIRO</text:p>
          </table:table-cell>
          <table:table-cell office:value-type="string" calcext:value-type="string">
            <text:p>305,ARVALLEM,CORTALIM (CT),MORMUGAO,SOUTH GOA-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ARASWATI S. RED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ASWATI S. REDKAR</text:p>
          </table:table-cell>
          <table:table-cell office:value-type="string" calcext:value-type="string">
            <text:p>633,THANA,CORTALIM (CT),MORMUGAO,SOUTH GOA-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ARASWATI S. RED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RAJ S. REDKAR</text:p>
          </table:table-cell>
          <table:table-cell office:value-type="string" calcext:value-type="string">
            <text:p>633,THANA,CORTALIM (CT),MORMUGAO,SOUTH GOA-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OHINI M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HINI M. NAIK</text:p>
          </table:table-cell>
          <table:table-cell office:value-type="string" calcext:value-type="string">
            <text:p>455/1,VOLLANT,CORTALIM (CT),MORMUGAO,SOUTH GOA-4037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OHINI M.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DHUKAR DURGA NAIK</text:p>
          </table:table-cell>
          <table:table-cell office:value-type="string" calcext:value-type="string">
            <text:p>455/1,VOLLANT,CORTALIM (CT),MORMUGAO,SOUTH GOA-4037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MY COLAC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Y COLACO</text:p>
          </table:table-cell>
          <table:table-cell office:value-type="string" calcext:value-type="string">
            <text:p>583/3,THANA,CORTALIM (CT),MORMUGAO,SOUTH GOA-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MY COLAC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MES COLACO</text:p>
          </table:table-cell>
          <table:table-cell office:value-type="string" calcext:value-type="string">
            <text:p>583/3,THANA,CORTALIM (CT),MORMUGAO,SOUTH GOA-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MY COLAC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UDETH COLACO</text:p>
          </table:table-cell>
          <table:table-cell office:value-type="string" calcext:value-type="string">
            <text:p>583/3,THANA,CORTALIM (CT),MORMUGAO,SOUTH GOA-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RITA LOP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RITA LOPES</text:p>
          </table:table-cell>
          <table:table-cell office:value-type="string" calcext:value-type="string">
            <text:p>915,MADDANT,CORTALIM (CT),MORMUGAO,SOUTH GOA-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RITA LOP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 ESTEVES</text:p>
          </table:table-cell>
          <table:table-cell office:value-type="string" calcext:value-type="string">
            <text:p>915,MADDANT,CORTALIM (CT),MORMUGAO,SOUTH GOA-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RITA LOP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DEN ROSE ESTEVES</text:p>
          </table:table-cell>
          <table:table-cell office:value-type="string" calcext:value-type="string">
            <text:p>915,MADDANT,CORTALIM (CT),MORMUGAO,SOUTH GOA-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RITA LOP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ZET ROSE ESTEVES</text:p>
          </table:table-cell>
          <table:table-cell office:value-type="string" calcext:value-type="string">
            <text:p>915,MADDANT,CORTALIM (CT),MORMUGAO,SOUTH GOA-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SSUCEN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SUCENA FERNANDES</text:p>
          </table:table-cell>
          <table:table-cell office:value-type="string" calcext:value-type="string">
            <text:p>753,CHOVOTH,CORTALIM (CT),MORMUGAO,SOUTH GOA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TONI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TONIA LUCAS</text:p>
          </table:table-cell>
          <table:table-cell office:value-type="string" calcext:value-type="string">
            <text:p>760/2,ZAMBOLL,CORTALIM (CT),MORMUGAO,SOUTH GOA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TONI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VADOR BARBOSA</text:p>
          </table:table-cell>
          <table:table-cell office:value-type="string" calcext:value-type="string">
            <text:p>760/2,ZAMBOLL,CORTALIM (CT),MORMUGAO,SOUTH GOA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TONI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NNY JOE BARBOSA</text:p>
          </table:table-cell>
          <table:table-cell office:value-type="string" calcext:value-type="string">
            <text:p>760/2,ZAMBOLL,CORTALIM (CT),MORMUGAO,SOUTH GOA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TONI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NIFA BARBOSA</text:p>
          </table:table-cell>
          <table:table-cell office:value-type="string" calcext:value-type="string">
            <text:p>760/2,ZAMBOLL,CORTALIM (CT),MORMUGAO,SOUTH GOA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RAPHINA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APHINA TEXEIRA</text:p>
          </table:table-cell>
          <table:table-cell office:value-type="string" calcext:value-type="string">
            <text:p>940,MADDANT,CORTALIM (CT),MORMUGAO,SOUTH GOA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RAPHINA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LVINA TEXEIRA</text:p>
          </table:table-cell>
          <table:table-cell office:value-type="string" calcext:value-type="string">
            <text:p>940,MADDANT,CORTALIM (CT),MORMUGAO,SOUTH GOA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RAPHINA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URYDICE TEXEIRA</text:p>
          </table:table-cell>
          <table:table-cell office:value-type="string" calcext:value-type="string">
            <text:p>940,MADDANT,CORTALIM (CT),MORMUGAO,SOUTH GOA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RAPHINA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DREW CHRISTOPHER TEXEIRA</text:p>
          </table:table-cell>
          <table:table-cell office:value-type="string" calcext:value-type="string">
            <text:p>940,MADDANT,CORTALIM (CT),MORMUGAO,SOUTH GOA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RAPHINA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R TEXEIRA</text:p>
          </table:table-cell>
          <table:table-cell office:value-type="string" calcext:value-type="string">
            <text:p>940,MADDANT,CORTALIM (CT),MORMUGAO,SOUTH GOA-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IA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ANA COUTINHO</text:p>
          </table:table-cell>
          <table:table-cell office:value-type="string" calcext:value-type="string">
            <text:p>730,CHOVOTH,CORTALIM (CT),MORMUGAO,SOUTH GOA-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IA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A COUTINHO</text:p>
          </table:table-cell>
          <table:table-cell office:value-type="string" calcext:value-type="string">
            <text:p>730,CHOVOTH,CORTALIM (CT),MORMUGAO,SOUTH GOA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RIA LUISA HILARI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A LUISA HILARIA GONSALVES</text:p>
          </table:table-cell>
          <table:table-cell office:value-type="string" calcext:value-type="string">
            <text:p>970,NOVO PALMAR,CORTALIM (CT),MORMUGAO,SOUTH GOA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RIA LUISA HILARI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HN MARCELO</text:p>
          </table:table-cell>
          <table:table-cell office:value-type="string" calcext:value-type="string">
            <text:p>970,NOVO PALMAR,CORTALIM (CT),MORMUGAO,SOUTH GOA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RIA LUISA HILARI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DWARD MARCELO</text:p>
          </table:table-cell>
          <table:table-cell office:value-type="string" calcext:value-type="string">
            <text:p>970,NOVO PALMAR,CORTALIM (CT),MORMUGAO,SOUTH GOA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RIA LUISA HILARI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SARIA MARCELO</text:p>
          </table:table-cell>
          <table:table-cell office:value-type="string" calcext:value-type="string">
            <text:p>970,NOVO PALMAR,CORTALIM (CT),MORMUGAO,SOUTH GOA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RIA LUISA HILARIA GONSALV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YNTHIA MARCELO</text:p>
          </table:table-cell>
          <table:table-cell office:value-type="string" calcext:value-type="string">
            <text:p>970,NOVO PALMAR,CORTALIM (CT),MORMUGAO,SOUTH GOA-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YOTI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YOTI GOVENKAR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YOTI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HARAT GOVENKAR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YOTI GOVEN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UBHAM GOVENKAR</text:p>
          </table:table-cell>
          <table:table-cell office:value-type="string" calcext:value-type="string">
            <text:p>942,MADDANT,CORTALIM (CT),MORMUGAO,SOUTH GOA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OURENCA BARBOS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URENCA BARBOSA</text:p>
          </table:table-cell>
          <table:table-cell office:value-type="string" calcext:value-type="string">
            <text:p>285,ARVALLEM,CORTALIM (CT),MORMUGAO,SOUTH GOA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OURENCA BARBOS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EULUIO J. MONTEIRO</text:p>
          </table:table-cell>
          <table:table-cell office:value-type="string" calcext:value-type="string">
            <text:p>285,ARVALLEM,CORTALIM (CT),MORMUGAO,SOUTH GOA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OURENCA BARBOS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YDON JOSEPH MONTEIRO</text:p>
          </table:table-cell>
          <table:table-cell office:value-type="string" calcext:value-type="string">
            <text:p>285,ARVALLEM,CORTALIM (CT),MORMUGAO,SOUTH GOA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OURENCA BARBOS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DEN ANTONIO MONTEIRO</text:p>
          </table:table-cell>
          <table:table-cell office:value-type="string" calcext:value-type="string">
            <text:p>285,ARVALLEM,CORTALIM (CT),MORMUGAO,SOUTH GOA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OURENCA BARBOS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KA RITINHA EVANGELISTA MONTEIRO</text:p>
          </table:table-cell>
          <table:table-cell office:value-type="string" calcext:value-type="string">
            <text:p>285,ARVALLEM,CORTALIM (CT),MORMUGAO,SOUTH GOA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XIMIBAI C. BOGO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XIMIBAI C. BOGOR</text:p>
          </table:table-cell>
          <table:table-cell office:value-type="string" calcext:value-type="string">
            <text:p>944/B,MADDANT,CORTALIM (CT),MORMUGAO,SOUTH GOA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XIMIBAI C. BOGO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BR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ULAIJPA N. BOGOR</text:p>
          </table:table-cell>
          <table:table-cell office:value-type="string" calcext:value-type="string">
            <text:p>944/B,MADDANT,CORTALIM (CT),MORMUGAO,SOUTH GOA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XIMIBAI C. BOGO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BR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MESHAPPA N. BOGOR</text:p>
          </table:table-cell>
          <table:table-cell office:value-type="string" calcext:value-type="string">
            <text:p>944/B,MADDANT,CORTALIM (CT),MORMUGAO,SOUTH GOA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XIMIBAI C. BOGO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BR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NU N. BOGOR</text:p>
          </table:table-cell>
          <table:table-cell office:value-type="string" calcext:value-type="string">
            <text:p>944/B,MADDANT,CORTALIM (CT),MORMUGAO,SOUTH GOA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XIMIBAI C. BOGO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ANDASHAKAR N. BOGOR</text:p>
          </table:table-cell>
          <table:table-cell office:value-type="string" calcext:value-type="string">
            <text:p>944/B,MADDANT,CORTALIM (CT),MORMUGAO,SOUTH GOA-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OCORI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CORINA COUTINHO</text:p>
          </table:table-cell>
          <table:table-cell office:value-type="string" calcext:value-type="string">
            <text:p>730,CHOVOTH,CORTALIM (CT),MORMUGAO,SOUTH GOA-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OCORIN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LENE COUTINHO</text:p>
          </table:table-cell>
          <table:table-cell office:value-type="string" calcext:value-type="string">
            <text:p>730,CHOVOTH,CORTALIM (CT),MORMUGAO,SOUTH GOA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UGUSTO SANTANA MESQUI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UGUSTO SANTANA MESQUITA</text:p>
          </table:table-cell>
          <table:table-cell office:value-type="string" calcext:value-type="string">
            <text:p>1007,NOVO PALMAR,CORTALIM (CT),MORMUGAO,SOUTH GOA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UGUSTO SANTANA MESQUI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TEUS VALERIANO MESQUITA</text:p>
          </table:table-cell>
          <table:table-cell office:value-type="string" calcext:value-type="string">
            <text:p>1007,NOVO PALMAR,CORTALIM (CT),MORMUGAO,SOUTH GOA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UGUSTO SANTANA MESQUI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IRIL VALENTE MESQUITA</text:p>
          </table:table-cell>
          <table:table-cell office:value-type="string" calcext:value-type="string">
            <text:p>1007,NOVO PALMAR,CORTALIM (CT),MORMUGAO,SOUTH GOA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UGUSTO SANTANA MESQUI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CHAEL MESQUITA</text:p>
          </table:table-cell>
          <table:table-cell office:value-type="string" calcext:value-type="string">
            <text:p>1007,NOVO PALMAR,CORTALIM (CT),MORMUGAO,SOUTH GOA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UGUSTO SANTANA MESQUI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YRUS ANRIL MESQUITA</text:p>
          </table:table-cell>
          <table:table-cell office:value-type="string" calcext:value-type="string">
            <text:p>1007,NOVO PALMAR,CORTALIM (CT),MORMUGAO,SOUTH GOA-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ANGEETA ZO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GEETA ZORE</text:p>
          </table:table-cell>
          <table:table-cell office:value-type="string" calcext:value-type="string">
            <text:p>345/2,KESARVAL,CORTALIM (CT),MORMUGAO,SOUTH GOA-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ANGEETA ZO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AYATRI ZORE</text:p>
          </table:table-cell>
          <table:table-cell office:value-type="string" calcext:value-type="string">
            <text:p>345/2,KESARVAL,CORTALIM (CT),MORMUGAO,SOUTH GOA-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ANGEETA ZORE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NOT AVAILAB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NDU ZORE</text:p>
          </table:table-cell>
          <table:table-cell office:value-type="string" calcext:value-type="string">
            <text:p>345/2,KESARVAL,CORTALIM (CT),MORMUGAO,SOUTH GOA-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AQUINA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AQUINA TEIXEIRA</text:p>
          </table:table-cell>
          <table:table-cell office:value-type="string" calcext:value-type="string">
            <text:p>991,NOVO PALMAR,CORTALIM (CT),MORMUGAO,SOUTH GOA-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AQUINA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UZIN TEXEIRA</text:p>
          </table:table-cell>
          <table:table-cell office:value-type="string" calcext:value-type="string">
            <text:p>991,NOVO PALMAR,CORTALIM (CT),MORMUGAO,SOUTH GOA-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AQUINA TEI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ALITA PEREIRA</text:p>
          </table:table-cell>
          <table:table-cell office:value-type="string" calcext:value-type="string">
            <text:p>991,NOVO PALMAR,CORTALIM (CT),MORMUGAO,SOUTH GOA-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GIN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GINA LUCAS</text:p>
          </table:table-cell>
          <table:table-cell office:value-type="string" calcext:value-type="string">
            <text:p>152/2,QUELOSSIM,CORTALIM (CT),MORMUGAO,SOUTH GOA-4037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GIN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QUIM LUCAS</text:p>
          </table:table-cell>
          <table:table-cell office:value-type="string" calcext:value-type="string">
            <text:p>152/2,QUELOSSIM,CORTALIM (CT),MORMUGAO,SOUTH GOA-4037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GIN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LUCAS</text:p>
          </table:table-cell>
          <table:table-cell office:value-type="string" calcext:value-type="string">
            <text:p>152/2,QUELOSSIM,CORTALIM (CT),MORMUGAO,SOUTH GOA-4037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GIN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NCY LUCAS</text:p>
          </table:table-cell>
          <table:table-cell office:value-type="string" calcext:value-type="string">
            <text:p>152/2,QUELOSSIM,CORTALIM (CT),MORMUGAO,SOUTH GOA-4037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RIANINH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NINHA LUCAS</text:p>
          </table:table-cell>
          <table:table-cell office:value-type="string" calcext:value-type="string">
            <text:p>744,CHOVOTH,CORTALIM (CT),MORMUGAO,SOUTH GOA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RIANINH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SARIO LUCAS</text:p>
          </table:table-cell>
          <table:table-cell office:value-type="string" calcext:value-type="string">
            <text:p>744,CHOVOTH,CORTALIM (CT),MORMUGAO,SOUTH GOA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RIANINH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SAAC LUCAS</text:p>
          </table:table-cell>
          <table:table-cell office:value-type="string" calcext:value-type="string">
            <text:p>744,CHOVOTH,CORTALIM (CT),MORMUGAO,SOUTH GOA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RIANINH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OHEB LUCAS</text:p>
          </table:table-cell>
          <table:table-cell office:value-type="string" calcext:value-type="string">
            <text:p>744,CHOVOTH,CORTALIM (CT),MORMUGAO,SOUTH GOA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RIANINHA LUCA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IFFORD LUCAS</text:p>
          </table:table-cell>
          <table:table-cell office:value-type="string" calcext:value-type="string">
            <text:p>744,CHOVOTH,CORTALIM (CT),MORMUGAO,SOUTH GOA-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YWANTI J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YWANTI J NAIK</text:p>
          </table:table-cell>
          <table:table-cell office:value-type="string" calcext:value-type="string">
            <text:p>1029,NOVO PALMAR,CORTALIM (CT),MORMUGAO,SOUTH GOA-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YWANTI J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YWANT S NAIK</text:p>
          </table:table-cell>
          <table:table-cell office:value-type="string" calcext:value-type="string">
            <text:p>1029,NOVO PALMAR,CORTALIM (CT),MORMUGAO,SOUTH GOA-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YWANTI J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VANAND J NAIK</text:p>
          </table:table-cell>
          <table:table-cell office:value-type="string" calcext:value-type="string">
            <text:p>1029,NOVO PALMAR,CORTALIM (CT),MORMUGAO,SOUTH GOA-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YWANTI J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HATAN S. NAIK</text:p>
          </table:table-cell>
          <table:table-cell office:value-type="string" calcext:value-type="string">
            <text:p>1029,NOVO PALMAR,CORTALIM (CT),MORMUGAO,SOUTH GOA-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YWANTI J NAIK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HATAN S. NAIK</text:p>
          </table:table-cell>
          <table:table-cell office:value-type="string" calcext:value-type="string">
            <text:p>1029,NOVO PALMAR,CORTALIM (CT),MORMUGAO,SOUTH GOA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IA L C C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RIA L C C CABRAL</text:p>
          </table:table-cell>
          <table:table-cell office:value-type="string" calcext:value-type="string">
            <text:p>892,ALMABHATT,SAMBHAJI (VASCO-DA-GAMA),MORMUGAO,SOUTH GOA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IA L C C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GNACIOUS H FERNANDES</text:p>
          </table:table-cell>
          <table:table-cell office:value-type="string" calcext:value-type="string">
            <text:p>892,ALMABHATT,SAMBHAJI (VASCO-DA-GAMA),MORMUGAO,SOUTH GOA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IA L C C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DRIN J A FERNANDES</text:p>
          </table:table-cell>
          <table:table-cell office:value-type="string" calcext:value-type="string">
            <text:p>892,ALMABHATT,SAMBHAJI (VASCO-DA-GAMA),MORMUGAO,SOUTH GOA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IA L C C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HILLON FERNANDES</text:p>
          </table:table-cell>
          <table:table-cell office:value-type="string" calcext:value-type="string">
            <text:p>892,ALMABHATT,SAMBHAJI (VASCO-DA-GAMA),MORMUGAO,SOUTH GOA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IA L C C CABRAL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GRAND DAUG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ZANNE M FERNANDES</text:p>
          </table:table-cell>
          <table:table-cell office:value-type="string" calcext:value-type="string">
            <text:p>892,ALMABHATT,SAMBHAJI (VASCO-DA-GAMA),MORMUGAO,SOUTH GOA-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IT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TA COUTINHO</text:p>
          </table:table-cell>
          <table:table-cell office:value-type="string" calcext:value-type="string">
            <text:p>730,CHOVOTH,CORTALIM (CT),MORMUGAO,SOUTH GOA-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ITA COUTINH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EXANDRE COUTINHO</text:p>
          </table:table-cell>
          <table:table-cell office:value-type="string" calcext:value-type="string">
            <text:p>730,CHOVOTH,CORTALIM (CT),MORMUGAO,SOUTH GOA-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ARIA ROSINHA DO. P. S. DA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ROSINHA DO. P. S. DASILVA</text:p>
          </table:table-cell>
          <table:table-cell office:value-type="string" calcext:value-type="string">
            <text:p>729,CHOVOTH,CORTALIM (CT),MORMUGAO,SOUTH GOA-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ARIA ROSINHA DO. P. S. DA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JUDAS TEMUDO</text:p>
          </table:table-cell>
          <table:table-cell office:value-type="string" calcext:value-type="string">
            <text:p>729,CHOVOTH,CORTALIM (CT),MORMUGAO,SOUTH GOA-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ARIA ROSINHA DO. P. S. DASILV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NIE TEMUDO</text:p>
          </table:table-cell>
          <table:table-cell office:value-type="string" calcext:value-type="string">
            <text:p>729,CHOVOTH,CORTALIM (CT),MORMUGAO,SOUTH GOA-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RID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DA BARRETO</text:p>
          </table:table-cell>
          <table:table-cell office:value-type="string" calcext:value-type="string">
            <text:p>214,POVACOA,CORTALIM (CT),MORMUGAO,SOUTH GOA-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RIDA BARRET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CTORIA RODRIGUES</text:p>
          </table:table-cell>
          <table:table-cell office:value-type="string" calcext:value-type="string">
            <text:p>214,POVACOA,CORTALIM (CT),MORMUGAO,SOUTH GOA-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ERWYN MENDONC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RWYN MENDONCA</text:p>
          </table:table-cell>
          <table:table-cell office:value-type="string" calcext:value-type="string">
            <text:p>889,ALMA BHATT,CORTALIM (CT),MORMUGAO,SOUTH GOA-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ERWYN MENDONC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CHEL FELICIA MENDONCA</text:p>
          </table:table-cell>
          <table:table-cell office:value-type="string" calcext:value-type="string">
            <text:p>889,ALMA BHATT,CORTALIM (CT),MORMUGAO,SOUTH GOA-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ERWYN MENDONC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LISHKA CRISHA MENDONCA</text:p>
          </table:table-cell>
          <table:table-cell office:value-type="string" calcext:value-type="string">
            <text:p>889,ALMA BHATT,CORTALIM (CT),MORMUGAO,SOUTH GOA-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ERWYN MENDONC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AVIA GAMA</text:p>
          </table:table-cell>
          <table:table-cell office:value-type="string" calcext:value-type="string">
            <text:p>889,ALMA BHATT,CORTALIM (CT),MORMUGAO,SOUTH GOA-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OUVINIA DOURAD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UVINIA DOURADO</text:p>
          </table:table-cell>
          <table:table-cell office:value-type="string" calcext:value-type="string">
            <text:p>859,VINA BHATT,CORTALIM (CT),MORMUGAO,SOUTH GOA-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TERL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TERLINA RODRIGUES</text:p>
          </table:table-cell>
          <table:table-cell office:value-type="string" calcext:value-type="string">
            <text:p>947,MADDANT,CORTALIM (CT),MORMUGAO,SOUTH GOA-4037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TERL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RNANDO RODRIGUES</text:p>
          </table:table-cell>
          <table:table-cell office:value-type="string" calcext:value-type="string">
            <text:p>947,MADDANT,CORTALIM (CT),MORMUGAO,SOUTH GOA-4037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TERL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ZIE CLARA RODRIGUES</text:p>
          </table:table-cell>
          <table:table-cell office:value-type="string" calcext:value-type="string">
            <text:p>947,MADDANT,CORTALIM (CT),MORMUGAO,SOUTH GOA-4037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TERL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LOSSY RODRIGUES</text:p>
          </table:table-cell>
          <table:table-cell office:value-type="string" calcext:value-type="string">
            <text:p>947,MADDANT,CORTALIM (CT),MORMUGAO,SOUTH GOA-4037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TERLIN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NVELITA COUTINHO E RODRIGUES</text:p>
          </table:table-cell>
          <table:table-cell office:value-type="string" calcext:value-type="string">
            <text:p>947,MADDANT,CORTALIM (CT),MORMUGAO,SOUTH GOA-4037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ILMA D'SOUZ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ILMA D'SOUZA</text:p>
          </table:table-cell>
          <table:table-cell office:value-type="string" calcext:value-type="string">
            <text:p>87(10,CONSUA WADO CORTALIM,CORTALIM (CT),MORMUGAO,SOUTH GOA-4037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ILMA D'SOUZ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DRIO ALBINO FERNANDES</text:p>
          </table:table-cell>
          <table:table-cell office:value-type="string" calcext:value-type="string">
            <text:p>87(10,CONSUA WADO CORTALIM,CORTALIM (CT),MORMUGAO,SOUTH GOA-4037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ILMA D'SOUZ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RON WINIFRED FERNANDES</text:p>
          </table:table-cell>
          <table:table-cell office:value-type="string" calcext:value-type="string">
            <text:p>87(10,CONSUA WADO CORTALIM,CORTALIM (CT),MORMUGAO,SOUTH GOA-4037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ILMA D'SOUZ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ILBUR ANAEL FERNANDES</text:p>
          </table:table-cell>
          <table:table-cell office:value-type="string" calcext:value-type="string">
            <text:p>87(10,CONSUA WADO CORTALIM,CORTALIM (CT),MORMUGAO,SOUTH GOA-4037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SABEL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ABELA FERNANDES</text:p>
          </table:table-cell>
          <table:table-cell office:value-type="string" calcext:value-type="string">
            <text:p>75/A,CONSUA WADO CORTALIM,CORTALIM (CT),MORMUGAO,SOUTH GOA-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SABEL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Y D'SA</text:p>
          </table:table-cell>
          <table:table-cell office:value-type="string" calcext:value-type="string">
            <text:p>75/A,CONSUA WADO CORTALIM,CORTALIM (CT),MORMUGAO,SOUTH GOA-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SABEL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NNOSH D'SA</text:p>
          </table:table-cell>
          <table:table-cell office:value-type="string" calcext:value-type="string">
            <text:p>75/A,CONSUA WADO CORTALIM,CORTALIM (CT),MORMUGAO,SOUTH GOA-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SABELA FERNANDES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NELIE D'SA</text:p>
          </table:table-cell>
          <table:table-cell office:value-type="string" calcext:value-type="string">
            <text:p>75/A,CONSUA WADO CORTALIM,CORTALIM (CT),MORMUGAO,SOUTH GOA-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IEDAD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EDADE DE COSTA</text:p>
          </table:table-cell>
          <table:table-cell office:value-type="string" calcext:value-type="string">
            <text:p>1001,NOVO PALMAR,CORTALIM (CT),MORMUGAO,SOUTH GOA-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IEDAD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MINGO DE COSTA</text:p>
          </table:table-cell>
          <table:table-cell office:value-type="string" calcext:value-type="string">
            <text:p>1001,NOVO PALMAR,CORTALIM (CT),MORMUGAO,SOUTH GOA-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IEDAD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DE COSTA</text:p>
          </table:table-cell>
          <table:table-cell office:value-type="string" calcext:value-type="string">
            <text:p>1001,NOVO PALMAR,CORTALIM (CT),MORMUGAO,SOUTH GOA-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IEDADE DE COST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CEICAO D COSTA</text:p>
          </table:table-cell>
          <table:table-cell office:value-type="string" calcext:value-type="string">
            <text:p>1001,NOVO PALMAR,CORTALIM (CT),MORMUGAO,SOUTH GOA-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ASHILA PRAKASH PARSE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ASHILA PRAKASH PARSEKAR</text:p>
          </table:table-cell>
          <table:table-cell office:value-type="string" calcext:value-type="string">
            <text:p>405/1,2ND ARVALE,CORTALIM (CT),MORMUGAO,SOUTH GOA-4037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ASHILA PRAKASH PARSE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KASH VITHAL PARSEKAR</text:p>
          </table:table-cell>
          <table:table-cell office:value-type="string" calcext:value-type="string">
            <text:p>405/1,2ND ARVALE,CORTALIM (CT),MORMUGAO,SOUTH GOA-4037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ASHILA PRAKASH PARSE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NAV PRAKASH SHET PARSEKAR</text:p>
          </table:table-cell>
          <table:table-cell office:value-type="string" calcext:value-type="string">
            <text:p>405/1,2ND ARVALE,CORTALIM (CT),MORMUGAO,SOUTH GOA-4037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ASHILA PRAKASH PARSEKAR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VA PRAKASH SHET PARSEKAR</text:p>
          </table:table-cell>
          <table:table-cell office:value-type="string" calcext:value-type="string">
            <text:p>405/1,2ND ARVALE,CORTALIM (CT),MORMUGAO,SOUTH GOA-4037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ANTANA MESQUIT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ANTANA MESQUITA</text:p>
          </table:table-cell>
          <table:table-cell office:value-type="string" calcext:value-type="string">
            <text:p>66/3,CONSUA WADO CORTALIM,CORTALIM (CT),MORMUGAO,SOUTH GOA-4037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ANTANA MESQUIT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OMAS MESQUITA</text:p>
          </table:table-cell>
          <table:table-cell office:value-type="string" calcext:value-type="string">
            <text:p>66/3,CONSUA WADO CORTALIM,CORTALIM (CT),MORMUGAO,SOUTH GOA-4037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ANTANA MESQUIT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DAUGH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OLA RAINA MESQUITA</text:p>
          </table:table-cell>
          <table:table-cell office:value-type="string" calcext:value-type="string">
            <text:p>66/3,CONSUA WADO CORTALIM,CORTALIM (CT),MORMUGAO,SOUTH GOA-4037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NA LIGORINHA D'SA E PALMEIR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A LIGORINHA D'SA E PALMEIRA</text:p>
          </table:table-cell>
          <table:table-cell office:value-type="string" calcext:value-type="string">
            <text:p>77/1(1),CONSUA WADO CORTALIM,CORTALIM (CT),MORMUGAO,SOUTH GOA-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NA LIGORINHA D'SA E PALMEIR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RLITO PALMEIRA</text:p>
          </table:table-cell>
          <table:table-cell office:value-type="string" calcext:value-type="string">
            <text:p>77/1(1),CONSUA WADO CORTALIM,CORTALIM (CT),MORMUGAO,SOUTH GOA-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NA LIGORINHA D'SA E PALMEIR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DAUGH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RISFA PALMEIRA</text:p>
          </table:table-cell>
          <table:table-cell office:value-type="string" calcext:value-type="string">
            <text:p>77/1(1),CONSUA WADO CORTALIM,CORTALIM (CT),MORMUGAO,SOUTH GOA-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NA LIGORINHA D'SA E PALMEIR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ISA PALMEIRA</text:p>
          </table:table-cell>
          <table:table-cell office:value-type="string" calcext:value-type="string">
            <text:p>77/1(1),CONSUA WADO CORTALIM,CORTALIM (CT),MORMUGAO,SOUTH GOA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UDY CORREI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UDY CORREIA</text:p>
          </table:table-cell>
          <table:table-cell office:value-type="string" calcext:value-type="string">
            <text:p>75/03,CORTALIM,CORTALIM (CT),MORMUGAO,SOUTH GOA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UDY CORREI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COLAU D'SA</text:p>
          </table:table-cell>
          <table:table-cell office:value-type="string" calcext:value-type="string">
            <text:p>75/03,CORTALIM,CORTALIM (CT),MORMUGAO,SOUTH GOA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UDY CORREI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ANUEL D'SA</text:p>
          </table:table-cell>
          <table:table-cell office:value-type="string" calcext:value-type="string">
            <text:p>75/03,CORTALIM,CORTALIM (CT),MORMUGAO,SOUTH GOA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UDY CORREI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DAUGH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ENNY D'SA</text:p>
          </table:table-cell>
          <table:table-cell office:value-type="string" calcext:value-type="string">
            <text:p>75/03,CORTALIM,CORTALIM (CT),MORMUGAO,SOUTH GOA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UDY CORREIA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DAUGH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NA D'SA</text:p>
          </table:table-cell>
          <table:table-cell office:value-type="string" calcext:value-type="string">
            <text:p>75/03,CORTALIM,CORTALIM (CT),MORMUGAO,SOUTH GOA-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ALMIRA PEIXOTO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LMIRA PEIXOTO</text:p>
          </table:table-cell>
          <table:table-cell office:value-type="string" calcext:value-type="string">
            <text:p>55,WARD NO IX CORTALIM,CORTALIM (CT),MORMUGAO,SOUTH GOA-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ALMIRA PEIXOTO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HUSB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STODIO C. CARVALHO</text:p>
          </table:table-cell>
          <table:table-cell office:value-type="string" calcext:value-type="string">
            <text:p>55,WARD NO IX CORTALIM,CORTALIM (CT),MORMUGAO,SOUTH GOA-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ALMIRA PEIXOTO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YRUS CARVALHO</text:p>
          </table:table-cell>
          <table:table-cell office:value-type="string" calcext:value-type="string">
            <text:p>55,WARD NO IX CORTALIM,CORTALIM (CT),MORMUGAO,SOUTH GOA-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ALMIRA PEIXOTO</text:p>
          </table:table-cell>
          <table:table-cell office:value-type="float" office:value="190100300001" calcext:value-type="float">
            <text:p>190100300001</text:p>
          </table:table-cell>
          <table:table-cell office:value-type="string" calcext:value-type="string">
            <text:p>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RIS CARVALHO</text:p>
          </table:table-cell>
          <table:table-cell office:value-type="string" calcext:value-type="string">
            <text:p>55,WARD NO IX CORTALIM,CORTALIM (CT),MORMUGAO,SOUTH GOA-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LADIES MASCARENHAS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LADIES MASCARENHAS E RODRIGUES</text:p>
          </table:table-cell>
          <table:table-cell office:value-type="string" calcext:value-type="string">
            <text:p>883,ALMA BHATT,CORTALIM (CT),MORMUGAO,SOUTH GOA-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LADIES MASCARENHAS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LUIS RODRIGUES</text:p>
          </table:table-cell>
          <table:table-cell office:value-type="string" calcext:value-type="string">
            <text:p>883,ALMA BHATT,CORTALIM (CT),MORMUGAO,SOUTH GOA-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LADIES MASCARENHAS E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LAUDINA GOMES</text:p>
          </table:table-cell>
          <table:table-cell office:value-type="string" calcext:value-type="string">
            <text:p>883,ALMA BHATT,CORTALIM (CT),MORMUGAO,SOUTH GOA-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DUCIANA SILVEIRA E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DUCIANA SILVEIRA E TEXEIRA</text:p>
          </table:table-cell>
          <table:table-cell office:value-type="string" calcext:value-type="string">
            <text:p>313,1ST ARVALLE,CORTALIM (CT),MORMUGAO,SOUTH GOA-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DUCIANA SILVEIRA E TEX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RENKAN A. E TEXEIRA</text:p>
          </table:table-cell>
          <table:table-cell office:value-type="string" calcext:value-type="string">
            <text:p>313,1ST ARVALLE,CORTALIM (CT),MORMUGAO,SOUTH GOA-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ISIDOR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SIDORA RODRIGUES</text:p>
          </table:table-cell>
          <table:table-cell office:value-type="string" calcext:value-type="string">
            <text:p>985,NOVO PALMAR,CORTALIM (CT),MORMUGAO,SOUTH GOA-4037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ISIDOR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FERNANDES</text:p>
          </table:table-cell>
          <table:table-cell office:value-type="string" calcext:value-type="string">
            <text:p>985,NOVO PALMAR,CORTALIM (CT),MORMUGAO,SOUTH GOA-4037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ISIDORA RODRIGU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SE FERNANDES</text:p>
          </table:table-cell>
          <table:table-cell office:value-type="string" calcext:value-type="string">
            <text:p>985,NOVO PALMAR,CORTALIM (CT),MORMUGAO,SOUTH GOA-4037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AULINE C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ULINE C. FERNANDES</text:p>
          </table:table-cell>
          <table:table-cell office:value-type="string" calcext:value-type="string">
            <text:p>887,ALMABHAT,CORTALIM (CT),MORMUGAO,SOUTH GOA-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AULINE C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TANCIO FERNANDES</text:p>
          </table:table-cell>
          <table:table-cell office:value-type="string" calcext:value-type="string">
            <text:p>887,ALMABHAT,CORTALIM (CT),MORMUGAO,SOUTH GOA-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AULINE C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MALDO FERNANDES</text:p>
          </table:table-cell>
          <table:table-cell office:value-type="string" calcext:value-type="string">
            <text:p>887,ALMABHAT,CORTALIM (CT),MORMUGAO,SOUTH GOA-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AULINE C.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ELIA AVILA FERNANDES</text:p>
          </table:table-cell>
          <table:table-cell office:value-type="string" calcext:value-type="string">
            <text:p>887,ALMABHAT,CORTALIM (CT),MORMUGAO,SOUTH GOA-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ITORINO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ORINO DIAS</text:p>
          </table:table-cell>
          <table:table-cell office:value-type="string" calcext:value-type="string">
            <text:p>263,1ST ARVALE,CORTALIM (CT),MORMUGAO,SOUTH GOA-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ITORINO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LVITO DIAS</text:p>
          </table:table-cell>
          <table:table-cell office:value-type="string" calcext:value-type="string">
            <text:p>263,1ST ARVALE,CORTALIM (CT),MORMUGAO,SOUTH GOA-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ITORINO DIAS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O C DIAS</text:p>
          </table:table-cell>
          <table:table-cell office:value-type="string" calcext:value-type="string">
            <text:p>263,1ST ARVALE,CORTALIM (CT),MORMUGAO,SOUTH GOA-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ELIA FERNANDES</text:p>
          </table:table-cell>
          <table:table-cell office:value-type="string" calcext:value-type="string">
            <text:p>926,MADDANT,CORTALIM (CT),MORMUGAO,SOUTH GOA-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RIA SANTANA VAZ</text:p>
          </table:table-cell>
          <table:table-cell office:value-type="string" calcext:value-type="string">
            <text:p>926,MADDANT,CORTALIM (CT),MORMUGAO,SOUTH GOA-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MELIA FERNAND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AUNT(FATHER'S SISTER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ISCA RODRIGUES</text:p>
          </table:table-cell>
          <table:table-cell office:value-type="string" calcext:value-type="string">
            <text:p>926,MADDANT,CORTALIM (CT),MORMUGAO,SOUTH GOA-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ATSALA PILL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ATSALA PILLAI</text:p>
          </table:table-cell>
          <table:table-cell office:value-type="string" calcext:value-type="string">
            <text:p>988/2,NOVO PALMAR,CORTALIM (CT),MORMUGAO,SOUTH GOA-4037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ATSALA PILL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VAM PILLAI</text:p>
          </table:table-cell>
          <table:table-cell office:value-type="string" calcext:value-type="string">
            <text:p>988/2,NOVO PALMAR,CORTALIM (CT),MORMUGAO,SOUTH GOA-4037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ATSALA PILL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TAP PILLAI</text:p>
          </table:table-cell>
          <table:table-cell office:value-type="string" calcext:value-type="string">
            <text:p>988/2,NOVO PALMAR,CORTALIM (CT),MORMUGAO,SOUTH GOA-4037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ATSALA PILLA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ADEEP PILLAI</text:p>
          </table:table-cell>
          <table:table-cell office:value-type="string" calcext:value-type="string">
            <text:p>988/2,NOVO PALMAR,CORTALIM (CT),MORMUGAO,SOUTH GOA-4037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DELINA D GURJA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ELINA D GURJAO</text:p>
          </table:table-cell>
          <table:table-cell office:value-type="string" calcext:value-type="string">
            <text:p>412/1,2ND ARVALLEM,CORTALIM (CT),MORMUGAO,SOUTH GOA-4037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DELINA D GURJAO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RVILLE LOVELL GURJAO</text:p>
          </table:table-cell>
          <table:table-cell office:value-type="string" calcext:value-type="string">
            <text:p>412/1,2ND ARVALLEM,CORTALIM (CT),MORMUGAO,SOUTH GOA-4037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OSEF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OSEFA GAMA</text:p>
          </table:table-cell>
          <table:table-cell office:value-type="string" calcext:value-type="string">
            <text:p>811,ZAMBOLL,CORTALIM (CT),MORMUGAO,SOUTH GOA-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OSEFA GAM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ILIP GAMA</text:p>
          </table:table-cell>
          <table:table-cell office:value-type="string" calcext:value-type="string">
            <text:p>811,ZAMBOLL,CORTALIM (CT),MORMUGAO,SOUTH GOA-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SHILA PUJ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SHILA PUJARI</text:p>
          </table:table-cell>
          <table:table-cell office:value-type="string" calcext:value-type="string">
            <text:p>986,N.PALMAR,CORTALIM (CT),MORMUGAO,SOUTH GOA-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SHILA PUJ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EKHAR PUJARI</text:p>
          </table:table-cell>
          <table:table-cell office:value-type="string" calcext:value-type="string">
            <text:p>986,N.PALMAR,CORTALIM (CT),MORMUGAO,SOUTH GOA-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SHILA PUJARI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CHIN PUJARI</text:p>
          </table:table-cell>
          <table:table-cell office:value-type="string" calcext:value-type="string">
            <text:p>986,N.PALMAR,CORTALIM (CT),MORMUGAO,SOUTH GOA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A BENEDITA TA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A BENEDITA TAVARES</text:p>
          </table:table-cell>
          <table:table-cell office:value-type="string" calcext:value-type="string">
            <text:p>126,VELWADDO,CORTALIM (CT),MORMUGAO,SOUTH GOA-4037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A BENEDITA TA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HUSB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OAO JOSE DOURADO</text:p>
          </table:table-cell>
          <table:table-cell office:value-type="string" calcext:value-type="string">
            <text:p>126,VELWADDO,CORTALIM (CT),MORMUGAO,SOUTH GOA-4037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A BENEDITA TA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BERTO DOURADO</text:p>
          </table:table-cell>
          <table:table-cell office:value-type="string" calcext:value-type="string">
            <text:p>126,VELWADDO,CORTALIM (CT),MORMUGAO,SOUTH GOA-4037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A BENEDITA TA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ASPAR DOURADO</text:p>
          </table:table-cell>
          <table:table-cell office:value-type="string" calcext:value-type="string">
            <text:p>126,VELWADDO,CORTALIM (CT),MORMUGAO,SOUTH GOA-4037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A BENEDITA TAVARES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 IN LA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TECINA FERNANDES</text:p>
          </table:table-cell>
          <table:table-cell office:value-type="string" calcext:value-type="string">
            <text:p>126,VELWADDO,CORTALIM (CT),MORMUGAO,SOUTH GOA-4037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NTONIO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PEREIRA</text:p>
          </table:table-cell>
          <table:table-cell office:value-type="string" calcext:value-type="string">
            <text:p>439/31,BIRLA HIGHWAY, CORTALIM,,CORTALIM (CT),MORMUGAO,SOUTH GOA-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NTONIO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YNE PEREIRA</text:p>
          </table:table-cell>
          <table:table-cell office:value-type="string" calcext:value-type="string">
            <text:p>439/31,BIRLA HIGHWAY, CORTALIM,,CORTALIM (CT),MORMUGAO,SOUTH GOA-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NTONIO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EENEY PEREIRA</text:p>
          </table:table-cell>
          <table:table-cell office:value-type="string" calcext:value-type="string">
            <text:p>439/31,BIRLA HIGHWAY, CORTALIM,,CORTALIM (CT),MORMUGAO,SOUTH GOA-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NTONIO PEREIR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DAUGH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YSTAL PEREIRA</text:p>
          </table:table-cell>
          <table:table-cell office:value-type="string" calcext:value-type="string">
            <text:p>439/31,BIRLA HIGHWAY, CORTALIM,,CORTALIM (CT),MORMUGAO,SOUTH GOA-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UPALI A. KALANGUT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PALI A. KALANGUTKAR</text:p>
          </table:table-cell>
          <table:table-cell office:value-type="string" calcext:value-type="string">
            <text:p>498,VOLLANT WADO CORTALIM,SAMBHAJI (VASCO-DA-GAMA),MORMUGAO,SOUTH GOA-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UPALI A. KALANGUT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DHUT K. KALANGUTKAR</text:p>
          </table:table-cell>
          <table:table-cell office:value-type="string" calcext:value-type="string">
            <text:p>498,VOLLANT WADO CORTALIM,SAMBHAJI (VASCO-DA-GAMA),MORMUGAO,SOUTH GOA-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UPALI A. KALANGUTKAR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RAVANI A. KALANGUTKAR</text:p>
          </table:table-cell>
          <table:table-cell office:value-type="string" calcext:value-type="string">
            <text:p>498,VOLLANT WADO CORTALIM,SAMBHAJI (VASCO-DA-GAMA),MORMUGAO,SOUTH GOA-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TA DA CU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EL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ITA DA CUNHA</text:p>
          </table:table-cell>
          <table:table-cell office:value-type="string" calcext:value-type="string">
            <text:p>966,NOVO PALMAR,CORTALIM (CT),MORMUGAO,SOUTH GOA-4037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TA DA CU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FA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ONIO DA CUNHA</text:p>
          </table:table-cell>
          <table:table-cell office:value-type="string" calcext:value-type="string">
            <text:p>966,NOVO PALMAR,CORTALIM (CT),MORMUGAO,SOUTH GOA-4037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TA DA CUNHA</text:p>
          </table:table-cell>
          <table:table-cell office:value-type="float" office:value="100100300003" calcext:value-type="float">
            <text:p>100100300003</text:p>
          </table:table-cell>
          <table:table-cell office:value-type="string" calcext:value-type="string">
            <text:p>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HLEY DA CUNHA</text:p>
          </table:table-cell>
          <table:table-cell office:value-type="string" calcext:value-type="string">
            <text:p>966,NOVO PALMAR,CORTALIM (CT),MORMUGAO,SOUTH GOA-4037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INDHIYA D'S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SEL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NDHIYA D'SA</text:p>
          </table:table-cell>
          <table:table-cell office:value-type="string" calcext:value-type="string">
            <text:p>120(1),NAUTA WADO CORTALIM,CORTALIM (CT),MORMUGAO,SOUTH GOA-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INDHIYA D'S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HUSB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ISCO D'SA</text:p>
          </table:table-cell>
          <table:table-cell office:value-type="string" calcext:value-type="string">
            <text:p>120(1),NAUTA WADO CORTALIM,CORTALIM (CT),MORMUGAO,SOUTH GOA-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INDHIYA D'S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NIFA D'SA</text:p>
          </table:table-cell>
          <table:table-cell office:value-type="string" calcext:value-type="string">
            <text:p>120(1),NAUTA WADO CORTALIM,CORTALIM (CT),MORMUGAO,SOUTH GOA-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INDHIYA D'SA</text:p>
          </table:table-cell>
          <table:table-cell office:value-type="float" office:value="100100300004" calcext:value-type="float">
            <text:p>100100300004</text:p>
          </table:table-cell>
          <table:table-cell office:value-type="string" calcext:value-type="string">
            <text:p>DAUGH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NIA D'SA</text:p>
          </table:table-cell>
          <table:table-cell office:value-type="string" calcext:value-type="string">
            <text:p>120(1),NAUTA WADO CORTALIM,CORTALIM (CT),MORMUGAO,SOUTH GOA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5T21:21:06.451584105</dc:date>
    <meta:editing-duration>P1DT5M34S</meta:editing-duration>
    <meta:editing-cycles>3</meta:editing-cycles>
    <meta:generator>LibreOffice/5.4.6.2$Linux_X86_64 LibreOffice_project/40m0$Build-2</meta:generator>
    <meta:document-statistic meta:table-count="1" meta:cell-count="10632" meta:object-count="0"/>
  </office:meta>
</office:document-meta>
</file>